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Arial" svg:font-family="Arial"/>
    <style:font-face style:name="Nimbus Sans L" svg:font-family="Nimbus Sans L"/>
    <style:font-face style:name="Times New Roman" svg:font-family="Times New Roman"/>
  </office:font-face-decls>
  <office:automatic-styles>
    <style:style style:name="P1" style:parent-style-name="Standard" style:family="paragraph" style:master-page-name="Standard">
      <style:paragraph-properties style:page-number="1"/>
      <style:text-properties/>
    </style:style>
    <style:style style:name="P2" style:parent-style-name="Standard" style:family="paragraph">
      <style:paragraph-properties/>
      <style:text-properties/>
    </style:style>
    <style:style style:name="P3" style:parent-style-name="Standard" style:family="paragraph">
      <style:paragraph-properties fo:text-align="center"/>
      <style:text-properties fo:font-size="18pt"/>
    </style:style>
    <style:style style:name="P4" style:parent-style-name="Standard" style:family="paragraph">
      <style:paragraph-properties fo:text-align="center"/>
      <style:text-properties fo:font-size="36pt" fo:font-weight="bold"/>
    </style:style>
    <style:style style:name="P5" style:parent-style-name="Standard" style:family="paragraph">
      <style:paragraph-properties fo:text-align="center"/>
      <style:text-properties fo:font-size="16pt"/>
    </style:style>
    <style:style style:name="P6" style:parent-style-name="Heading_20_1" style:family="paragraph">
      <style:paragraph-properties fo:break-before="page" fo:text-align="center"/>
      <style:text-properties/>
    </style:style>
    <style:style style:name="P7" style:parent-style-name="Text_20_body" style:family="paragraph">
      <style:paragraph-properties fo:text-align="center"/>
      <style:text-properties/>
    </style:style>
    <style:style style:name="P8" style:parent-style-name="Text_20_body" style:family="paragraph">
      <style:paragraph-properties fo:text-align="justify"/>
      <style:text-properties/>
    </style:style>
    <style:style style:name="P9" style:parent-style-name="Text_20_body" style:family="paragraph">
      <style:paragraph-properties fo:break-after="page" fo:text-align="justify"/>
      <style:text-properties/>
    </style:style>
    <style:style style:name="P10" style:parent-style-name="Heading_20_1" style:family="paragraph">
      <style:paragraph-properties fo:text-align="center"/>
      <style:text-properties/>
    </style:style>
    <style:style style:name="P11" style:parent-style-name="Text_20_body" style:family="paragraph">
      <style:paragraph-properties/>
      <style:text-properties/>
    </style:style>
    <style:style style:name="T1" style:parent-style-name="P8" style:family="text">
      <style:text-properties fo:font-style="italic"/>
    </style:style>
    <style:style style:name="P12" style:parent-style-name="Standard" style:family="paragraph">
      <style:paragraph-properties fo:keep-with-next="always" fo:margin-bottom="6.012pt" fo:margin-top="11.988pt" fo:text-align="center"/>
      <style:text-properties fo:font-size="16pt" fo:font-weight="bold" style:font-name="Nimbus Sans L"/>
    </style:style>
    <style:style style:name="P13" style:parent-style-name="Standard" style:family="paragraph">
      <style:paragraph-properties fo:margin-bottom="6.012pt"/>
      <style:text-properties/>
    </style:style>
    <style:style style:name="P14" style:parent-style-name="Standard" style:family="paragraph">
      <style:paragraph-properties fo:margin-bottom="6.012pt" fo:text-align="justify"/>
      <style:text-properties/>
    </style:style>
    <style:style style:name="T2" style:parent-style-name="P14" style:family="text">
      <style:text-properties fo:font-style="italic"/>
    </style:style>
    <style:style style:name="P15" style:parent-style-name="Standard" style:family="paragraph">
      <style:paragraph-properties fo:break-after="page" fo:margin-bottom="6.012pt" fo:text-align="justify"/>
      <style:text-properties/>
    </style:style>
    <style:style style:name="P16" style:parent-style-name="Text_20_body" style:family="paragraph">
      <style:paragraph-properties fo:text-align="justify"/>
      <style:text-properties fo:font-style="italic"/>
    </style:style>
    <style:style style:name="T3" style:parent-style-name="P16" style:family="text">
      <style:text-properties fo:font-style="normal"/>
    </style:style>
  </office:automatic-styles>
  <office:body>
    <office:text>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he first Gormaa</text:p>
      <text:p text:style-name="P4">The clash of ancestries</text:p>
      <text:p text:style-name="P4"/>
      <text:p text:style-name="P5">by</text:p>
      <text:p text:style-name="P5">Swizec</text:p>
      <text:h text:style-name="P6" text:outline-level="1">Prologue</text:h>
      <text:p text:style-name="P7"/>
      <text:p text:style-name="P8">In the old days after the the world was still new with creation and life the great gods grew tired of their creations and their needness of guidance and it was at that time that Moran could take over the world and shove it into a Dark Age. An age never before known to man nor god. She and her thralls reigned the world and took everything as their thrall, the forces of evil could wander the land as they wished and there were none to stop them. Revaron flew on his great black behemoth sparkling wars wherever he set foot and Sogon threw plagues around as if they were normal and the world was covered in death and in ashes of the good days as Moran laughed from her tower of Morgerot in the Silent Valley.</text:p>
      <text:p text:style-name="P8">The sun could not penetrate the dark clouds of smoke and dust that filled the air and there was eternal darkness and dread of life. But with the third generation of men and animal to stand on the world the Dark Age would once and for all be over and the light would come again back into the world and the Great Woods would once more be lit by the light of the Serotam. The end has begun and the beginning is the end.</text:p>
      <text:h text:style-name="P6" text:outline-level="1">Chapter I</text:h>
      <text:p text:style-name="P8"/>
      <text:p text:style-name="P8">The castle of Ïröhöm from the kingdom of Ïröhöm is black with ashes falling from the skies as Moran's thralls have set great fires that burned with unearthly heat to the kingdom's one day rich lands. The peasants fled from their woodean cottages and wished to hide from the evil heat but there was no place hide in, so they ran to their brave and wise king Ïgärösöl who has always before saved them from any peril that lay ahead.</text:p>
      <text:p text:style-name="P8">They ran to the great wooden castle gates that were always open. And as they ran the first could see the charred gates closed and standing there as a great wall that breaks the wave in the most terrible of storms. And that is exactly what they did, the wave of people broke on their cold black wood and many died but still the others trampled onward not caring that they are now stepping on the flesh of their fellowmen, not caring for their lives, just onward, onward they pressed as in a frenzy for their wives and children they wished to save.</text:p>
      <text:p text:style-name="P8">They pleaded the king to open his gates and let them in to save their lives and the lives of their children but the once good king headed not to their yellping and just stood there hidden behind the greatness of his castle wall almost as if he was mocking his folk because of their dread for he was safe, safe as a bird high up in the atmosphere away from the pain.</text:p>
      <text:p text:style-name="P8">This ofcourse was not so, the king feared for the greatness of his lands and wanted to do anything in his power to relieve Ïröhöm of the great fires that ravished the landsand crops. He left the angry mob and hid again in his quarters to ponder on the options he had, or rather did not have as there were none to speak of.</text:p>
      <text:p text:style-name="P8">The folk mad with pain and starvation, saw this and thought that he had now for ever left them and wished death upon them all, so they begun to set fires to the great gates of salvation. Everyone in the castle now feared for their lives as a host of folk in such plenty nubmers could tear the walls down and cast the king and his family into the dungeons and then pillage the castle to steal every last bit of food in it.</text:p>
      <text:p text:style-name="P8">Äpëhilib ran up to the kings quarters to tell him of the stupidity that is his actions of neglecting the peril that lies beyond the castle gates and is now pressing hard to enter the confined space of the walls. And when she reached the king she saw him standing there, without a candle lit in his dark armour, that once was shiny, leaning on the hardwood table, inspecting old maps of the Golvatae. She saw this and instantly forgot everything she wished to say, she just stood there and watched the saddened king for he has never before shown such emotion about anything.</text:p>
      <text:p text:style-name="P8">"Why are you standing here in the dark?", she asked with her warm loving voice.</text:p>
      <text:p text:style-name="P8">"Go away! Leave me alone!", he yelled back at her.</text:p>
      <text:p text:style-name="P8">She embraced him with her tender white arms from behidn and leaned her head on the cold shoudler of his armour, "Don't be disheartened my king.", she whispered in his ear.</text:p>
      <text:p text:style-name="P8">"How could I not be! I have failed as a king, everyone said I would be a great king when I was young, but look at me! I am on the verge of death by my own people who wish to see me hang simply because I could not protect them from Moran"</text:p>
      <text:p text:style-name="P8">"Now now Rösy, don't be too hard on yourself, there was nothing you could do. Moran is a very powerful goddess and you know that without our good gods to fight her we are but mortal specks on her path of destruction", she tried to calm her beloved husband.</text:p>
      <text:p text:style-name="P8">"Yes, true. But still, all I ever wanted was to be a great king like my father."</text:p>
      <text:p text:style-name="P8">"You cannot be like your father Ïgärösöl! He lived in a different time, a time when the good gods were still fighting Moran's evil. And you know those who have been created by Lamon himself were always stronger and wiser than those who followed by bloodline."</text:p>
      <text:p text:style-name="P8">"Yes...", he said with a feel of saddness in his voice.</text:p>
      <text:p text:style-name="P8">"Be cheerful my king. Compare yourself to your father and you will see that he was killed in the very first wave of attack and you, a young boy, survived it and are alive now still, after many decades have passed", she raised her voice.</text:p>
      <text:p text:style-name="P8">"Don't speak like that of my father! You know he died then only because he was the first to see the black army coming from the Mountains. What have I done in my reign? Nothing! I haven't even made an attack, all I did was to loose a lot of men in the failed defence of my kingdom", he jumped away of her embrace.</text:p>
      <text:p text:style-name="P8">She wanted to reply, but did not find the words to do so, she just stood there with her mouth wide open as if she was a fish struggling for breath.</text:p>
      <text:p text:style-name="P8">"The castle gates have fallen", rushed Ïrunähöm, the first knight, into the room.</text:p>
      <text:p text:style-name="P8">"Right...", said the king and turned his head again towards the old maps.</text:p>
      <text:p text:style-name="P8">He stared and stared but there was nothing he could find. He seemed like he was looking into the jaws of a great beast staring back at him from the old scrolls, he deared not move for there might be something, something he had missed before.</text:p>
      <text:p text:style-name="P8">"Attack the Amakola of Elumam.", the old advisory rose from his seat in the dark corner of the room.</text:p>
      <text:p text:style-name="P8">"Silence!", yelled the king, "You try to poison me with your advice oh wise Ïduhöm! What good is another war if we cannot fight even this one!"</text:p>
      <text:p text:style-name="P8">"To be the king of an underground kingdom far beneath the surface of the pillaged lands, deep inside the bowels of Moran's power is to have a blessing of the world", smiled the wise man.</text:p>
      <text:p text:style-name="P8">"Riddles! You always speak in riddles! But I have grown weary of your endless tongue twisting and can read your mind as an open book.", turned the king towards his advisory.</text:p>
      <text:p text:style-name="P8">The king then turned towards the scrolls once more and now the beast was gone, he could see clearly. Attacking the mines in the Dark Mountains would solve his trouble for the mines were deep and it's folk halfthralled by Moran. Victory in war with them would be a great victory indeed for Moran would loose her supply of metals for the evil warmachines she makes. Yes, attacking the mines is the answer to the riddle.</text:p>
      <text:p text:style-name="P8">"We march in a fortnight", turned the king to the first knight, "make ready the army and call back those who are out in the field fighting Moran's thralls."</text:p>
      <text:p text:style-name="P8">"But Moran will have free entry to our whole kingdom then", Ïrunähöm reminded the king.</text:p>
      <text:p text:style-name="P8">"Fear not my dear knight. We are safe.", replied the king hastily, as he was already thinking ahead and making plans in his mind.</text:p>
      <text:p text:style-name="P8">"But how are we safe?", asked Äpëhilib worried.</text:p>
      <text:p text:style-name="P8">"To attack your enemy is to depleed them of their troops", replied the wise Ïduhöm.</text:p>
      <text:p text:style-name="P8">"You have to address the hungry mob", hastily remembered the queen.</text:p>
      <text:p text:style-name="P8">The king then left his quarters and was almost taken by the hungry people who were by now ransacking his castle. He had to fight his way through the angry flesh and blood to get to the high castle wall and as he did the crowd stopped in ave. They just stood there and looked at their king standing there proud and tall in his once shiny armour now scarred by battle.</text:p>
      <text:p text:style-name="P8">"People of Ïröhöm!", he begun, "The days of starvation are over!"</text:p>
      <text:p text:style-name="P8">A great roar of disbelief rose from the crowd as they yelled at the king to stop giving them empty promisses that he will never be able to keep.</text:p>
      <text:p text:style-name="P8">"Hear me out," he started again, "in a fortnight we will strike at the very heart of Morans power. The mines that give her her great warmachines that always leave us with our bloody wounds laying on the battlefield."</text:p>
      <text:p text:style-name="P8">A sigh rose from the crowd now for they feared of another war, they knew the battles would last almost endlessly and thought their king for a fool.</text:p>
      <text:p text:style-name="P8">"Trust in the power of your army oh people of Ïröhöm! We will bring you your food and freedom!", rose Ïrunähöm from behind, "Leave now, return to your cottages and your houses and crops, gather as much food as you can and bring it here, bring it to feed the army that will fight for your lives!"</text:p>
      <text:p text:style-name="P8">"What! You wish to steal our food now!", screamed a brave peasant who spoke before he thought, "I knew this was a stealing plot! And I bet the attack is just sand in our eyes, you want our food for your greedy selves!"</text:p>
      <text:p text:style-name="P8">"Aye!", yelled the crowd in one voice, "Step down! Leave the castle! Or we will make you leave it!"</text:p>
      <text:p text:style-name="P8">The first knight nodded and five great men jumped the mouthy peasant and proceeded to beat him until he was just a pulp of human flesh laying on the ground moaning.</text:p>
      <text:p text:style-name="P8">"To the dungeons with him!", said the leader of the troop.</text:p>
      <text:p text:style-name="P8">"This is what happens if you do not obbey the orders of your king!", now Ïrunähöm rose his voice, "Either you give us food for the army, or we take it!"</text:p>
      <text:p text:style-name="P8">The king sighed, looked up into the dark sky, and simply left the walls to go and prepare for war. He knew the mob would be calm now that they feared his knights. This was not what he wanted to be remembered by, but it was needed if the campaign was to succeed.</text:p>
      <text:p text:style-name="P8"/>
      <text:p text:style-name="P8">Far away in the deep darkness of Elumam an unfortunate event was unfolding, a wise king died of old age.</text:p>
      <text:p text:style-name="P8">He had been laying in his dark room for weeks and everyone of the mine felt worry and fear for they knew the king would die and in this dark time they did not know what is to come when he dies. Uhalim was the supporting pillar of his kingdom and every decision fell upon his advice for the Amakola lord has always ruled despotically, without the aid of anyone, his word was command. So that is why with his death everything was unsure.</text:p>
      <text:p text:style-name="P8">On the first day of the second week of his desease the first ever lord of the Elumam Amakola perished, his soul left his body, none knew where it did fly. And with this the bravest and the wisest of the first Amakola was gone and the mine fell into a great mowning.</text:p>
      <text:p text:style-name="P8">Five men came and raised the king from his dark bed and they put him in a metal cascet made of their best metals and shiny as the sun. A great sword was put in his hands so the handle touched his chest and the tip his soles. He was peaceful.They proceeded to carry him down the corridor, filled with moans of the saddened people, the wives whiping their tears and the men looking bravely into the ceiling so that none would see their dread.</text:p>
      <text:p text:style-name="P8">At the end of the dark corridor, when there was death in the mine all the torchers were blown out, a room was made ready. It's dirt walls were covered in metal slaps so they were not made of dirt at all but of the darkest metal the mine could provide. The walls were covered in carvings of Uhalim's life and all his great deeds were recorded there for all the generations to see for ever more.</text:p>
      <text:p text:style-name="P8">The dead king was put on a pedestal in the middle of this dark room and a sole torch was lit next to his head so that everyone could see his face. His young son Numim was the first to step forth. He kneeled down on one knee and rested his had on his broad axe.</text:p>
      <text:p text:style-name="P8">"I shall be a good ruler father, " he whispered through the saltty tears, "thy kingdom is now mine and thy power will now serveth me. I shall not fail you father."</text:p>
      <text:p text:style-name="P8">Imulim, the young king's mother, rested her hand on his shoulder and looked at her dead husband. She did not drop a tear, it would not have been right for a wife to show strong emotion for the dead one.</text:p>
      <text:p text:style-name="P8">"Thou shalt be king now son"</text:p>
      <text:p text:style-name="P8">"Aye, thou speakest the truth mother. I shall go make ready for the ceremony", replied Numim.</text:p>
      <text:p text:style-name="P8">After everyone who wanted to do so, paid their respects to the wise king, the chamber was sealed shut and the light left burning. It would never burn out and the death chamber was never to be disturbed. Three days after the burial a new ceremony took place, a ceremony of bitter sweet, the new king rose to power.</text:p>
      <text:p text:style-name="P8">He walked in the front wearing his best cape over his fancy shiny armour, wielding his axe on his chest. Behind him walked four girls dressed in white, dropping flowers as they went. Flowers did not grow well in the mines and it took special places to breed them, so only those of the kings lineage could afford to have them at ceremonies.</text:p>
      <text:p text:style-name="P8">When the king to be reached the Giham of their mine, a religious relic, he kneeled on one knee and lowered his head into a little bow to the relic. He then raised the hand and uttered a swear of rule,</text:p>
      <text:p text:style-name="P8">"I hereby swear my oath to the throne of Elumam. I swear to for ever respect it's people and it's holyty. Never shall I do what is bad for the people or the mine."</text:p>
      <text:p text:style-name="P8">Once again the king bowed and here he dropped his cape that was to go into the sanctuary of new kings where it would forever stand as a reminder to everyone of the day Numim became king.</text:p>
      <text:p text:style-name="P8">"What wilt thou doest now my king", asked Imulim.</text:p>
      <text:p text:style-name="P8">"I shall first see what lies on the surface, out of the mine", replied our Numim.</text:p>
      <text:p text:style-name="P8">"But it beeth dangerous out there!", yellped the pretty Imulim in reply.</text:p>
      <text:p text:style-name="P8">"Your words are wise oh mother, but alas, my eyes have never before seen the outter lands of my kingdom, nor the sun that rains down on our heavy gates!"</text:p>
      <text:p text:style-name="P8">"Do what thou wilt, no Amakola king hath ever hearkened to advice before"</text:p>
      <text:p text:style-name="P8">Numim now set foot on the long windy stairs to the surface and the journey upwards seemed to be endless as he set one foot infront of the other. Stepping and stepping, for ever stepping.</text:p>
      <text:p text:style-name="P8">Yet finally he did reach the heavy gates and the two gate operators opened them for him. He quenched his eyes in expetance of bright light he never ahd seen before but instead he was welcomed by darkness.</text:p>
      <text:p text:style-name="P8">"Be it night?", he asked for he has heard of this fenomena from his father.</text:p>
      <text:p text:style-name="P8">"Nay, 'tis not night my lord, 'tis the Dark Age", replied one of the operators.</text:p>
      <text:p text:style-name="P8">Numim stepped forth and looked around his outter lands and he was amased at the vast spaces he there saw. He had before known only the confined spaces of the deep mines. He stepped onto a hillock to get a better view and far away on the horison he saw a sparkle as if the light of a distant fire was reflecting on water surface.</text:p>
      <text:p text:style-name="P8">"What was that?", he yellped.</text:p>
      <text:p text:style-name="P8">No reply came in return. He quenched his eyes as to see the fenomena better. And then he saw it, the sparkle on the horison was not water, ti was a metal helmet of the finnest Amakola craft. He recognised it for this was the only mine that could make metal things and he knew they were being sold all around the Golvatae.</text:p>
      <text:p text:style-name="P8">He wondered what a soldier was doing here, he knew not of any happenings that took place in the Dark Age, nor did he know anything of the great war with Moran. So he inspected the horison even more to see where the sparkle was going.</text:p>
      <text:p text:style-name="P8">The yellp he uttered now was great and could be heared far away. He noticed many sparkles on the horison and he now knew a great army was marching towards his mine of Elumam. He ran back down to his chambers and his beloved mine to find a wise old man who still knew what battle looked like, for he has only heard of it before.</text:p>
      <text:p text:style-name="P9">He found none. He was left alone to fight the Lekola and defend his land.</text:p>
      <text:h text:style-name="P10" text:outline-level="1">Chapter II</text:h>
      <text:p text:style-name="P11"/>
      <text:p text:style-name="P8">It was cold up high in the Black Mountains where a Lebkola pack set camp that night. Winter was coming nigh and the elders did not know how they will manage to feed all the people for food was scarce, few animals deared to live in such a harsh land, especially if that land was under the reign of Moran and her thralls.</text:p>
      <text:p text:style-name="P8">They had journeyed all day and their feet were weary of their pounding the cold lifeless earth. They had not seen anything or anyone other than the landscape or their pack in weeks, yes the elder's worries were true, all the gha herds that they usually hunted for food have left the highlands in seek of warmth in the deep valleys where the cold never could quite reach. The bad thing was, neither could the Lebkola for they were not great rockclimbers.</text:p>
      <text:p text:style-name="P8">When the camp was set everyone, save of the watches, went into their huts where the fires kept them warm. The kids were being told great stories of chivalry and light of the old days when Moran's power over them wasn't as strong, when they could still breathe the free air without fear of darkness. And the children listened to their mothers with eyes wide open and you could always notice a little sparkle in their wide glassy looks as they imagined it all as if it was happening to them right there and there.</text:p>
      <text:p text:style-name="P8">That was when the nice stories were being told, but those were few, often tales of dread peril and darkness of the long Dark Age were told to the frightened kids who hid under the hive covers knowing it was all true. It was a part of everyone's childhood to know of the evil deed Moran has bestowed upon them all and how she enthralled them with her sickness. If a generation would go by unknowing of why the Lebkola always lay their eggs in human bodies the fight would be lost and the Lebkola would forever belong to Moran.</text:p>
      <text:p text:style-name="P8">That night though, after all the kids were safely tucked away under the hive sheats in the hive-bone huts a messenger came rushing into the settlement. From the distance he seemed torn and weary, his shoes torn to the fur and his hair a mushy bunch of disorganised strands.</text:p>
      <text:p text:style-name="P8">"There is a battle!"m he panted vigorously.</text:p>
      <text:p text:style-name="P8">"Calm down, calm down. What is this important news of yours?", approached him Fjuha the chieftain with a mocking tone in his voice,</text:p>
      <text:p text:style-name="P8">"There is no need for such a tone Fjuha!", replied the messenger, "This time I bring real news, news that is of interest to the whole pack"</text:p>
      <text:p text:style-name="P8">"Ok then. Step with me to my hut, there is no need for everyone to hear this"m invited the chieftain.</text:p>
      <text:p text:style-name="P8">They stepped into the orange atmosphere of the fancy hut, for naturally the chieftain's was the richest and the prettiest, where Halo'e proceeded to utter what he has found out on the scouting.</text:p>
      <text:p text:style-name="P8">"Three days into my scouting I reached the mountain peaks behind the Elumam entrance,", he began, "and there I saw a great host of men in shiny metal armours and some carrying swords and axes, some pikes and some wielded great crossbows of human peril. Far behind there even were some mounted men and from what I can read the human armour markings the king himself was amidst the crowd. They were marching towards the great gate and I think that a battle will unfold thereat", he finished with a proud tone of voice.</text:p>
      <text:p text:style-name="P8">"Fool! Why did you not stay to watch and make sure your words are the truth!", yelling turned to him the chief.</text:p>
      <text:p text:style-name="P8">"I... I...", tried uttering the confused Halo'e.</text:p>
      <text:p text:style-name="P8">"You, you, you what!", mocked the chief.</text:p>
      <text:p text:style-name="P8">"I... I thought you would want to know as soon as possible. The army... The army was far away and it could take precious days before the battle would commence", almost gaged the young messenger.</text:p>
      <text:p text:style-name="P8">"Yes, yes, I did want to know quickly. But if the army was far, how can you be sure Elumam's gate are what they are marching to?"</text:p>
      <text:p text:style-name="P8">"There is no other route. Even they are not as silly as to march for weeks to get to the mine and then change their course only to turn into Moran's reign or towards Äkähäülöm who are their own flesh and blood."</text:p>
      <text:p text:style-name="P8">"You forget that you are too stupid to predict. But lo, in this case you must be correct for if what you say is the truth then to march anywhere else would indeed be useless and in vain."</text:p>
      <text:p text:style-name="P8">The chief then told the messenger to leave him to his thinking and that he will have reached a decision by morning.</text:p>
      <text:p text:style-name="P8">Fjuha started pacing the shack from wall to wall for he could think the best whilst waling up and down. The kid and wife graciously left him to his business as soon as he entered with the messenger so he was all alone now and he could hear the dampened voices coming from the outside. The news quickly spread like wildfire amidst the community and by now everyone had their oppinion and the mouthier men dared even to warry the king by saying he is undecisive and that action should be taken now, not come morning.</text:p>
      <text:p text:style-name="P8">After half the night had passed and the Lebkola chief still could not reach a decision the elders noblely entered his hut to give him their wise advice. Long they did consult and ponder in there and the people grew worried more and more with every minute passing, ofcourse by now even the youngest of the children were wide awake and because they did not understand fully what was going on they ran around and played. The worries of their parents touched them not.</text:p>
      <text:p text:style-name="P8">"If we go and join the clash many of our men might die or be injured", started the chief inside the hut.</text:p>
      <text:p text:style-name="P8">"If we don't go we all die of starvation anyways", replied the elders in one voice.</text:p>
      <text:p text:style-name="P8">"Wise are your words wisemen. We need the bodies of the fallen humans, the time to feed has long since passed and still we have not fed. The herds have abandonned us at the brink of winter and there have been no humans around since before I can remember."</text:p>
      <text:p text:style-name="P8">"I can remember,", an old wrinkled man raised his voice, "it was even before the Dark Age, when all the folk were still new and all were friends and we all roamed the world together."</text:p>
      <text:p text:style-name="P8">"Yes... But that does not change the fact there is no food. On top of that the breeding season is nearing, we need corpses for our eggs if we are to proceed with our endeavor to break free of Moran's clutchest", again spoke Fjuha.</text:p>
      <text:p text:style-name="P8">"Aye, aye", agreed the elders, "And what is holding us back then?"</text:p>
      <text:p text:style-name="P8">"We wait lest our wives and children be left to the vastness of the highlands and the raiding Lughar packs attack them and there are none to fight in their defence."</text:p>
      <text:p text:style-name="P8">"We could leave a host of men behind for protection.", replied one of the elders.</text:p>
      <text:p text:style-name="P8">"Then we loose many men, our numbers are far to weak to afford to leave anyone behind"</text:p>
      <text:p text:style-name="P8">Everyone knew the counselation was over and a decision had to be made but none knew how to reach it nor which would be the right choice. They knew that no matter what they do the extinction of their tribe is very much possible but only in one case it was eminent.</text:p>
      <text:p text:style-name="P8"/>
      <text:p text:style-name="P8">The cold white mists rose from behind the mountains around the Silent Valley as morning came to the tribe of Jo'eku. Children started weeping as if they could sense things important to the destiny of the tribe would take place today. Soon after the mothers awoke and rose from their warm beds to cuddle the children and try as best they could to relieve them of their endless hunger, even though they had to take from themselves what they would give to the young ones.</text:p>
      <text:p text:style-name="P8">All the men were already awake and had a gathering in the middle of the settlement twixt the chief's and the eldest elder's hut, the two most important men of the tribe. The only two men missing from the gathering to be exact, they were still contemplating options in the cheif's hut. The great hunters were restless and aggrevated at the undecisfulness of their chief, many had mind to just go and take action on their own, but again others soothed the heated souls.</text:p>
      <text:p text:style-name="P8">"Why the bloody hell are they keeping us form taking care of our families!", started the most thoughtless warrior of the tribe, Hagho.</text:p>
      <text:p text:style-name="P8">"Yeah!", yelled many of the men in reply.</text:p>
      <text:p text:style-name="P8">"They keep us from saving them now, and then when they will be hurt who will be blamed? US!", spoke up another one.</text:p>
      <text:p text:style-name="P8">"Calm down people. Can you not see the options Fjuha is wavering between? Are you really so blind? Has hunger blinded your reasoning and made your mind dark with vengeance?", rose the wise hunter Jafuh.</text:p>
      <text:p text:style-name="P8">"People! Hunters! Warriors! Men of the Jo'eku tribe! Hearken to my words", stepped the chief out of his hut, "The hunger is over, we march to the battle for Elumam where many humans shall fall and the festivities begin."</text:p>
      <text:p text:style-name="P8">A powerful roar of joy rose from the hungry throats of every single adult in the camp. The men nimbly started to prepare their gear of spears and bows and knives and the women prepared little scrapes of food because even though the men could go long without a bite to eat, to march three days in the cold is a feat that needs power.</text:p>
      <text:p text:style-name="P8">"What will become of our women and children if they are just left here in this cold without any protection?", remembered to ask Jafuh.</text:p>
      <text:p text:style-name="P8">"Oh nothing, they just get shred to bits by some Lughar", Hagho mocked his concernes, "They're safe here, we haven't seen any Lughar in months. You know they move where the gha herds are"</text:p>
      <text:p text:style-name="P8">"No, my friend of little mind, it is you who have not seen any. There were fresh tracks only half an hour to the North. You forget they also move with Lebkola, they like the taste of our children."</text:p>
      <text:p text:style-name="P8">Hearing this Hagho turned to the chieftain and gasped. His jaw dropped like a stone that breaks loose of the cliff when you step too close to the edge, and plumits down towards the floor of the deep valley. He was speechless and could only stand there with his jaw thus dropped and everyone laughed at him.</text:p>
      <text:p text:style-name="P8">"Don't worry my brave and hearty Hagho, you were right when you said our people were safe", Fjuha laughed at him with a joyful voice.</text:p>
      <text:p text:style-name="P8">"But... But... How?", was the gaping one amased at the carelessness of the chief.</text:p>
      <text:p text:style-name="P8">"Stop staggering like a young gha who first sees the light of day and does not yet know where his snout is attached to his face. It is very simple and I'm surprised you forgot. They will all leave this place, take all our belongings with them and continue the journey we were already on even before we heard the news."</text:p>
      <text:p text:style-name="P8">Hagho just opened his eyes wide and looked at Fjuha's face, "Where will they go?", he uttered slowly.</text:p>
      <text:p text:style-name="P8">"You dumb man, can you really not imagine the only safe place in all the mountains?"</text:p>
      <text:p text:style-name="P8">"N... No."</text:p>
      <text:p text:style-name="P8">"They leave for the Silent Valley where the beasts dare not enter."</text:p>
      <text:p text:style-name="P8">"But that is where Moran resides. Has it not always been our goal to break free of her bonds?", asked now the wise Jafuh.</text:p>
      <text:p text:style-name="P8">"Indeed it is, but fear not. We all know it is the Lebkola who are the army of Moran and she will not dare hurt us in any way even if we are one of the few tribes to roam the mountains away from her command. In fact we are one of the last."</text:p>
      <text:p text:style-name="P8">"But is it not true that going there will give Moran a good chance to enthrall us even further, beyond simply her evil disease?", asked Jafuh worried.</text:p>
      <text:p text:style-name="P8">"Indeed it does, but she would need to know we are there."</text:p>
      <text:p text:style-name="P8">"How will she not? It is her valley and I am willing to bet my life that she knows everything that goes on there, not to mention the evil Ghaghok who sits on the top of Klu for ever watching and observing for intruders. Surely his keen eyesight will find the tribe"</text:p>
      <text:p text:style-name="P8">"Lo! We are doomed", yellped a woman from the back.</text:p>
      <text:p text:style-name="P8">"Quiet woman! Go do what you were told to do and let men make the decisions!", replied the chief rudly. "I know of a cave night the entrance to the Death Valley where no eye can penetrate", turned Fjuha calmly to the men, "it is there our women and children will hide while we are on the journey for human flesh."</text:p>
      <text:p text:style-name="P8">With that said the whole tribe departed to their destinations, the weak ones towards the dark cave and the men to the battlefield of Elumam. The journey was long and weary for them both and they all suffered from the hunger and pain of walking in the deep cold snow.</text:p>
      <text:p text:style-name="P8"/>
      <text:p text:style-name="P8">The women pressed on bravely with the burden of all the children and possessions of the whole tribe. They tried to push the children to put one foot infront of another in an endless motion that seemed to go on for ever. The sparkling white surface of the snow that was blinding them all seemed to strech from horison to horison. Eveyrone knew there were mountains and reveenes and everything around them but they were invisible because everything seemed the same white. The whiteness bounced what little light there was so good that shadows could not be made. Everyone's biggest fear were the prowling packs of Lughar that roamed the same territory as them, their fur was white in the winter time and you could not decypher them from the background until it was too late. Once they would reach the Silent Valley they would probably be safe, but some hungry ones might still dare to enter and there not even hearing would be a defence.</text:p>
      <text:p text:style-name="P8">After a week of such perilous and boring journey the women and children finally reached the brink of the Silent Valley. The huge gaping throat of pain and misery was staring them straight in the eye, if there is anyone who says they do not feel humbled seeing this they are a liar, the magnitude of everything is just overwhelming.</text:p>
      <text:p text:style-name="P8">The black stone wall on the right and on the left rises thick strong and cold right up to the sky as far as the eye can see and if you look down the valley you could not see the end of it were it not crooked as the gut of a gha. The whole valley is black save for the ground which is covered in white snow in the winter and grey dust of crushed bone in the summer.</text:p>
      <text:p text:style-name="P8">Fearfully the Lebkola started to enter this eery wonder of dread and as soon as they entered no sound was heard from their careful step and no pant or word from their mouth, they have entered the Silence.They stepped on hastening their step as to not wake up the evil watchers who would carry the news straight to Moran's ears, or would replace her eyes and she would see through theirs for she was known to have done that.</text:p>
      <text:p text:style-name="P8">After a few hours of walking they saw the black entrance into the dark cave to which they were heading. As soon as they entered a strange cold embraced them but it was not a cold of fear and dread, it had a strangely secure feeling to it, they could feel no one would be able to watch. They pushed on to get as deep down into the black abbyss of the cave where it would be safe to light a fire, for little it was known to them that the cave was the magical dwelling of Ujkelah the monstrous and no light or could penetrate the entrance of the cave so pushing to the back did not matter.</text:p>
      <text:p text:style-name="P8">When they reached the back of the cave they lit a small fire to keep them all warm and on which to cook a ferw small animals some of the boys were lucky enough to find and spear, it was a feast in these times. The decision of the leading woman to go to the back of the cave, even if made form completely the wrong reasons, probably saved their lives because at around the time they scrambled to feast on the little huha the original dweller of the cave came home after a long wonder for food he did not find.</text:p>
      <text:p text:style-name="P8">The whole cave shook and shivered under the immense weight of his step and the cave ceiling almost collapsed as the top of his hair brushed it. He sat down right at the entrance to his cave as he knew that from the outside the contents of the cave were invisible. A loud rumble came from the deepest part of his bowel and he sniffed the air as if he knew he would smell something tasty. And indeed he did, the smell of those few baked huha filled his huge nostrils. He looked around the cave and found the Lebkola croded around a small fire.</text:p>
      <text:p text:style-name="P8">He rose again and the Lebkola started to fleed around in panic because they thought he would hurt them but he had no interest in them, they tasted horrid. He looked down on the nuissance of their presence and their fire and proceeded to crush their bellongings who were packed into big packages as they did not raise the huts this time. After he felt like the crushing was fulfilled he took the baked food and ate it, leaving all the Lebkola hungry once more.</text:p>
      <text:p text:style-name="P8">Strangely enough he did not chace them out of his dwelling, he usually cannot tolerate presence of living beings in his cave and it is dreaded by all. The Lebkola returned to their possessions and started to clean up and he let them, he thought to himself that if it gets really really bad he will just eat them even if they do taste horrible for he knew they would not go anywhere. He could read minds.</text:p>
      <text:p text:style-name="P8"/>
      <text:p text:style-name="P8">Meanwhile the men of the same tribe journeyed to get to the battle of Elumam where long sought food could be found. The journeying was slow because of the deep snow and the extreme exhaustion because unlike the women and children they could not afford to rest lest they would miss the battle and would not have anything to give to their families upon their return.</text:p>
      <text:p text:style-name="P8">When they so walked for a day or two, no one could really tell, a wild tempest snook up on them from behind, none saw it coming until it was too late to find shelter or to dig in into the snow so all they could do was to ride it out. They pushed on and their fur was being mushed around by the heavy winds and their skin blasted with cold ice particles flying around, it was like being chewed on by a lughar. Their leather capes were flapping around their feet, hitting them with every flap sometimes so hard blood would come oosing out but they could not stop.</text:p>
      <text:p text:style-name="P8">When the tempest calmed down into merely a heavy wind and they could once more see one another two of the men were missing. Nobody could tell what had happened ot them and it would be rather pointless to try and find out their faith for any tracks there were, were covered with new snow or blown away with the wind.</text:p>
      <text:p text:style-name="P8">Little to their knowledge a pack of five hungry Lughar were trailing them not far behind, it was they that took the two men. It was not the intention of these savage beasts to kill the Lebkola and feed on them, they were far too wise to attempt such a feat, they where rather trailing them because they knew they would lead them directly to the gory battle where food would be plentiful.</text:p>
      <text:p text:style-name="P8">When the men thus walked on sledom with running pace and the Lughar followed them they all reached warmer climate where the tough grasses where growing, the winter started later here where it was lower. They were nearing the battle and some strategy had to be thought out on how they would gather as much Lekola bodies as possible without endangering too many men.</text:p>
      <text:p text:style-name="P8">"So how are we to do this?", asked the inpatient Hagho, looking around with a strange look of happyness on his face.</text:p>
      <text:p text:style-name="P8">"Smear that grin off your ugly mug!", started Fjuha, "I say we hide behind this hillock and wait for the battle to end and as soon as it does we calmly go down to feast and then take some bodies back home."</text:p>
      <text:p text:style-name="P8">"I am afraid it won't be as easy my unspoting friends. We have been followed here by a pack of five vicious Lughar whom we will have to fight for dinner", spoke Jafuh calmly.</text:p>
      <text:p text:style-name="P8">"You always were a good scout and spotter Jafuh. But why would they be a worry, there shall be enough food for everyone, the battle is big and the armies great!", replied the chieftain to the suggestion.</text:p>
      <text:p text:style-name="P8">"Indeed, but tell that to the dunb vicious beasts. They don't know how to share"</text:p>
      <text:p text:style-name="P8">"They followed us to the food didn't they!", loudly laughed Hagho.</text:p>
      <text:p text:style-name="P8">"And your point being what exactly?", asked Jafuh with one eyebrow raised.</text:p>
      <text:p text:style-name="P8">"Well... They're not dumb, 's all I'm saying", replied the stupid one with a crushed voice.</text:p>
      <text:p text:style-name="P8">"That is just experience, they are still dumb", Fjuha finished the debate. "Where do you reckon they are waiting for the battle to end Jafuh?"</text:p>
      <text:p text:style-name="P8">"They should most probably reside somewhere where our bows can't reach them from here and where sights from the battle would not reach them. I suggest looking for them behind that boulder there", Jafuh pointed towards the NorthEast.</text:p>
      <text:p text:style-name="P8">The boulder he was pointing at stood at the very edge of the Gemanataa, quite possibly it was the southernmost part of the mountains. Beyond it lies a grassy flatland on which the fierce battle was starting. The hillock the men were hiding behind was a bit more to the west so they were effectivly behind the evil Lughar but they could not see them because of the terrain. The battle was starting and eveyone watching felt like they were at a show, the preparations were joy to watch.</text:p>
      <text:p text:style-name="P8">The Lekola, in their great numbers were marching from the Southwest and you could see the different regiments separate from the main wave of attack so they could flank the opponent in the peak of battle. The regiment in the front was full of nimble footsoldiers with nothing more than leather armour and wooden pikes with bone tips. Then behind them followed men covered in metal armour and armed with great swords that were almost as tall as themselves. Last were the mounted heavy armour men riding on their beasts covered in polished metals wielding great two handed swords with which they hack through the opposing army.</text:p>
      <text:p text:style-name="P8">From in front of the shut black gates of Elumam marched an army of the short fourlegged Amakola all fully armoured in dark metal armour, far better than anything they would ever sell to the world. Each was armed with either a cold axe or a broad sword. Great fighters they were too, everyone expected them to win for when the Amakola choose to fight it is always from good reasons and good reasons have always made good fighters.</text:p>
      <text:p text:style-name="P8">When both of the shiny armies reached the battlefield they stopped marching and there was an eery silence hanging in the air as the two captains eyed each other. A rider broke free of the Lekola lines and in a gallop rode to the centre of the field where his black äpusäröm rose to it's hind legs and let a loud shriek of eminent victory from it's deep throat.</text:p>
      <text:p text:style-name="P8">Seeing this silly gloating that was common among the Lekola all of the Amakola laughed from the top of their lungs and they also sent forth their king. He made a much more decent entry into the battlefield and did not commit any obscene gestures as did the other one. The two kings were standing there in amongst the green grass and stared eachother straight in the eyes, Ïgärösöl was standing on the ground now.</text:p>
      <text:p text:style-name="P8">"Lo! Ye attackest us for naught a reason!", started to speak the brave Numim.</text:p>
      <text:p text:style-name="P8">"Ha! We attack for good reason! Thralls of Moran!", replied the desperate yet angered king Ïgärösöl.</text:p>
      <text:p text:style-name="P8">"Thralls! Pyew on thy wee mind!", spitted Numim on the ground angrily.</text:p>
      <text:p text:style-name="P8">"Do you deny then to be selling your metals and the powerful warmachines you make to the evil Moran?"</text:p>
      <text:p text:style-name="P8">"I cannot deny such an accusation thou spat at me. But dost thee deny the very armour thou wearest all thy waking hours to not be made of Amakola hands? Be it not truth all metal creations of Golvatae are forged by our hammers?", snazzily replied the short Numim.</text:p>
      <text:p text:style-name="P8">"Alas!", gasped the grey king Ïgärösöl, "Indeed all of the metal creations are from your nimble little hands, save for Mantarot and the vessel of Thran. Our kingdom cares not, our people starve and ask for salvation, you can provide it"</text:p>
      <text:p text:style-name="P8">"How, how doth killing us giveth thee salvation? Explainst thine empty words thou spatest from thy feeble mouth!"</text:p>
      <text:p text:style-name="P8">"You dare insult me little one! You speak of my mouth when you should be looking at yourself! With your dark fur and four stumps you call legs and those weird little ears right behind your nimbwitted little beedy eyes. You disgust me!", yelled the human king at the short Numim.</text:p>
      <text:p text:style-name="P8">Numim's eyes lit up as if fire burnt within their dark depths, "Ye shall all perish on these here grasses and thy blood shalt drencheth the ground thou walkest upon. Thou leadest thy folk to death, naught salvation!".</text:p>
      <text:p text:style-name="P8">Both kings turned around and went back to their mighty troops. The Lebkola king emidiately ordered his pourly armoured footmen to march forward in an attack towards the well armoured adversaries, he knew it was death but he needed for the Amakola army to come to the middle of the field where his two regiments of dreadful crossbowmen could fire at their helpless bodies from all directions.</text:p>
      <text:p text:style-name="P8">The Lekola ran forth with a great warcry coming from their lungs that filled the air with painful noise that was banging back from the mountains and could be heard from villages far far away. The clash of nimble metal armoured Amakola against the leathery fronts of the poor human footmen was devastating. Cries of dread and pain were heard as the weapons tore limbs from bodies and swords swiped bloody gashes in the bodies of everything that dared to cross their paths.</text:p>
      <text:p text:style-name="P8">This initial battle was quickly over with for the humans had nothing on the strong Amakola and their bodies now lay scattered on the grass and the soil was red with blood. But there was no time for pride because as soon as there were no Lekola left standing bolts of wood and bone started to rain down from the sky and many of the warriors fell down because even though their armour was thick and strong it was still made of lesser metals than that of the better ranking troops. The Amakola also knew about the so called spear feed and thus sent their least experienced fighters forth.</text:p>
      <text:p text:style-name="P8">A deafening silence filled the air as the bolts stopped whistling through the air and all the fighters were dead, every last one of them, naught a soul was left standing on the blood drenchéd field. Now Ïgärösöl was furious, he knew losses would be great but this was far beyond his expectations.</text:p>
      <text:p text:style-name="P8">"You shall all perish for this!", he yelled from the top of his voice as he charged forth to kill off the main army of Elumam.</text:p>
      <text:p text:style-name="P8">"Aaaaaaa!" shrieked his men as they followed his charge and poured like a wave of stopless water down the small slope towards the field.</text:p>
      <text:p text:style-name="P8">Out of nowhere great spikes jumped up from the ground and many dropped dead there and then. It was one of the many war tricks people of the Elumam mine used in battle to surprise their foes. The men did not stop charging but just kept on going, trampling over the dead bodies of their camerades.</text:p>
      <text:p text:style-name="P8">The two armies clashed yet again and this time it was metal agianst metal, the best of Amakola craftsmanship against the blacksmithy they sold to the world. It was a fierce battle with bright red blood squirting everywhere and many men lost more than just their lives, they lost their souls and sold them to Moran for they would do anything to win the battle and return home victorious.</text:p>
      <text:p text:style-name="P8">The two brave kings found eachother in this turmoil of dead bodies and brave men fighting for their weary lives.</text:p>
      <text:p text:style-name="P8">"This endeth now! Thou diest anon!", yelled Numim to Ïgärösöl when they stood nigh each other, each staring the other straight in the fiery eyes.</text:p>
      <text:p text:style-name="P8">"Yeah? And how will you even reach me from way down there!", laughed the human king from the back of his tall .</text:p>
      <text:p text:style-name="P8">"Stepest down and findest out, thou scurmy wyrm!"</text:p>
      <text:p text:style-name="P8">"Ha! And give you the opportunity to stab me in the back as I dismount? You say silly things indeed, oh punny one"</text:p>
      <text:p text:style-name="P8">"The Amakol are not back stabbers!", Numim replied angrily and jumped up on Ïgärösöl's äpusäröm, so that he was sitting right behind the king and could slash his throat wide open right there and then, "dost thou seeést now how I shall reach thee?", he grined into Ïgärösöl's left ear.</text:p>
      <text:p text:style-name="P8">At this moment the äpusäröm decided to jump in the air and start galloping around the battlefield because from some reason it did not want to bear the weight of the two kings, or maybe the sneaky human instructed it to do so in order to make the Amakola fall to his death. Everyone stopped fighting as soon as they noticed the high speed rumble between the two leaders of the armies.</text:p>
      <text:p text:style-name="P8">The animal jumped around in deadly piruetes and snarled and foam was coming out of it's mouth and it looked like it was possessed by Moran herself in a deadly struggle to kill both kings. But despite the raving the two men fell not and just kept hitting each other, they did not even need arms to hold on to the beast, it was magical. Everyone just watched in awe as the events unfolded but then with a hard blow Numim struck a dash right through Ïgärösöl's ribs and into his lungs and at the moment of the kings death the maddened beast fell to the ground and almost buried both fighters beneath it's heavy body.</text:p>
      <text:p text:style-name="P8">"This battle is over! Ye all shalst leavest now and never wilst thee return to try and fight the men of the Elumam mine in vain!", yelled Numim as he jumped from the dead body of Ïgärösöl's beast and rose his sword high up towards the sky. He and his army were victorious and their home was preserved.</text:p>
      <text:p text:style-name="P8">The few Lekola that were left standing marched, or rather staggered, immediately back to their homes in the kingdom of Ïröhöm where they would heal their wounds and speak the sad tales of the great battale of Elumam. The victorious Amakola on the other hand returned to their mine where they held a great festivity that lasted for weeks, the first action of the new king was to defeat an attacking army without ever before seeing the outside world, celebration worthy indeed.</text:p>
      <text:p text:style-name="P8"/>
      <text:p text:style-name="P8">Now the waiting men of the Jo'eku lebkola tribe started to move towards the carcass covered battlefield but so did the vicious lughar pack further up North. They both approaced cautiously, each wanting to get as many dead bodies as possible, the Lebkola to feed their children and to breed and the lughar simply out of hunger. The only difference was the lughar could feast on the Lebkola just the same as on the dead flesh.</text:p>
      <text:p text:style-name="P8">When they all reached the field the men were looking around, turning their eyes inside their heads as if trying to spot an invisible fiend that really only existed in their minds.</text:p>
      <text:p text:style-name="P8">"What do we do if the lughar pack attacks us?", wondered Jafuh.</text:p>
      <text:p text:style-name="P8">"We fight them all and throw their lifeless bodies to the birds!", laughed the brave yet thoughtless Hagho.</text:p>
      <text:p text:style-name="P8">"You never were known for your ability to speak", winked Jafuh back.</text:p>
      <text:p text:style-name="P8">"We cannot fight them,", started the chieftain Fjuha, "but we can scare them away from our own selves."</text:p>
      <text:p text:style-name="P8">"Lo! We are doomed for having such a feeble plan!", yellped Jafuh.</text:p>
      <text:p text:style-name="P8">"This time you are mistaken my wise friend. Even though they are far stronger and bigger than us, you are forgeting one thing. We have weapons and they do not.", Fjuha tried calming him down.</text:p>
      <text:p text:style-name="P8">"I will spear them one by one and have them all sticking on my big spear!", bragged Hagho.</text:p>
      <text:p text:style-name="P8">"Shut up fool! I am in no mood for your nonsense!", yelled Jafuh, "Weapons have never held back hungry lughar before Fjuha, yet this time it might actually work because of all the effortless food just lying around, waiting to be picked up", he spoke to the chief more calmly.</text:p>
      <text:p text:style-name="P8">They proceeded to pick up limb after limb, head after head and feast upon them and they hunger was soon gone. Now was the time to start packing what they pick up so it could be carried to the women and children. So they sent one of them to run quickly to the more Southern regions where big plants of huge green leaves grew and he was told to bring them back many of the leaves with which they could enwrap the torn dead flesh.</text:p>
      <text:p text:style-name="P8">While he was on his little quest the rest gathered body parts and whole bodies and put them on a pile nigh the hillock where they were hidding before. They put the whole bodies on one pile and took great care not to hurt them for they were needed in their fullness for the eggs to grow properly. The ones that would just be used for food they piled carelessly because it was not important what food looked like, as long as it contained enough fresh blood to restrain Moran's dreadful disease that lived in their bodies.</text:p>
      <text:p text:style-name="P8">When the scout returned empty handed they all looked at him with surprise in their eyes.</text:p>
      <text:p text:style-name="P8">"Didn't we send you to get us something?", looked Fjuha at him looking very cross.</text:p>
      <text:p text:style-name="P8">"I... I... You did, but there is nothing.", he replied in his defence.</text:p>
      <text:p text:style-name="P8">"What do you mean there is nothing? There have always grown great plants in the woods of Morrafa."</text:p>
      <text:p text:style-name="P8">"Nothing, only tall trees stand there now, all else was burnt away amidst the raids of Moran's warmachines."</text:p>
      <text:p text:style-name="P8">"We cannot use wood for our purpose", Jafuh butted into the conversation.</text:p>
      <text:p text:style-name="P8">"Then we take what we can and drag it along as we go", finished the chief.</text:p>
      <text:p text:style-name="P8">And thus, as the chief commanded, each grabbed two of the fallen men and dragged them along as they marched through the snow and through the cold back to the Silent Valley and the Dark Cave. They stepped on and on and the dead bodies wanted not to move and were always getting stuck in the snow so the men would sometimes almost fall on their backs as a body they were dragging would get snagged onto something.</text:p>
      <text:p text:style-name="P8">"Those lughar are following us again", Jafuh stepped up to the chief.</text:p>
      <text:p text:style-name="P8">"I know, but what can we do? They follow the trail of blood we are leaving behind."</text:p>
      <text:p text:style-name="P8">"We could always attack them and be done with it."</text:p>
      <text:p text:style-name="P8">"No no, that's not the answer, would be far too risky to attempt such a feat. We will just push on and when we get to the Silent Valley I'm sure they'll leave us for their fear of Moran."</text:p>
      <text:p text:style-name="P8">"And what if they attack us?"</text:p>
      <text:p text:style-name="P8">"Then we fight. Come, let's step faster, we are only a day aways and I wish to arrive before the big frosts hit."</text:p>
      <text:p text:style-name="P8">And with that said the short conversation was over and the men picked up their pace. They walked on and just as the night was falling down they reached the glorious entrance into the Dead Valley. They felt humbled by the great lback walls but had no time to observe the magnificence as they had to enter as soon as possible for the lughar would not wait to attack and steal the bodies now.</text:p>
      <text:p text:style-name="P8">They entered and almost ran towards the Dark Cave because the nightly freeze was almost upon them, prior to this night the frosts were not yet so obvious but now the winter stepped into another era, the coldest one. It was the time when even some lowlands get covered in snow, that is if they are not heated up by the endless fires.</text:p>
      <text:p text:style-name="P8">When they happily reached the entrance to the cave and were just about to let out a shriek of joy as they would meet their families alive and well and could give food to their starving children, Ujkelah appeared from behind just as he wanted to enter his home.</text:p>
      <text:p text:style-name="P8">As he saw the new intruders he let out a loud roar of discontent and tried to crush the pests right there and then, and indeed he raised his great hand to cursh them all with a single swipe. But the men scattered in dread fear of the heavy crusher and he could smell the cold meat they were dragging along as they let it where they were standing. He lowered his hand back down, took a better whip of the meat and as soon as he did he quickly raised his giant nose back up.</text:p>
      <text:p text:style-name="P8">"What is this dreadful stanch you carry around wee folk?", he asked with a disgusted tone in his voice.</text:p>
      <text:p text:style-name="P8">"It is food for our women and children", bravily answered the dumbwitted Hagho.</text:p>
      <text:p text:style-name="P8">"Is it now, and how do you suppose they should all eat it? They will die of the stanch far before they carry anything into their punny mouths."</text:p>
      <text:p text:style-name="P8">"It does not stink you stupid giant! It is cold so as to not to stink!"</text:p>
      <text:p text:style-name="P8">"You little fool, how can this smell good to you. It is coldened flesh of your kin, which you intend to eat, you disgust me"</text:p>
      <text:p text:style-name="P8">"I care not whom I disgust, you will let us pass or you will die!", Hagho begun to get very heated up.</text:p>
      <text:p text:style-name="P8">"You indeed should care whom you disgust for I am the great Ujkelah who has by unfortunate events been cast out into the world by his own kin."</text:p>
      <text:p text:style-name="P8">"Again with the trouble. Do you ever do anything but complain?"</text:p>
      <text:p text:style-name="P8">"Your words are careless and stupid oh you of wee mind"</text:p>
      <text:p text:style-name="P8">"I care not, will you now let us feed our families and stop wasting our time?"</text:p>
      <text:p text:style-name="P8">"If I must. Be gone now, and never return to my Dark Cave again!", Ujkelah said, getting quite bored with the punny Lebkola.</text:p>
      <text:p text:style-name="P8">Hagho satisfied with this answer started walking back towards the cave and the big giant was watching him with a queer expression on his face. As Hagho almost set foot inside the darkness of the magical cave, the giant's huge wooden club with stone spikes suddenly blocked the entrance to the dwelling.</text:p>
      <text:p text:style-name="P8">"You said you would let us!", yelled Hagho stupidly towads the giant.</text:p>
      <text:p text:style-name="P8">"But you did not say what your destination was. I cannot let you enter my dwelling.", calmly replied the quite angry giant.</text:p>
      <text:p text:style-name="P8">"Our women and children are in there, will they starve because of your stupidity?"</text:p>
      <text:p text:style-name="P8">"As you say, I care not. My dwelling is my own and no stranger shall ever trample it's floor."</text:p>
      <text:p text:style-name="P8">"Then how did the weakest part of our tribe get in there?", asked the Lebkola with his spear ready for attack.</text:p>
      <text:p text:style-name="P8">"You lie! There is none in there!", sulked the giant.</text:p>
      <text:p text:style-name="P8">Hagho now jumped as high as he possibly could but all he could do was to prickle the giant in the ankle who immediately after picked him up and threw him against the mountain with a force greater than a maddened herd of gha stampeding across the mountains.</text:p>
      <text:p text:style-name="P8">The others seeing this immediately jumped the huge beast and proceeded to poke and prickle it as best they could with their spears, and the giant simply threw them away time and again like pesky flies. The silly battle was so taking place whilst the women and children inside the cave were groped around a fire, not even knowing of what was going on outside.</text:p>
      <text:p text:style-name="P8">After some time the bettlers grew weary and it dimmed off without anyone actually winning anything. The giant simply sat down into the snow and the Lebkola men collapsed from exhaustion of always jumping up high for each and every blow with their spears.</text:p>
      <text:p text:style-name="P8">"I will let you enter now...", started Ujkelah tired, "I let you in solely beause I am too tired to inflict any more damage upon you. You little freaks are very persistent with your wee prickles."</text:p>
      <text:p text:style-name="P8">Saying that, Ujkelah simply stood up and left the scene, he went in hunt of food, and also to report to Moran about what was going on in her reveens.</text:p>
      <text:p text:style-name="P8">Fjuha and the other men picked up the meat they were dragging all the way from the battle of Elumam, and has for ever since halted their progress of reaching all the women and children and stepped into the dark wet cave of dreadful darkness. Stanch of rotten meat filled the thick damp air and they gasped for breath, they wondered how anyone could ever live in such conditions.</text:p>
      <text:p text:style-name="P8">"Oh look! It's the men, back from the hunt.", happily yet with a weak voice quietly uttered Klu, Fjuha's caring wife.</text:p>
      <text:p text:style-name="P8">The children rose their looks slightly, as much as they could, to see the newcomers and they tried to smile with joy but their faces would not let them so they just made a weird grimace no one could really understand.</text:p>
      <text:p text:style-name="P8">"Don't be sad children", started Klu, "food is here. You will all be fed now, the hunger is over!"</text:p>
      <text:p text:style-name="P8">"We're not sad mother", her son tried to soothe her worries.</text:p>
      <text:p text:style-name="P8">"I know child, I know", she warmly walked her hand through his hair.</text:p>
      <text:p text:style-name="P8">"What is this foul stench?", asked Fjuha angered by the fact that no one came to greet him nor to embrace him after a long and perilous journey.</text:p>
      <text:p text:style-name="P8">"It is the stench of death darling. You carry it with you?", answered his wife.</text:p>
      <text:p text:style-name="P8">"What do you mean I carry it with me? Is it a bad sign?"</text:p>
      <text:p text:style-name="P8">"Are you not dragging human corpses around?"</text:p>
      <text:p text:style-name="P8">"Oh right, yes I am. But these do not stink"</text:p>
      <text:p text:style-name="P8">"They are, but they stink on a level we cannot perceive, for it is spiritual stanch they emit"</text:p>
      <text:p text:style-name="P8">"That does not answer my question about this wretched air."</text:p>
      <text:p text:style-name="P8">"If you could just listen it would", she laughed at him.</text:p>
      <text:p text:style-name="P8">"What do you mean?"</text:p>
      <text:p text:style-name="P8">"Very simple my dear husband. This is a magical cave, the sanctuary of the legendary Ujkelah, who was once normal but is now a monstrous giant."</text:p>
      <text:p text:style-name="P8">"I have never heard of him before, nor that this was his cave."</text:p>
      <text:p text:style-name="P8">"Ere I married you I used to be a scholar in Moran's evil tower and she wanted me to become her sacred mage, but I fled her presence and ended up in your embrance. When I thus read many books of great lore and knowledge I stumbled upon the legend of Ujkelah, he was lost to the mountains and none knew if he was even alive nor where his home would be."</text:p>
      <text:p text:style-name="P8">"Tell me the tale loved one."</text:p>
      <text:p text:style-name="P8">"I cannot, not now, there is no time. We should feed and then we must leave, he is soon to return."</text:p>
      <text:p text:style-name="P8">"Ha!", he laughed, "Did you not see, he is afraid of us, we scared him away from his home with our great spears he calls wee toothpicks"</text:p>
      <text:p text:style-name="P8">"I could not see, the entrance is magical.", she replied, "But you did not scare him away, you merely drove him off as does a pesky bug annoy you to leave your place of rest."</text:p>
      <text:p text:style-name="P8">"You speak the truth, bugs are annoying.", he uttered and proceeded to hand out the food.</text:p>
      <text:p text:style-name="P8">Sounds of many hungry mouths chewing raw, almost frozen meat filled the air. Hunger was so great they could not wait for the flesh to bake so many ate it frozen as to easier wait for those who were good at baking to bake the rest.</text:p>
      <text:p text:style-name="P8">When the sounds died down and the kids were happily napping their time away a counsel was gathered. Elders of both the males and the females stepped to the middle of the room, and many of the younger ones joined as well.</text:p>
      <text:p text:style-name="P8">"You all know time for breeding has arrived to our humble huts and the eggs, women carry with them at all time, are ripe for laying. But as you can see we have spent all the human bodies and have none left to lay the eggs in.", Fjuha started to explain his concernes.</text:p>
      <text:p text:style-name="P8">"Lo! The tribe dies of age!", cried the unminded Hagho.</text:p>
      <text:p text:style-name="P8">"Shut up fool! There will be no such thing!", Fjuha yelled at the butting moron.</text:p>
      <text:p text:style-name="P8">"We could always go for the way Moran intended, without the humans.", softly uttered a wise eldar.</text:p>
      <text:p text:style-name="P8">"Indeed, but then there will be no progress this generation. Our blood will not mix with that which soothes this dratched diseas Moran put in us when we were created.", wisely spoke the wife of Fjuha.</text:p>
      <text:p text:style-name="P8">"Could we not do without advance in one generation? I mean the disease was last lethal way back even before the Dark Age.", uttered the chief.</text:p>
      <text:p text:style-name="P8">"Yes, but you forget that since the beginning of the Darkness fresh human bodies were plentiful, our people picked them from the ground as if they were flowers that grow wherever you look"</text:p>
      <text:p text:style-name="P8">"No they don't!", again spoke Hagho before he gave his intention any thought.</text:p>
      <text:p text:style-name="P8">"Would you for once shut up and not burden us with your stupid nonsense!", yelled the wise Jafuh and slapped the poor Hagho so hard that he fell flat on his back and did not get up until morning.</text:p>
      <text:p text:style-name="P8">"Would it work if everyone just held their eggs in their original places and only bring them to the brightness of ghaka'u when we can find fresh human flesh?", Fjuha thunk loudly.</text:p>
      <text:p text:style-name="P8">"But you know all the humans have been driven out of the mountains long ago even before the oldest of our elder was born.", spoke Jafuh with a cautious voice.</text:p>
      <text:p text:style-name="P8">"Does it matter, we could just go for a hunt into the lowlands and bring some where they are needed."</text:p>
      <text:p text:style-name="P8">"You saw this does not work, it's a long journey to come down the mountains and to bring the bodies back would be impossible, the frosts have arrived and there is naught a chance we could keep them fresh for such a long time."</text:p>
      <text:p text:style-name="P8">"Then we bring the women and children down to the lowlands.", smiled Fjuha.</text:p>
      <text:p text:style-name="P8">"We cannot", started his wife, "there is not enough time, the eggs are to come out in a day or perhaps two.", she finished with a wise knowingness in her voice.</text:p>
      <text:p text:style-name="P8">"Then we are doomed", shrieked the worried chieftain who knew not what to do.</text:p>
      <text:p text:style-name="P8">"I ask again, could we not just lay these eggs without the human flesh?", again spoke an elder.</text:p>
      <text:p text:style-name="P8">"We cannot, we must not!", yellped Klu.</text:p>
      <text:p text:style-name="P8">"It is our only way if we intend to have women standing when the winter again hides and we hunt the great gha herds", spoke Fjuha with a disheartened voice.</text:p>
      <text:p text:style-name="P9">Next morning they left the darkness of the cave in eery quietness and a day's walk to the South, on a flat plane where cold winds whispered and whailed as they turned sharply around the edges. Their settlement was placed on the Southernmost edge of the flatland where they knew gha herds would come at the end of winter, until then their life were to be trusted to small animals that could still be found and their fears were placed with the evil packs of Lughar that always prowled the cold and darkn North. As nightly mists fell to the ground and everyone was a sleep the chief could not go to sleep and just sat there thinking about what is to be and worried about his tribe surviving the winter, it was a sad moment in time indeed.</text:p>
      <text:h text:style-name="P10" text:outline-level="1">Chapter III</text:h>
      <text:p text:style-name="P11"/>
      <text:p text:style-name="P8">It was a dark and cold morning at the Lekola castle of Ïröhöm when a messenger told the king about what had happened on the battlefield in front of the gates of Elumam neath the great Dark Mountains. Hearring the news the king, who was until now a mere son of a great and brave king, collapsed into his comfy seat and buried his face into his hands.</text:p>
      <text:p text:style-name="P8">"It is not fair that me, a coward, have taken over the kingdom of my brave father in such a sinful way. Tell me it isn't true! Tell me that this is all a mere nightmare and that it will all be gone when I wake up and step out of bed. Tell me this is a nightmaer I am having, oh please tell me I am not maddened by my sinful ways, tell me I am not punished for all the deeds I have done! Tell me it is all a lie!", he weeped.</text:p>
      <text:p text:style-name="P8">"I cannot, my leige", bowed the messenger, turned around on his heels and wanted to leave the young king to his sorrows.</text:p>
      <text:p text:style-name="P8">"Do not leave me Ïrunähöm, tell me about my father's death. How could a brave and experienced man like him died in such an unimportant little battle?", the king enquired.</text:p>
      <text:p text:style-name="P8">"You live in the shadow of your own self worship and you are darkening your judgement with the shallowness of your tought my sour lord. The battle of Numim was not just any battle, it was the battle for prevailence of metal, the driving force behind the world's defence as well as the world's doom, those who keep the metal in their possession are the true lords of the world for it is them who govern our lives, it is them who drive the forces of possession"</text:p>
      <text:p text:style-name="P8">"I care not, it is silly to say that one folk alone has all that power, this cannot be.", laughed the unexperienced king at the messenger's wise words.</text:p>
      <text:p text:style-name="P8">"Then I shall leave for there is no need for me to be telling you any tale of your choice just for your amusion, I am a warrior and have come here to tell you this simply because it is my duty as the main officer of our army to report battle results to my king, which as it seems is you."</text:p>
      <text:p text:style-name="P8">Ïrunähöm with those words said turned on his heels and, as gracefuly as possible in heavy metal armour, left the room.</text:p>
      <text:p text:style-name="P8">"Äjitöm what do you think, was Ïrunähöm right when he said all the power is in the power of those who possess the mines?", the king turned to his trusty butler Äjitöm,</text:p>
      <text:p text:style-name="P8">"I couldn't say sir, I never did care about more than what is on my plate and how to get it there.", he replied with a very straight face, he was not kidding at all.</text:p>
      <text:p text:style-name="P8">The king then turned away and looked out of the window as if all the answer he has ever been seeking in his life would hang on the trees he could see from the windows of his quarters. He looked and looked but the answers he sought eluded him and his puny mind for he was not exactly known for being one of the best thinkers.</text:p>
      <text:p text:style-name="P8">At this point an old man, who looked like he was supposed tio be dead for a long long time already, entered the badly lit room and simply announced that he was now the Ïnögöl's advisory for he has been a king's advisory since the beginnings.</text:p>
      <text:p text:style-name="P8">"What! How dare you, you old man!", rose the king his voice at the innocent old man.</text:p>
      <text:p text:style-name="P8">"Wise are those who have seen the progression of time"</text:p>
      <text:p text:style-name="P8">"Indeed...", the king paused here for a while, "so why are you my advisory again? I already have my trusty Äjitöm".</text:p>
      <text:p text:style-name="P8">"An advisory wise shall always beat an advisory dubm", Ïduhöm smiled in reply.</text:p>
      <text:p text:style-name="P8">"You are not funny with all thes weird wordtwisters, you know. All these riddles, can you not speak like a normal person?", the king killed Ïduhöm's joy.</text:p>
      <text:p text:style-name="P8">"The wise care not for understandal."</text:p>
      <text:p text:style-name="P8">"Speak to me now wise one, that seems to be my new advisory. How am I supposed to ever trust you if you cannot even speak in such a way I would understand the words that are coming from your mouth?"</text:p>
      <text:p text:style-name="P8">"Trust lies not in the words another utters, it lies solely within ones own spirit.", Ïduhöm answered slowly.</text:p>
      <text:p text:style-name="P8">"Whatever you say oh old one. Speak now of the death of my father, how could he have succumbed to the punny weapons of the North?", hastily asked the king.</text:p>
      <text:p text:style-name="P8">"Speaking of death would bring those who ask no good at this time of fear and deceit.", replied the wise one.</text:p>
      <text:p text:style-name="P8">"Leave me then! What good are you anyways if I cannot even ask you for some simple information that lies in your clutches. Leave!", the new king was getting rather cross at the advisory.</text:p>
      <text:p text:style-name="P8">The advisory left the young king who knew not what he was doing for he was full of fear of his new position. He knew that he was a great coward and that he was lame and all he had eveer done in his life was to hunt maiddens in the gardens of the caslte. He knew not how to be king.</text:p>
      <text:p text:style-name="P8">"I cannot!", Ïnögöl shrieked and slammed his hand down oin a nearby table.</text:p>
      <text:p text:style-name="P8">He stood up quickly and stormed out of the room in despair. He ran down the flights of stairs to get to the inner courtyard where the castle had been overrun by peasants only just two years ago. Much had happened since then, the kingdom fell from doing almost ok and expecting better, all the way down to being in a state of rumble and not knowing what the future holds.</text:p>
      <text:p text:style-name="P8">He ran to the stables and untied his white ïpusäröm and jumped on it's back and rode out into the distance with his cape flapping in the rush of air behind his back. Äjitöm saw all of this and could only see the king ride out towards the gloomy ash filled horison.</text:p>
      <text:p text:style-name="P8">As the king thus rode in a great and speedy gallop he rose great dushes of ash behind him so that the villagers feared him coming nigh as the dushes were so high they would hang in the dark air for hours.</text:p>
      <text:p text:style-name="P8">"My father is dead,", the king started thinking to himself as he was still riding fast on his now almost black ïpusäröm, "I am now king."</text:p>
      <text:p text:style-name="P8">"Great Thran why won't you help me, you hide in your secret corridors at Serotam but out here we, your trusty people, are left with only depsair in our hearts as the evil Moran takes our lands one by one. We have already lost the mountains and the Northern Forrest. Now she rides for us,"</text:p>
      <text:p text:style-name="P8">"We, I, cannot protect the land, I am but one cowardly man who by a mix of very strange and unlucky circumstances has been made king of the richest kingdo of men. Yet what, what am I? I am no king, I have never even as little as thought about some day being king. To me my father was immortal, he had already lived for years and years even before I was born and now he is dead."</text:p>
      <text:p text:style-name="P8">"He had left me, a 20 year old boy, to reign his people. But what, what I ask, what has he left me? I have a kingdom covered in black ash, a castle that will sooner turn to dust than protect anyone from another uproar as it once could. Alll of the army lays scattered and dead on the battlefield of the battle of Numim, and those who were not slaughtered there are no wscattered around the kingdom trying to save their own homes. Never will I be able to persuade them to fight for their king again."</text:p>
      <text:p text:style-name="P8">"I ask you Thran, what am I to do? I shall give anything to salvation of my people. But the salvation I need and for the life of me I cannot think of one on myown."</text:p>
      <text:p text:style-name="P8">His ïpusäröm now slowly stopped and lowered it's head towards the ground, it could run no longer. A sound of giving up left it's deep throat and the king rose his look to see where his hard riding and deep thinking had led him.</text:p>
      <text:p text:style-name="P8">It was a huge forgotten field that was once teeming with life and crops. A farmer would always come twice a day to mend his work. And now what it was? Deserted, covered in ash, yet another reminder of Moran's great power. The rider of death and famine had visited the lands and the farmer and his family have been driven out in the madness of death's dance and famine's reap. The men of the family had to separate and find work in the army and now probably lay dead on some grassy field somewhere covered in snow.</text:p>
      <text:p text:style-name="P8">Realising this was simply overwhelming fo rthe young and inexperienced king. He fell from hi ïpusäröm and collapsed on the ground in tears. He weeped the unfortuen of himself and the kingdom, there was nothing in his power that he could do to improve the situation. All was lost.</text:p>
      <text:p text:style-name="P8">He just sat there on the ground, looking straight ahead, weeping. The tears made little wet circles in the ash when they would hit the gorund. After a while, when the tears had dried up, the king rose from the ground and mounted the ïpusäröm. Whem he rose to it's back he could see movement far away on the horison. He did not know what it was so he just observed it for a while until he could see what the movement was.</text:p>
      <text:p text:style-name="P8">Then he saw it! It was a foreign army marching towards his land. But to his surprise they were not Morna's Lebkola soldier, no, they were Lekola. From how they looked and from hwere they came he could tell they were the army of the Äkähäülöm king. He was almost empowered by this betrayal of his fellow men, he could not breathe as what he was seeing was simply unbelievable, their own brothers to turn onthem, unthinkable. Ïnögöl turned his dirty ïpusäröm around with an amazing piruete and he galloped back towards the castle.</text:p>
      <text:p text:style-name="P8">While he was gallloping home he could not think of anything else but the attakcing army and how he was compeltely idea free whenit came to solving the problem. Wheneever he would meet somone of his kingdom he would yell at them to run towards the castle, to go there and protect the last standing piece of land their kingdom contained. Many followed his words and left immediately for the castle to get there as fast as their nimble legs would allow.</text:p>
      <text:p text:style-name="P8">Ïnögöl arrived to the castle of Ïröhöm in a big cloud of black ash rising from his ïpusäröm legs pounding the ground. Everyone at the castle left whatever they were doing and ran to greet their king who had been gone for a whole week without anyone knowing where he had been. They thought he was killed by a raiding band of Moran's lebkola soldiers and their evil warmachines.</text:p>
      <text:p text:style-name="P8">He dismounted and a boy took his ïpusäröm to the stables where it would be fed and watered. The king ran to his quarters to find the wise Ïduhöm and tell him about what he saw far in the Eastern borders of the kingdom.</text:p>
      <text:p text:style-name="P8">"Ïduhöm come quick, I need your wiseness and your queer riddles that you always utter!", the king yelled as soon as he reached his quarters.</text:p>
      <text:p text:style-name="P8">"What is the matter you seek advice on?", Ïduhöm asked with a hush voice as he slowly stepped inside.</text:p>
      <text:p text:style-name="P8">"There is something I saw on my long gallop, something evil, something that is out of the natural way of things. Evil I tell you!", the king panicked in reply.</text:p>
      <text:p text:style-name="P8">"Now now my king, panicking is the act of the weak and the last rumour was that the kings of Lekola are not weak nor lame"</text:p>
      <text:p text:style-name="P8">"There was an army marching straight at our borders. They were all wearing leathery armour and great weapons of wood and bone, and they had great wooden machines of war that I have never seen before. They all looked evil and unafraid of the ash surrounding them. Behind the main troops that pounded the black ground there were men on great animals I have never seen before. They had big horns on their faces and long and thick legs as big as the biggest of trees and on their heads there were wooden things with spikes and on the spikes there were human skulls", the king explained calmer yet very afraid.</text:p>
      <text:p text:style-name="P8">"What! The king of Äkähäülöm is attacking Ïröhöm? How can this be!", Ïduhöm got a little confused by the unexplicable events that were unveiling in the East. "Have your eyes seen any other event that you could not explain, or even one that you could?¨</text:p>
      <text:p text:style-name="P8">"I have seen many burnt fields and whole villages razed by fire and many people running for their lives from the Eastern borders. And many I have told to flee myself as I galloped back to Ïröhöm. We should prepare, many people will come in a few days.", the king replied. "Äjitöm!", he yelled.</text:p>
      <text:p text:style-name="P8">"What? What do you want so that you woke me from my beautiful dream of a lovely maidden?", Äjitöm came running.</text:p>
      <text:p text:style-name="P8">"You fool, you could never have a maidden, silly man.", Ïnögöl laughed, "round up the head of the army and all the feudal lords, we are having a summon at the castles great hall of delight".</text:p>
      <text:p text:style-name="P8">"I cannot sir."</text:p>
      <text:p text:style-name="P8">"Why the hell not! Are you a man or a bird! Why can you not do what you have been asked to do?"</text:p>
      <text:p text:style-name="P8">"Have you forgoten sir? The feudal lords are not here, they are at their castles all over the kingdom and many have been made to flee under the strength of Moran's attacks. There is no way to reach them fast enough for an emergency summon", Äjitöm replied with a lowered head.</text:p>
      <text:p text:style-name="P8">"Fool!", the king bashed himself on the head, "Oh woe is me! What am I to do now that I have none to ask for councel!".</text:p>
      <text:p text:style-name="P8">With those words the king collapsed into his throne and just stared at the tips of his toes looking far into the distance not seeing any around him. He was lost in his despair and there was nothing anyone could do to quickly bring him back.</text:p>
      <text:p text:style-name="P8">"No! Sir, sir wake up!", his butler fell on his knees and shook the king so that he would wake up.</text:p>
      <text:p text:style-name="P8">"Death of mind is terrible", the wise Ïduhöm uttered and looked at the king's head.</text:p>
      <text:p text:style-name="P8">"Is there really nothing you can do to save our lord from his peril?", Äjitöm asked in deep despair and panic for although he was not the smartest of people he did know that a strong king was what the kingdom needed in such evil times as was now.</text:p>
      <text:p text:style-name="P8">"Something might be found in a great book of spells and incantations", the wise one replied, seeing the poor man's fear.</text:p>
      <text:p text:style-name="P8">"Then do it! Get the book and save our king!"</text:p>
      <text:p text:style-name="P8">"Impossibility surrounds the book like a thick veil of a young bride."</text:p>
      <text:p text:style-name="P8">"What! What is so impossible!", the butler started crying loudly.</text:p>
      <text:p text:style-name="P8">"A weed is needed, a strong spice of light and power"</text:p>
      <text:p text:style-name="P8">"Where can it be found!"</text:p>
      <text:p text:style-name="P8">"It is deep inside the dark forrest that once was bright, in the possession of seven Makola of special powers. They are the ones to end the Dark Age and spark the time of light and happiness. Each carries with him a part of the seed of the plant.", the wise advisory begun to speak.</text:p>
      <text:p text:style-name="P8">"Why each only a part of a stupid seed?", the nimbwitted Äjitöm butted into Ïduhöm's story.</text:p>
      <text:p text:style-name="P8">"Silly man, it is because there are six Mantaa, thralls of Thran, and Thran herself and they are those who created the world and everything on it and each of the seed's parts represent each creator for they each gave their part of the seed of life to the Makola they found the fittest and the wisest and they took each for to be their companion. With their death the Dark Age started but before they had died they summoned their kin and gave them the part of the seed and told them to cherish it. Since then the seed has been lost in the lineages and none know what cat has it now.", the king's advisory quickly explained. "When the seven new Gormaa are found the seed will be put together and a plant will grow. It will be the first plant to grow on the enlightened world where famine will be gone and death will be a figure of speech. It will mark the end of the Dark Age."</text:p>
      <text:p text:style-name="P8">"And where are we suppose to find these Gormaa you speak of?", the butler asked.</text:p>
      <text:p text:style-name="P8">"In the world and outside.", Ïduhöm returned to riddles.</text:p>
      <text:p text:style-name="P8">"What! I know not what you are saying", was Äjitöm getting even more confused.</text:p>
      <text:p text:style-name="P8">"Five men of wisdom and of strength in a long and difficult quest,", the advisory continued.</text:p>
      <text:p text:style-name="P8">"What!", the butler fell to the ground and started weeping again.</text:p>
      <text:p text:style-name="P8">"guided by the Two Lights find the Gormaa and find the seed and forever the darkness ends".</text:p>
      <text:p text:style-name="P8">At this point Ïduhöm bowed and left the quarters of the maddened king. Äjitöm was left alone with a lame king who as it seemed would be of no use until the end of the Dark Age. He summoned Ïrunähöm to come and be told about what was to be done.</text:p>
      <text:p text:style-name="P8">"Did the king call?", asked Ïrunähöm when he came running.</text:p>
      <text:p text:style-name="P8">"Yes, he did. As you can see he is weary of the trip and of the worries,", lied Äjitöm, "he says to choose the five best knights of the army and send them on a quest of great peril.", he continued to pretend that the king was still in command, although he had in effect taken over the kingdom.</text:p>
      <text:p text:style-name="P8">"Indeed, what is the quest?"</text:p>
      <text:p text:style-name="P8">"Only the five men can know.", the butler said with a weird high class accent in his voice.</text:p>
      <text:p text:style-name="P8">Ïrunähöm turned on his heels and wanted to leave, but he could not because the butler stopped him mid step.</text:p>
      <text:p text:style-name="P8">"There is another thing!", Äjitöm yelled, "You need to reach all the feudal lords and tell them to come for a summon."</text:p>
      <text:p text:style-name="P8">"But you know there is no way for them to come quickly."</text:p>
      <text:p text:style-name="P8">"Yes yes, summon as many as you possibly can, there are great matters at stake!", Äjitöm spoke with a great empowering voice.</text:p>
      <text:p text:style-name="P8">"Is there anything else the lord requests?", carefully asked Ïrunähöm before he tried to leave yet again.</text:p>
      <text:p text:style-name="P8">"No! Leave us!", the butler replied.</text:p>
      <text:p text:style-name="P8">With that said Ïrunähöm left the quarters and went straight to the barracks where he would hand pick the five best men there were in the army and send them up to the king to find out what the quest is. When he reached the barracks he could see many great and brave men standing there waiting for his command.</text:p>
      <text:p text:style-name="P8">"Men!", he yelled, "I need five volunteers for a dangerous quest that the king himself request you to do. I expect you to be brave enough to volunteer yourself... Or do I need to whip out my hammer?"</text:p>
      <text:p text:style-name="P8">Five of the bravest men stepped forth from the line and thus volunteered themselves for the uncertain quest that lay ahead and none knew the reason behind.</text:p>
      <text:p text:style-name="P8">"Right then. Ïluhöl, Ïfëmäröl, Ïtumöl, Ïsudëjöl and Ïvätöl report to the king at once. The others, out to the training ground, we've got some beating to do!", the head knight issued his commands.</text:p>
      <text:p text:style-name="P8">After the host of men returned from the king they went straight to the armoury where they put on their heavy metal shields made by the nimble Amakola hands and beaten by weapons of the same hands. They were the surviving armours from the battle of Elumam. They then proceeded to take their Ïpusäröm out of the stable and ride out into the distance to find the seven Gormaa and bring the seven pieces of the seed of life back to the castle where the great Ïduhöm would use them to restore life in the Golvatae.</text:p>
      <text:p text:style-name="P8"/>
      <text:p text:style-name="P8">When a fortnight had passed the summon of feudal lords and the personal assistant of the king was being held in the huge ceremonial hall on the castle of Ïröhöm. It was a huge room with a very high ceiling covered in golden crests and emblems and full of interesting paintings made by a famous artists no one remembered anymore. In the middle of this great room designed for the prettiest of skies, for the windows were huge, stood a long and wide wooden table made of solid oak, that shined with a remarkable shine of greatly polished wood.</text:p>
      <text:p text:style-name="P8">At the top end of this table stood a great throne, slightly raised from the floor. It was full of interesting carvings and flashy colours. Next to it stood a bit smaller chair for the closest butler and on the other side for the king's great advisory. This time though, the king did not sit in his throne, he was left to stare at his toes in his quarters. There were only Äjitöm and Ïduhöm to greet the feudal guests who came to the summon.</text:p>
      <text:p text:style-name="P8">"Where is the king!", angrily asked the first, "We cannot have a summon without the king!"</text:p>
      <text:p text:style-name="P8">"There is now a new king and he has much to attend to.", apologised Äjitöm</text:p>
      <text:p text:style-name="P8">"I will not remain here if he does not arrive!", yelled another feudal lord.</text:p>
      <text:p text:style-name="P8">"Calmness is the virtue of the brave and the unbrave hide in words of rudeness.", said the wise Ïduhöm</text:p>
      <text:p text:style-name="P8">"Even though you warry us with your empty words we still do not know what the reason for this hasty summon is. Many of us have left the defence of their land and your kingdom just so we could rush here because we were told great things were at stake and now this? Greeted only by a wee butler and a queer old man who speaks nought but riddles?", angrily spoke his mind one of the lords</text:p>
      <text:p text:style-name="P8">"Now now people! I assure you the king could not make it to greet you all and that you have indeed not come in vain.", Äjitöm tried calming them down.</text:p>
      <text:p text:style-name="P8">"So speak! Tell us! Why are we here?"</text:p>
      <text:p text:style-name="P8">The king's advisory then proceeded to tell them the tale of the seven Gormaa and of the seed of life and how the quest was to affect all of the world and all that are on it.</text:p>
      <text:p text:style-name="P8">"So? What is this of importance to us? The action has already been made, this summon is of no use to you nor to us. A waste of time.", were the lords not impressed.</text:p>
      <text:p text:style-name="P8">"There are more important matters at stake,", started the butler, "we are being attacked. The armies of Äkähäülöm have gathered and are marching towards this castle as we speak."</text:p>
      <text:p text:style-name="P8">"What! How old is the news!", asked the lord who had most to loose were his lands attacked.</text:p>
      <text:p text:style-name="P8">"Two weeks and a day", quietly, with a hush in his voice, replied the butler.</text:p>
      <text:p text:style-name="P8">"How can this be? Are you sure they are marching to the castle? Were they seen nigh our lands, would they not have been here by now?"</text:p>
      <text:p text:style-name="P8">"Indeed they would, but as it happens their progress has been slowed down by the raiding Moran's troops. We have no way of telling when they would come."</text:p>
      <text:p text:style-name="P8">Everyone who was present at the table just looked straight ahead as if speech stricken and unable to utter even a small sound. The news was just overwhelming and noone knew what to do for most of the army lay dead neath the Dark Mountains in the battlefield of Elumam.</text:p>
      <text:p text:style-name="P8">"So... What are we to do?", an old lord with a big white beard rose first.</text:p>
      <text:p text:style-name="P8">"We should fight off the intruders as best we can.", replied another.</text:p>
      <text:p text:style-name="P8">"Yes, but with what? All the army is dead. All we really have are some cowards afraid to go into battle and a bunch of crossbowmen."</text:p>
      <text:p text:style-name="P8">"But are crossbowmen not enough against an army of such feeble armour?"</text:p>
      <text:p text:style-name="P8">"The Äkähäülöm armies fight with great masses of armour, even though with inferior weapons, so there is simply no way for them all to be sent to their deaths simply with endless showers of crossbow bolts. Their war machines would sooner bring donw the walls our crossbowmen would be standing on. But alas, there is no other way than this, so I guess all we can do is to make ready and fight for our castle."</text:p>
      <text:p text:style-name="P8">"What about all the land? If we only just defend the castle, then yes, we preserve the kingdom in the hands of our king, but we loose all the land and all the people who support the king."</text:p>
      <text:p text:style-name="P8">"If you really intend to protect those piles of ash and those lazy workless peasants who do nothing but sit around on their bums all day, then be my guest, but I think we should worry about the castle first."</text:p>
      <text:p text:style-name="P8">The two lords sat down at this point and scoped around the faces of others to see if they concur to the plan or if they do not. After a long silence the wise Ïduhöm rose from his seat and proceeded to speak to the mob.</text:p>
      <text:p text:style-name="P8">"Sitting around with nothing to do like a wee child of youth and to accept not the weight of your decision is the fastest path to death of the kingdom", the advisory said.</text:p>
      <text:p text:style-name="P8">"Gather the armies! Bring them here, we fight in a week!", the king's butler jumped up with a joyenous voice.</text:p>
      <text:p text:style-name="P8">"But you said you did not know when the army arrives", the closest feudal lord whispered quietly.</text:p>
      <text:p text:style-name="P8">"Shush, you know what I mean", the butler whispered back, discreetly and the whole hall snickered at his stupidity.</text:p>
      <text:p text:style-name="P8">"Who are these armies you speak of? There are none left, have you forgotten the battle?", a feudal lord rose to speak, "There is no men in the kingdom to summon to the fight. All were killed and those that were not sit now at home with their families, or they are fleeing the ravished lands."</text:p>
      <text:p text:style-name="P8">"Is this true? Are the words I hear correct or is this man speaking only what he thinks?", Äjitöm shrieked in despair.</text:p>
      <text:p text:style-name="P8">"They are true.", another lord replied with a calm voice and lowered his head unto his arms.</text:p>
      <text:p text:style-name="P8">"Then we are doomed!", uttered the butler with a hope forgetting voice and collapsed into his master's throne.</text:p>
      <text:p text:style-name="P8">"There is always hope", hopelessly uttered one of the lords.</text:p>
      <text:p text:style-name="P8">"But what hope do we have if all we have is nothing and an eminent attack?", asked Äjitöm,</text:p>
      <text:p text:style-name="P8">"We can only hope for godly intervention", answered the feudal lord and left the summon.</text:p>
      <text:p text:style-name="P8"/>
      <text:p text:style-name="P8">In a week the preparations for battle were completed as best as possible. There were many crossbowmen positioned around the castle walls and on it's highest towers and above the castle gate. Their shined armour shimmered in what little light there was cast into the air by the torches that were lit and stuck into the walls so they could see their targets better and so that the opposing archers could not see them because of the glistering in the dead of night.</text:p>
      <text:p text:style-name="P8">Each crossbowman was thus armoured in shiny armour and carried a great crossbow made of bone and each had as many crossbow bolts as they could ever fire in the battle and then some. Until the battle would begin they were evenly spread around the wall so they could scout the horison for the barbaric foes.</text:p>
      <text:p text:style-name="P8">Not long and the first crossbowman on the East noticed something, that has not been there before, rising from behind the horison and he knew that it was not Moran's work for Moran had since the beginning of the attack, no interest in their land and peasants but only to slay the attackers who were causing great losses in her troops. After gray and deadly smoke, banners of the Äkähäülöm army came over the horison and from them one could read that the first regiment were all bare chested footmen armed only with short knives and their commanders with short swords. They were no treat and were most probably there only to be arrowfeed.</text:p>
      <text:p text:style-name="P8">Behind them followed many spearmen in thick and surprisingly strong leather armor which no arrow could penetrate, and even a crossbow bolt hardly. Their long spears had a tip of very strong bone that could penetrate mostly any Amakola made armour after only just a few strikes.</text:p>
      <text:p text:style-name="P8">Then followed the most formidable force of the whole army, the mounted soldiers. They were armoured in beautiful bone armour and were each carrying a two handed bone sword, again, surprisingly strong, and they were each riding a Ïpusäröm. Then something unexpected happened, something that should not have if the castle wanted to survive the attack. Another troop appeared. And this, this was the scariest and deadliest of them all. Full of catapults and rams and towers and other machines of great war. Even worse, soon after me on great huge animals with legs as thick as a tree rose behind them and at that point defeat was eminent.</text:p>
      <text:p text:style-name="P8">As this great army was coming, marching, from the horison, getting bigger and bigger and with every step they seemed scarier than before. Great clouds of dust and ash rose from beneath their feet as they stomped everything that dared lay in their path. Äjitöm could see them encounter a small village full of little cottages and they stopped not and just kept on going and when the army was past all there remained were splinters of wood laying scattered on the ground. This army was a force to be reckoned with.</text:p>
      <text:p text:style-name="P8">"We should issue an ambassador to go and talk diplomacy with the leader of this army.", the king's butler yelled.</text:p>
      <text:p text:style-name="P8">"And you think they would listen?", replied Ïrunähöm with doubt in his voice, "This army does not come here to make friends, they come for war. And war they will get because there is no other way."</text:p>
      <text:p text:style-name="P8">"But we shall all be murdered by these savage brutes.", Äjitöm desperately tried talking some sense into Ïrunähöm.</text:p>
      <text:p text:style-name="P8">"Trust Äjitöm! Have trust in power of our crossbowmen and their fast bolts that are guided by the gods!", cheerfully replied the head knight of the army.</text:p>
      <text:p text:style-name="P8">"The gods hide!", Ïduhöm uttered from behind in what surprisingly seemed not to be a riddle.</text:p>
      <text:p text:style-name="P8">"But have you seen their huge beasts of war? And the machines they bring, they will raze this castle for sure and then what? Then we are all killed or enthralled to provide the king with the most degrading fun as he can conceive. No my Ïrunähöm there is no way for us to arise from this battle victorious."</text:p>
      <text:p text:style-name="P8">"Fear not for there is always a chance!"</text:p>
      <text:p text:style-name="P8">"A chance in ïbuföm!"</text:p>
      <text:p text:style-name="P8">With this the head knight went to prepare his army of crossbowmen for the beating they were about to take and to tell them about the greatness of their doings, and Äjitöm left for the king's quarters to hide behind the heavy metal throne and not show his face in battle.</text:p>
      <text:p text:style-name="P8">Ïrunähöm stood on the highest of the castle towers with his head turned towards the sky and the wind whispering through his fluttering hair. His heavy metal armour was black with ash the it gathered from the wind but the spikes on his shoulders shimmered in an unseen light. His deep voice rose from the dark depths of his throat as he began his speech to the army.</text:p>
      <text:p text:style-name="P8">"Hear me warriors of the Ïröhöm crown! Today we fight for the survival of our people! The great river of poorly armoured barbarians is about to break it's wave on the strong castle gate and the impenetrable stone! They will break and they will cry as we arise victorious from this battle of wit and wisdom against bruteness and great numbers. We are few and they are many, but we are here and they are there. Let the rain of bolts rain down on their bare chests and let their blood squirt in rivers and may it cover the land they walk on, for they shall not take this castle, this kingdom! We shall survive!", he yelled from the top of his lungs so that every last man on the wall could hear him through the breeze.</text:p>
      <text:p text:style-name="P8">All the men roared in agreeance and raised their crossbows to the wind in a great taunt that could be heard for miles, and it even seemed that the attacking army halted for a while to hearken to the sound of power and fearlessness.</text:p>
      <text:p text:style-name="P8">As the attacking army arrived nigh the castle wall, nigh enough to cast stones at the proud wall with their trebuches all that they could see was an endless wall of white stone rising high up towards the sky, almost penetrating the thick clouds. On the wall there were crossbowmen standing still and looking into the distance with their helmets shimmering of unseen light that could not be traced. It all seemed impossible to conquer but they knew that with their special war machines and the great war beasts they would prevail.</text:p>
      <text:p text:style-name="P8">Unarmoured men manning the dreaded trebuches started loading rocks into the harnesses so that they would be cast against the wall and seed death wherever they would end their flying journey. King Ïlugöm broke away from his troops and rode forth to state his ultimatum to the king of the kingdom that was about to fall at his feet.</text:p>
      <text:p text:style-name="P8">"Me wishes to speak to yer king!", he yelled when he arrived to a close, yet safe enough, distance from the wall.</text:p>
      <text:p text:style-name="P8">"The king is dead!", yelled the head knight back to him from the wall.</text:p>
      <text:p text:style-name="P8">"Ïnögöl would never die before fulfilling his oath to Äkähäülöm!"</text:p>
      <text:p text:style-name="P8">"What oath, there is no oath!", yelled Ïrunähöm with a queer tone in his voice, for he indeed did know nought a thing about this oath.</text:p>
      <text:p text:style-name="P8">"There was a oath, and yer king knows what she was!", angrily Ïlugöm yelled back.</text:p>
      <text:p text:style-name="P8">"If he does I know not, but he knows nothing anymore, he lays dead on the blood soaked fields of Elumam."</text:p>
      <text:p text:style-name="P8">"You lie!", the attacker's face was getting red with rage.</text:p>
      <text:p text:style-name="P8">"I do not! Now leave us if you wish not to die and have your men run around scattered like young birds without a mother!", Ïrunähöm yelled with order and demand in his voice.</text:p>
      <text:p text:style-name="P8">"Ha!", laughed the attacking king, "It is yer nose that shall leave this battle bloody not mine!", he replied with knowledge of the power that lay at his command. "Stand down, leave yer posts on the walls and you shall all be spared your life."</text:p>
      <text:p text:style-name="P8">"And let you enthrall us and make fun of our misery when we will at sword point do silly things for your pleasure? I think not!", the main knight turned around and went to take his place in the defencive lines.</text:p>
      <text:p text:style-name="P8">"Then we come and fulfil the oath ourselves!", Ïlugöm yelled and turned his beast on it's hind legs and rode quickly to his troops where he would organise the assault.</text:p>
      <text:p text:style-name="P8">First he sent forth the footmen who would be there to waste the Ïröhöm heavy and deadly crossbow bolts. Their sole mission was to go there and die, everyone knew they could not do anything, even in close attacking conditions there was a slim chance of any of them ever killing a foe.</text:p>
      <text:p text:style-name="P8">A host of mounted soldiers in heavy armour he sent to circle the castle and attack it full force through the gate or any other place of weakness in the wall. The other part of mounted bravery he sent to simply ride circling the castle and never to engage, they were the distraction and would disperse the crossbow bolts.</text:p>
      <text:p text:style-name="P8">The huge beasts of war were scheduled to go last for they would trample whatever would be left of the castle after the battle and to kill the last of the people of this kingdom. It was to be a genocide, a whole kingdom razed from the face of the Golvatae and it's history, never to be spoken of again, never to sparkle a thought in someones mind.</text:p>
      <text:p text:style-name="P8">"Footmen, attack!", he yelled and raised his sword high up in the dark air and with that the battle began.</text:p>
      <text:p text:style-name="P8">The men pressed on in formation and the sound of their marching shook the ground beneath their feet. Their pants and whispers shviered the air surrounding their doubtful minds, it was a sure death they were marching towards. Through each brave head thoughts shot, thoughts of death and despair, but each knew that if they would stop their own men would trample them and they would die in vain, like this their death at least meant another's life was spared, for now.</text:p>
      <text:p text:style-name="P8">Air whistled and whined when black bolts covered the dark clouds. Bam! A man next to you gets hit in the face and mid step falls forward to his knees and as soon as he touches the ground his head hits the ground hind his soles, twisting his spine to breaking point. You keep running, it is the only way. Everything around you is running, everything is shrieking in pain, you walk on the soft flesh of your fellow soldiers with whom you've even last night chatted nigh the camp fire, but they are now all dead, nothing is left of their essence, they are gone. You run and you run, disgusted by the blood, disgusted by your actions, yet you keep on running for stopping would mean turning into a mush of bone and flesh from the feet of the pressing army.</text:p>
      <text:p text:style-name="P8">Bam! Bolts rain from the sky, missing you by inches. Bam! One whistles through your hair. You want to stop, you want out, you run on. Bam! The one in front gets hit in the knee and falls down yellping in grave pain. Your foot gets stuck on his head and you fall, your face plows through the bloody dirt and your hands touch barely living flesh of a fallen soldier.You look back. Someone raises his hand towards you, "help me, help me" he shrieks with a smashed face, blood dripping on his chest. You shove away the arm and keep on running, you must not stop, the king said.</text:p>
      <text:p text:style-name="P9">You run and you run. Flesh! Blood! Pain! Death! All around you. You are dead, yet you still live. Bam! You get hit in the elbow and your body twists in a sharp pain. You whelp and shriek and stumble and brumble. You try to recover, you try to run, oyu need to run, it's an obsession. Bam! Right in the scalp. Everything slows down. Nobody is running anymore, nobody screaming and moaning. No bolts are whistling through the air, they glide slowly and never reach the ground. All men stand in their step, standing, still. You see your best friend running towards you, he soars through the air. You try to yell, you cannot. He is hit in the head and you see him plow through the dirt, still coming towards you. Everything gets black, your head hits a puddle of blood, you die. All is silent, peace is here, there is no war, there is no running. You are happy.</text:p>
      <text:h text:style-name="P10" text:outline-level="1">Chapter IV</text:h>
      <text:p text:style-name="P11"/>
      <text:p text:style-name="P8">White dust was settling down above the ruins of the castle of Ïröhöm. After a long and tedious battle many were slain and many just lay there injured without anyone available to pick them up or to threat their woonds. They would soon be picked and peckled by the scavengers who had been waiting weeks for a feast such as this.</text:p>
      <text:p text:style-name="P8">The victorious army of the Äkähäülöm rose from the dusty ruins, covered in dust and blood, their hands filled with death. Many died, but victory was all that mattered. They had taken almost no prisoners but there were some who they did take with them on to a long journey back home. From the king's quarters they picked the maddened king, still fully within his illness and just sitting there not caring of the happenings around him. Ïduhöm was also taken, for he knew how to cure the world of the plagueous dark age, but the rest they killed. Nought a person of Ïröhöm was left alive, the lands were now theirs.</text:p>
      <text:p text:style-name="P8">As they rose from the ruins they were stepping in blood and seeping through human flesh and past life. The huge war beasts that tore down the castle were feeding upon the dead flesh and seemed to be very pleased with the arrangement even though everyone else was disgusted at their doing.</text:p>
      <text:p text:style-name="P8">"Where to now?", a warrior in thick leather armour, covered in blood, asked the king.</text:p>
      <text:p text:style-name="P8">"Now we leave for the lands of Äkähäülöm where we get back to our farms and live in peace for the rest of our lives.", the king answered.</text:p>
      <text:p text:style-name="P8">"But why would we do that? We are victorious, Moran fears us, the world lies at our feet, waiting to give it's gifts into our hands.", the man opposed.</text:p>
      <text:p text:style-name="P8">"You are mistaken. We are but a speck on Moran's success, we have not even as little as dented her army nor her war machines. And all we did was we killed a kingdom of Lekola. They were living on stolen land as it was, now it is not stolen anymore."</text:p>
      <text:p text:style-name="P8">"Yes, but still... What of the other kingdoms and whatnots of the world? Could we not take them as well? The amakola in the mountains seem like a very good choice. They are rich and they are the progress of the world."</text:p>
      <text:p text:style-name="P8">"Their mines are unconquerable, do not forget that. It is the defeat of a once great army that gave us even a chance at defeating the kingdom. Did you not find anything wrong with us, in leather armour and wielding bone weapons defeat an army of well armoured and well weaponed folk?"</text:p>
      <text:p text:style-name="P8">"I have not, thee were more of us and we had the beasts and the machines. They were destined to loose."</text:p>
      <text:p text:style-name="P8">"Yes, but with the old king we would not have even a chance."</text:p>
      <text:p text:style-name="P8">It was a far journey to the town of Äkähäülöm where the king and most of the army lived. On the path they met many peasants and other common folk fleeing their homes and running from an invisible foe. They were all run out of their homes by the raiding Moran's armies who never stopped but always just pressed on and killed everything in their path.</text:p>
      <text:p text:style-name="P8">Small scufless could be seen everywhere in the country side. Wooden huts with straw roofs burning and their ash cowering the ground everyone walked on. Sometimes they would stumble upon a piece of human flesh, a limb torn off, a head laying partially burried in the ground.</text:p>
      <text:p text:style-name="P8">After days and days of travel, with many men already gone to their homes, they reached a hillock beyond which Äkähäülöm lay. It was one of the last settlements still standing because Moran's raids burned most of the others, and those which she did not burn, the people did themselves to avoid the torture and despair of loosing their homes unexpectedly.</text:p>
      <text:p text:style-name="P8">The men were happy that they would soon see home again, they felt warmth in their hearts after a long time of cold hatred. They started climbing the hillock to gain view of the town and it's pretty green roofs and brown, wooden house walls.</text:p>
      <text:p text:style-name="P8">"Black, evil forces come when they are least expected and they burn and pillage the land." Ïduhöm dared to utter and for the insult immediately received a hard slap in the mouth.</text:p>
      <text:p text:style-name="P8">"Calm down soldier!", yelled the king in his defence, "This is our prisoner, yes, but it is also a wise men. One of the few original left living. You should not treat those who are wiser like this.", he preached the young boy who was made soldier only due to the need of men.</text:p>
      <text:p text:style-name="P8">"And you, you shut up old man. You're riddles are no longer needed Ïduhöm.", the king turned to the bright advisory, who looked at him in surprise.</text:p>
      <text:p text:style-name="P8">"Yes, old man, I do know your name and what you do. Why act surprise, you know how famous your sayings are in the world, you know their weight. But I know you are just a big fake, you are merely a fraud that has through some strange desire started speaking in riddles and indecipherable sentences, nobody ever understands."</text:p>
      <text:p text:style-name="P8">"Those who think are those who doubt.", the old man replied.</text:p>
      <text:p text:style-name="P8">They rose to the top of the hillock and all eyes turned to the field neath it where the town of Äkähäülöm stood. It was full of little buildings of straw roods and wooden walls. In the centre there was a bit bigger house where town meetings were held and on the Western edge stood a great altar where the people would pray to their gods.</text:p>
      <text:p text:style-name="P8">But alas, this was not what the sight revealed when they reached the top of the hillock. What they could see was a field full of scorched buildings and fires still burning. And black clouds of poisonous smoke were rising from their home town. Mostly everyone was dead, there were some screams of anguish, but there was absolutely nothing the victorious army could do for the land nor folk. While they were away they could not protect their homes, and this is how their thoughtlessness was repayed, Moran's sweet revenge for all the losses up West.</text:p>
      <text:p text:style-name="P8">With lowered heads and stumble step they stepped down the slope towards the ruins. They wanted to check for survivals and if there was absolutely anything to available to save. They found nothing. Some survivors came fleeing to them and babbled about some force and nothing decipherable did they utter.</text:p>
      <text:p text:style-name="P8">"You! Were you here?", Ïlugöm pulled some man by the scorched sleeve.</text:p>
      <text:p text:style-name="P8">"Beast... Evil.... Pain...", the old man babbled confused.</text:p>
      <text:p text:style-name="P8">"What happened here? Tell me what happened!", the king wished to know.</text:p>
      <text:p text:style-name="P8">"Shadow... Bearing death... Oooohh... ooow... pain... wife... children... evil... ", the man kept on babbling</text:p>
      <text:p text:style-name="P8">"Can anyone understand what he wishes to say?", the king asked his men, and none replied.</text:p>
      <text:p text:style-name="P8">"In the shadow of the valley of death pain arises quick and fast.", Ïduhöm was the only to utter but a word in reply.</text:p>
      <text:p text:style-name="P8">They tried finding out what had happened but found no luck with any of the dazzled people who were stumbling around. After a day of feeble efforts they decided to make camp outside town and to invite all that had survived to join them.</text:p>
      <text:p text:style-name="P8">A camp rose from the ground quickly for all those who could helped in the building, but some that would were sent to gather all the people that could not come themselves. The camp showed all the symptoms of a hasty build that it was, The five huge tents were all crooked and the fire that was in the middle was all rushed so that it could be quickly lit. This one, unlike most of the fire sin the land, was a good fire, it warmed the people during the cold night and it provided light so they could all see one another.</text:p>
      <text:p text:style-name="P8">"Are there any drinks?", the king asked.</text:p>
      <text:p text:style-name="P8">"You foul Ïlugöm, how can you even think about drinks at this kind of time! I spit on your blood encrusted shoes of carelessness!", the closest thane argued.</text:p>
      <text:p text:style-name="P8">"You are wrong my dear little peasant, for even though we win here, we are still victorious over Ïröhöm and that, to me, is a call for celebration.", the king explained to the overly confident peasant.</text:p>
      <text:p text:style-name="P8">"You will celebrate your vaneness while your people starve and die of an unseen foe?", the peasant kept bothering the king.</text:p>
      <text:p text:style-name="P8">"Yes!", he said and turned to the closest warrior, "Kill him, he is bothering my presence!"</text:p>
      <text:p text:style-name="P8">"But... But why sir?", stuttered the warrior.</text:p>
      <text:p text:style-name="P8">"Because otherwise you will find a faith worse than death!"</text:p>
      <text:p text:style-name="P8">And the warrior rose from the ground and slaughtered the peasant with his spear so blood squirted all over the place.</text:p>
      <text:p text:style-name="P8">"Now fetch me barrels of ale!", the king yelled and waved with his broad bone sword.</text:p>
      <text:p text:style-name="P8">The warrior dispatched a small host of men to go search the scorched ruins of the town and find a cellar door that was left untouched and underneath in the cool interiors they would find those ales. As they left the camp Ïbäböl turned to have a glimpse at the emergency field camp, and what he saw was truly disheartening.</text:p>
      <text:p text:style-name="P8">On the left there was the biggest of the tents and it was being used as a hospital to treat all the wounded people and the three soldiers that got in some scuffle while they were searching for people to bring to the camp. The hospital was surrounded by bandages and weird quickly made beds that could only just do their duty of holding the injured as they moaned and groaned. There were wounded people laying all over the grassy field drenched with blood and warriors kept coming in and out of the field hospital as they carried around those who could be treated for their wounds. Ïfumöl, the doctor, took care of that, he was the best the army had.</text:p>
      <text:p text:style-name="P8">On the right lay the king who kept waving his sword in the sky and demanding ale for his pleasure, it was hard to tell if it was really because he was so vain and unworried about his people, or if it was because he was in fact sad and did not know of anything else to do other than drown his sorrows.</text:p>
      <text:p text:style-name="P8">In the middle of the circle of five tents burnt the bright and warm fire, it's warmth could be felt even from this distance, it was nice, the closest he had felt to being home in months. The whole camp was filled with it's red light and creepy dark shadows crept from everyone's feet and being, he wondered how easy it would be for something to sneak into the camp. But he had no time to worry, his mates were already almost gone into the distance and he needed to catch up.</text:p>
      <text:p text:style-name="P8">"Hey guys! Wait up! Don't be running away from me, we need to stick together in this dark situation, Ïbäböl yelled as he began running towards his fellows.</text:p>
      <text:p text:style-name="P8">"Run run slowpoke. Run to catch us and be safe, we know you're afraid of the dark.", Ïheröl laughed at his childish behaviour.</text:p>
      <text:p text:style-name="P8">"Am not!", poutily said the running one.</text:p>
      <text:p text:style-name="P8">"Let's go find that ale for our beloved victorious drunkard king.", merrily laughed Äkähöl, the leader of the expedition.</text:p>
      <text:p text:style-name="P8">They soon reached the eery town that once was busting with life and joy. It stood deserted and silent, a scorched ghost town, they wondered how anyone could have ever lived there, and how could it have changed so abruptly. The army was not gone for too long, only a year or so, yet the whole town disappeared and they all knew this did not happen a year ago but that it must have been the night before their return.</text:p>
      <text:p text:style-name="P8">"Where did that inn we all used to go to stand?", the leader asked.</text:p>
      <text:p text:style-name="P8">"I think it was over here", pointed the young Ïbäböl.</text:p>
      <text:p text:style-name="P8">"No no, that was a butchery, the inn you speak of was at the other side of town.", uttered Äpuhätöl.</text:p>
      <text:p text:style-name="P8">"No... That's the other inn, that's where you used to go.", Äkähöl silenced Äpuhätöl</text:p>
      <text:p text:style-name="P8">"Did we not use to go to the same inn? I didn't even know there were two."</text:p>
      <text:p text:style-name="P8">"You stupid fool. Your own town and you know nothing of it?"</text:p>
      <text:p text:style-name="P8">"Does it even matter which inn it is? Shouldn't they both have a cellar full of barrels upon barrels of ale and wine?", wisely asked the young one.</text:p>
      <text:p text:style-name="P8">"Ha! There might still be hope for you Ïbäböl.", the leading Äkähöl uttered.</text:p>
      <text:p text:style-name="P8">"So does anyone know where any of the two are? This place is so confusing now that it became a wasteland.", asked Ïheröl.</text:p>
      <text:p text:style-name="P8">"This way", said Äkähöl and started moving towards the East end of the town.</text:p>
      <text:p text:style-name="P8">After a short time passed and many memories were reminisced they reached the resting place of the old beloved inn and it's cellar.</text:p>
      <text:p text:style-name="P8">"Well, here we are!", Äkähöl proudly claimed.</text:p>
      <text:p text:style-name="P8">"Are you sure this is the palace? I see nothing that would remind me of the inn.", doubtfully said the strongest of the host, Äpuhätöl.</text:p>
      <text:p text:style-name="P8">Äkähöl with his spear turned a charred board lying on light shone once more on the darkened cellar door.</text:p>
      <text:p text:style-name="P8">"See!", he proudly claimed.</text:p>
      <text:p text:style-name="P8">"You were correct... But I will get you next time.", winked Äpuhätöl and bashed the door in with his foot.</text:p>
      <text:p text:style-name="P8">Long windy stairs were revealed and it was hard to see the floor of the cellar. A shroud of mist came from the coolness of the deep hole that was the cellar.</text:p>
      <text:p text:style-name="P8">"So this is the cellar huh.", spoke Ïbäböl, "who shall be first to go down into the uncertain darkness?", he asked fearfully.</text:p>
      <text:p text:style-name="P8">Everyone laughed at him hard and Äpuhätöl pushed him into the hole because as it was going he would never have dared to enter. When they all reached the bottom of the stairs the saw Ïbäböl laying on the ground all twisted and bent in a weird position.</text:p>
      <text:p text:style-name="P8">"Are you alright?", Äkähöl asked worried.</text:p>
      <text:p text:style-name="P8">"Ooowww, my groin.", the twisted one moaned.</text:p>
      <text:p text:style-name="P8">"He'll be fine if all he can think of is his groin.", Ïheröl laughed. "Now let's find those barrels and get out of here, this place is creepy!"</text:p>
      <text:p text:style-name="P8">They searched the whole room in the dim light that was coming from the entrance, for stupidly they brought no torches with them. After a while three barrels of delicious ale were found and sparks lit in all their eyes.</text:p>
      <text:p text:style-name="P8">"Should we try some now? You know, to see that it's not spoiled.", suggested Äpuhätöl.</text:p>
      <text:p text:style-name="P8">"You drunkard! Of course not. You will get drunk and then we will have to carry both you and the heave barrels. No, I think you shouldn't even be allowed to touch these.", Äkähöl answered and patted the barrel he was holding.</text:p>
      <text:p text:style-name="P8">"Leave it all for you why don't I", Äpuhätöl got upset. "You just want all the ale for yourself you big bully."</text:p>
      <text:p text:style-name="P8">"Look man! We can't all carry these, some need to watch our backs because we will be very vulnerable and defenceless and this is a dangerous place we walk in."</text:p>
      <text:p text:style-name="P8">"I guess you're right.", Äpuhätöl sniffled.</text:p>
      <text:p text:style-name="P8">"Hush guys! I think I heard something!", Ïvumöl shushed their endless babbling.</text:p>
      <text:p text:style-name="P8">Everyone stopped and looked at him with a question on their faces and he just crouched and walked quietly to the Eastern corner of the cellar, where some dusty and obviously unused shelves covered the stone wall.</text:p>
      <text:p text:style-name="P8">"Reveal yourself spirit!", he spoke into the blank wall and everyone looked at him as if he had gone mad.</text:p>
      <text:p text:style-name="P8">To everyone's amaze in a moment proof of Ïvumöl's sanity was revealed. They all heard a loud rustling sound within the wall itself. From the sound of it, it was not a secret room behind the wall but the very stone itself.</text:p>
      <text:p text:style-name="P8">"Reveal yourself or I will bash the wall until it plumits to the ground!", the warrior who found the sound spoke strictly.</text:p>
      <text:p text:style-name="P8">A form started to appear within the wall as if a person was carved into it. The wall extruded to form a face shrieking in pain and sorrow. As the queer face opened it's wide mouth everyone ducked as if there was some strange force that would miss it's target by ducking.</text:p>
      <text:p text:style-name="P8">"You... You must leave!", shrieked the wall with a scraping voice.</text:p>
      <text:p text:style-name="P8">"Why, what peril is there so that we should leave?", enquired Äkähöl.</text:p>
      <text:p text:style-name="P8">"Leave now!", the wall wouldn't relent it's pursuits.</text:p>
      <text:p text:style-name="P8">"We will not! Not until you tell us why is it that we must leave!"</text:p>
      <text:p text:style-name="P8">"Dark forces are at work and you are all in grave peril. Leave at once!"</text:p>
      <text:p text:style-name="P8">"What dark forces? We cannot believe if we cannot see what you wish to show."</text:p>
      <text:p text:style-name="P8">"Now is not the time for asking questions! You must leave.", the face went on trying to persuade them into leaving.</text:p>
      <text:p text:style-name="P8">"Could you not just tell us why we need to leave?", Äpuhätöl angrily uttered.</text:p>
      <text:p text:style-name="P8">"I cannot. They would hear! Now leave, I cannot stay long. I shall join you later. Go!", the face yelled and vanished, leaving the wall again in perfect flat shape as it was before.</text:p>
      <text:p text:style-name="P8">"I think the face really meant what it said. We should leave at once!", Ïbäböl uttered fearfully.</text:p>
      <text:p text:style-name="P8">Everyone agreed and they quickly accented up the cellar stairs and marched as quickly as they could towards the encampment. They all wondered about the face they saw, was it all just a common illusion or was it in fact real? All they knew is that it wasn't supposed to be possible. They were all impressed by the occurrence and baffled by the experience.</text:p>
      <text:p text:style-name="P8">"Did you bring my ale?", Ïlugöm asked them when they returned to the camp.</text:p>
      <text:p text:style-name="P8">"We did,", answered the leader of the expedition, "and we also found something strange."</text:p>
      <text:p text:style-name="P8">"I care not what you found in this godforsaken piece of the world, just give me my ale so I can forget.", the king answered nonchalantly.</text:p>
      <text:p text:style-name="P8">"Your really should hear this sir. I think it's of the utmost importance to our being here."</text:p>
      <text:p text:style-name="P8">"Oh fine fine, tell me what you found. And be quick with it, a busy man like I has more important things to do than listen to your spooky tales."</text:p>
      <text:p text:style-name="P8">"He does?", Äkähöl asked and quickly went on talking when the king looked at him funny. "There was a face we saw. It was in the wall sir.", he told with a strange amount of fear in his voice.</text:p>
      <text:p text:style-name="P8">"Oh did you now. Have you been drinking ale in that cellar?"</text:p>
      <text:p text:style-name="P8">"We have not sir! The wall was shaped into a face and it spoke to us and told us things of great importance."</text:p>
      <text:p text:style-name="P8">"Oh I see... And what were these 'very important' words you speak of?"</text:p>
      <text:p text:style-name="P8">"The face told us to leavea the cellar and the land thereafter because great and powerful forces of evil are at bay."</text:p>
      <text:p text:style-name="P8">"Really? Must've been a very smart face you saw so that it spoke everything of what we already know. What would you say to simply leaving me alone to enjoy my celebrations.", the king buzzed off his thane.</text:p>
      <text:p text:style-name="P8">"It said that it would join us!", Äkähöl said to the king and simply left for he could not watch the king drown his sorrows in drinks. He himself would never do a thing like that.</text:p>
      <text:p text:style-name="P8">"Bah! I care not about face or what ever it was. Let's drink!", Ïlugöm yelled and started opening the barrels with his tasty ale.</text:p>
      <text:p text:style-name="P8">He drunk and he drunk and there was none that could stop him, no one ever dared to try for they would be slain on the spot. Many joined him in the drunkenness and soon they were all just silly looking sods lying on the floor gagging with their own breaths as they gasped for more drinks to fill their thirst. It was at this time that they could see a strange thing happening with the Northernmost tent, the stable.</text:p>
      <text:p text:style-name="P8">The giant tent shook and shivered as if a great wind was shaking it with unthinkable force, but there was no wind to be felt at all. The white sides fluttered up and down and bright light was coming from every little craves in the tent's cloth. Nobody could bare to watch it and thus they all hid their faces behind their raised arms.</text:p>
      <text:p text:style-name="P8">A shape begun to emerge from the tent, it's very walls were fluttering up, up and above and then down back towards the ground and they wrapped around an unseen object. It turned out to be the shape of a tall man with broad muscles and great strength.</text:p>
      <text:p text:style-name="P8">The thus shaped tent started walking towards the king and the whole drunken party tried getting up and running away but their heavy drinking kept them stranded on the bare floor afraid for their very lives. They all shivered in dread for the tent was not only coming closer and closer, with each step it grew an inch, getting bigger and bigger, and as it reached the king it was already the height of two men.</text:p>
      <text:p text:style-name="P8">"I come!", the tent spoke.</text:p>
      <text:p text:style-name="P8">"W... Hick... Who... Hick... Comes?", the king asked in his well known drunken lingo.</text:p>
      <text:p text:style-name="P8">"I who is by men known as Ïmäpërib and have before used the devices at bay to warn of my arrival.", the tent spoke with a dignifying voice.</text:p>
      <text:p text:style-name="P8">"O... Hick... Oh. Why... Hick... Really?"</text:p>
      <text:p text:style-name="P8">"Because you, my drunk highness, sent out for me."</text:p>
      <text:p text:style-name="P8">"I... Hick... Do not... Hick... Remember... sending... Hick... For... Any... Hick... Thing."</text:p>
      <text:p text:style-name="P8">"Indeed you would not, for it is not you that had sent out for me but it was your actions and secret thoughts."</text:p>
      <text:p text:style-name="P8">"Wha... Hick... At... Actions?"</text:p>
      <text:p text:style-name="P8">"Building this camp, checking out the town, wondering of the events that led to it's destruction."</text:p>
      <text:p text:style-name="P8">"Oh... Hick... Ho... I... Hick... Remember that."</text:p>
      <text:p text:style-name="P8">"So?", she asked with an enquiring voice, "Do you wish to know?"</text:p>
      <text:p text:style-name="P8">"I... I... Hick... Do!", the king replied and raised his arm to do a gesture but failed at doing so, so the arm just hung suspended in the air.</text:p>
      <text:p text:style-name="P8">"Will you even be able to listen to me and listen carefully?"</text:p>
      <text:p text:style-name="P8">"That... Hick... I cannot... Hick... Promise"</text:p>
      <text:p text:style-name="P8">"Then what is the point", Ïmäpërib sighed and rolled her eyes.</text:p>
      <text:p text:style-name="P8">"The... Hick... Point... You ask?... Hick... It is... Hick... To drink and to... Hick... Watch slugs."</text:p>
      <text:p text:style-name="P8">"Slugs? Why the slugs?"</text:p>
      <text:p text:style-name="P8">"Hick... They... Hick... Crawl and eat... Hick... Pink urumbumöm"</text:p>
      <text:p text:style-name="P8">"Urumbumöm? Pink ones?", was the goddess getting worried.</text:p>
      <text:p text:style-name="P8">"That's... Hick... Right! Pink! Hick... Urumbumöm!"</text:p>
      <text:p text:style-name="P8">"And this is the guy I'm going to send on a quest against evil.", she said to herself and once more rolled her big eyes. "I will pretend you did not just say any of that before I change my mind about telling you all I intend to tell.", she turned again to Ïlugöm</text:p>
      <text:p text:style-name="P8">"I... Hick... I... Need more ale!", were his only words.</text:p>
      <text:p text:style-name="P8">"Shut... Up! Be quiet! Or do you not want to hear the wise words I have to say?"</text:p>
      <text:p text:style-name="P8">"I... Hick... Will listen... Hick... Carefully", he promised.</text:p>
      <text:p text:style-name="P8">"Ah pah pap! Silence!", she said impatiently, "I said no talking!"</text:p>
      <text:p text:style-name="P8">"O..."</text:p>
      <text:p text:style-name="P8">"Pa!..."</text:p>
      <text:p text:style-name="P8">'Ri"</text:p>
      <text:p text:style-name="P8">"Shut... Up! Don't even try to speak.you hear."</text:p>
      <text:p text:style-name="P8">And with that the goddess Thran, the creator of all things good and evil in the world began her tale of what had happened to the human's once lively settlement.</text:p>
      <text:p text:style-name="P8">"A year ago when you gathered your army in preparation for the attack on the Ïröhöm and it's king another army was making their preparations, the army of Eastern Lebkola under Moran's command. Amakola under treat of death and annihilation relented to provide the rising army with all the heavy metal armour and weaponry, the same for the huge war machines of great power and deadly accuracy.</text:p>
      <text:p text:style-name="P8">"The black army set course directly at your most precious town, happy even in these sad times. As the evil army marched towards the lowlands and victory, you and all your men left the kingdom and went to fight a useless war.</text:p>
      <text:p text:style-name="P8">"Whilst you were away, the evilness came down the slopes and all the different signs of attack started to appear. All the animals would go crazy right before night and right before day, people were getting no sleep, it seemed almost as if sleep was robbed from the sanctity of their houses, and children, the children were the worst, they kept crying and could not be soothed at all. They must have had felt the evil rain, raining down from the mountains and gathering behind the nearest big hill, only a day's hard ride away.</text:p>
      <text:p text:style-name="P8">"They were gathering to overflow the capital without ease, without any surviving and none left alive to tell of what had happened, the town was supposed to be erased from history, never to have had existed and never to will have been remembered.</text:p>
      <text:p text:style-name="P8">"When they came they found the town at it's daily business, none expected the attack. The black army overruned everything like a huge wave of water overflows the shore and reaches deep down into the land like a wide cold tongue. Everything was getting slain, women, children, old men, everyone and everything, nothing was sacred to the evil powered army.</text:p>
      <text:p text:style-name="P8">"As quickly as the army rose from the ground and swiped through the town, it disappeared. They simply left and all that live to tell this tale live on stolen time, and they all remember the attack as looking like a swipe of a great black bird rather than a huge army. It was too swift for an army, it had to be godly created.</text:p>
      <text:p text:style-name="P8">"And indeed the scattered survivors were not far from truth, the army was that of Moran but she was not the one to create it, she was just the one to put everything together and command the apparatus. But even though the army was not made by the gods but rather by the people who fought the war and the whole race of folk that solely created weaponry and superior armour for all the great armies of the world.</text:p>
      <text:p text:style-name="P8">"The people themselves though, were both created by the godly thrall Lamon and thus could be called gods' creation since their creator was made by the goddess of all living. This god empowered army left the city bare and destroyed and never did it look back on what it had done.</text:p>
      <text:p text:style-name="P8">"This was all a week or so ago and the furious fires have not since stopped burning and ravaging the forsaken lands. The few survivors stumbled around wearily and confused, nothing made sense to them. No reason arose in their minds for why this attack would occur nor did they know what force had done it. When days had passed it was all accounted to a great and dark force waiting above the clouds to swoop down and destroy all living things and everyone that was alive became to fear the sky and it's perils. There was no food to be be found anywhere nor anyone to desire the fruits of everyone's labour, yet even though this was so there were no deaths of famine, whomever had not died in the attack would no live indefinitely, they were like lost soles, only alive.</text:p>
      <text:p text:style-name="P8">"After the sad week of black perils and dark starvation of desire an army could be heard in the distance and everyone feared that the attackers returned to finish what they had started and so everyone hid as best they could. And then they waited. When you and your mighty army were noticed coming from behind the horison over the only green hillock in sight nobody could believe their eyes, for since they thought the attack was that of an evil force, they feared it could morph it's shape into whatever it pleased and thus the survivors did not believe their eyes and remained hidden from view.</text:p>
      <text:p text:style-name="P8">"The rest of the happenings I believe are known to you and your men and thus my tellings end here. But lest I forget, you should know the army was not that of only warriors and terrifying war machines but a dark flying beast carrying a sole rider was also present and it was it that did the most damage and killed the most people.</text:p>
      <text:p text:style-name="P8">"The beast itself had a huge beak filled with razor sharp teeth mounted on a perilous head with wolverine ears and black fur grows all around it's body. The legs of this beast are not similar to any other living bird you may find, there are four of them, bulky strong ones, and each carries an armament of three lethally sharp claws that could cut through mountains. It's tail is thick and long and very strong, it could bring down the strongest of buildings and trees, so you can see your mesely art of creating wooden homes can never stand up to such a beast. From within it's dark mouth a hideous tongue lurks and hisses around to sniff the air and when the beast wills it black acidulous liquid can be spat from it's throat and whatever that spit touches turns to flames in a matter of minutes, no matter can escape such faith.</text:p>
      <text:p text:style-name="P8">"Those who ride these beasts are the darkest and evilest of Moran's thralls, the five fliers. They each represent one of the five things that bring death to the people of Golvatae and Moran uses them to aid her in this grim deed. They are all tall dark and torn. Their black capes are full of wrinkles and scars from the long years they had served their masters, and they each carry within them an enchantment of great power that gives each flier a special ability of it's own. Each of the five fliers also carries a special artifact so they can differ each from another and this one was carrying a huge and powerful warhammer, with which it swooped and swoon the town of Äkähäülöm. Anything this hammer touches turns into splinters and useless garbage in an instant for it is very heavy and carries within it the secret enchantment of war. It was indeed the flier of war itself that came to raze your town, why I know not.</text:p>
      <text:p text:style-name="P8">"Your task my noble king and drunken bastard, is to hunt this flier down and kill it, striking the first blow deep into Moran's power so this Dark Age can come to an end and the goodness of the fine gods will once again reign over all who live on the world.</text:p>
      <text:p text:style-name="P8">Everyone just looked at the shape who had just told them this fantastic tale of dread and peril and none could utter but a word as the shape began to fade and a terrible wind arose from the fluttering cloth of the tent that returned back to it's shape far before anyone could move.</text:p>
      <text:p text:style-name="P9">Next morning when the camp woke up from deep sleep they were not absolutely positive that what they had seen and heard last night was truth or fiction but the king knew, he had five riders sent out in search of the beast and it's rider.</text:p>
      <text:h text:style-name="P10" text:outline-level="1">Chapter V</text:h>
      <text:p text:style-name="P11"/>
      <text:p text:style-name="P8">Five men have been sent from the war camp night the town of Äkähäülöm to go on a gloomy quest of finding the dark force that destroyed the town. They were the bravest and the heartiest of men available, also they were the least drunk, they had been chosen by the one who told them the story of the dread and dismay that accompanied the deadly swipe of darkness upon their settlement, she showed herself in the wall and later as a formed cloth, she knew Ïlugöm would choose them for the quest.</text:p>
      <text:p text:style-name="P8">They were told by the king to leave at once and to take with them only the most basic provisions they needed so that they could leave quickly and ride like the wind, for everyone knew the dark flier would be as fast as bright lightning striking from the dark sky. Indeed the five brave warriors left within an hour of waking hour and they left for the wasteland of Ïrögëmöm at which's northernmost border lies the parting of the great river of Venremar where they knew shelter could be found and also news have been known to lurk around those parts.</text:p>
      <text:p text:style-name="P8">"Men! Let's ride! Tonight we sleep under the dark sky in the comfort of the lap of death.", yelled the leader Äkähöl and rode off in a cloud of rising ash.</text:p>
      <text:p text:style-name="P8">The other four men followed him in a very similar fashion, except for the youngest Ïbäböl who first kissed his lady farewell and told her that they would most definitely meet again when he returns, they found each other the previous night.</text:p>
      <text:p text:style-name="P8">"So you've found a girl there matey!", Äpuhätöl nudged him under the ribs as he reached the pack.</text:p>
      <text:p text:style-name="P8">"Well...", Ïbäböl blushed and looked away shamefully.</text:p>
      <text:p text:style-name="P8">"Now now, there is nothing to be ashamed there boy, it's a fact of life.", Ïheröl butted in. "You're going to tell us all that happened right?", he mentioned hint fully.</text:p>
      <text:p text:style-name="P8">"A gentleman never tells of his dealings with the ladies my old friend of the old breed."</text:p>
      <text:p text:style-name="P8">"Ah, yes. Good that you are no gentleman then!", laughed Äpuhätöl.</text:p>
      <text:p text:style-name="P8">"Am to!"</text:p>
      <text:p text:style-name="P8">"Are not, remember the last time when you did something gentlemanly?"</text:p>
      <text:p text:style-name="P8">"No... Not really."</text:p>
      <text:p text:style-name="P8">"As don't I. Which only proves my point of you being a mere warrior and no gentleman. So come on, speak up, we can't hear you"</text:p>
      <text:p text:style-name="P8">"Oh... Oh, fine then! But be ready, this gets pretty sobby fro what I recollect", he agreed, still red in the face as a drunkard at noon.</text:p>
      <text:p text:style-name="P8">"Now don't let it get too sobby! Be a man damn it!", Ïvumöl jumped in when he heard that a great story was about to be told.</text:p>
      <text:p text:style-name="P8">"I don't care, as long as you tell us the story, we all know it's a long ride ahead before we reach Ïlugöm.", Ïheröl said.</text:p>
      <text:p text:style-name="P8">Everyone else agreed, except for Äkähöl who had no mind to hear any old woman's tale of love and lust, he knew what they were doing was a geste of great importance and would inevitably have impact on all the world and those living in it.</text:p>
      <text:p text:style-name="P8">"Saviours of the world, the ones to end all dread and peril and set right what is wrong in the world. At the prime of their youth, strong and powerful, of clear thought and sound mind. They should right now be on the look out for anything out of order in sight and yes, even for what they can only sense and expect with their battle hardened senses. But instead, they bicker and chatter like little girls with nothing better to do than ask one another about their love affairs and cute boys and what ever other nonsense there is.", he said to himself wondering about what the world has come to, if it's bravest men are like little girls in disguise.</text:p>
      <text:p text:style-name="P8">While this older and over the hill warrior was thus thinking and sighing to himself the youngest of "the little girls" began to speak her tale of love and romance from the previous night.</text:p>
      <text:p text:style-name="P8">"Last night, when we got back from our quest for ale and the mistress Ïmäpërib revealed herself to tell us of the dangers that had lurked within the borders of Äkähäülöm I felt overwhelmed. To think of the dread everyone had to go through whilst I, we, were only fighting a mere war, not even that, we were returning from it happy and victorious singing joyous songs and poems of great deeds from the past. It just feels wrong, we were happy and joyful while every each one of our people was suffering unquenchable hungers.</text:p>
      <text:p text:style-name="P8">"Of course, we did not know about this, but still, it feels wrong, we should have predicted it. I mean, it <text:span text:style-name="T1">was</text:span> rather obvious. Feeling thus I took a large flagon and filled it up with the tasty brew and went to sit under the ancient tree to the West. Only a ten minute's walk from the camp, where it was almost quiet and quite dark, was hard to even see a palm in front of my face. The stars and the two lights I used to hear great tales of, from when I was still a wee child are now hidden behind the thick dark clouds of ash. Oh how beautiful the night sky must have been back then.</text:p>
      <text:p text:style-name="P8">"After a while and quite some slurps of ale I was getting a tad intoxicated and was not anymore entirely sure about what my senses were telling me, yet I could hear a subtle rustle in the ground only a few steps from myself. I wanted to act, to jump the stranger that was trying to sneak up on but I was either too drunk to do so, or my mind told me to wait and see if they are hostile. Right now it's hard to tell which is true, but I am certain that it was only luck and the choice of Thran that made the sneaker-up harmless and even warier of my person then me of theirs.</text:p>
      <text:p text:style-name="P8">"I quietly sat there and listened to the dead night to see what would happen next, there would me point in trying to look for all I could see was black wall of night, save for some shimmering objects that glistered lightly in the high camp fire from the war camp, where you guys were getting drunk and funny. Then it happened, I got jumped from behind, the person grabbed me around the throat and I barely managed to jump up and unsheathe my short sword that shimmered in the night and point it at the assailant's throat while holding them down with my left.</text:p>
      <text:p text:style-name="P8">"`Who are you, and why do you attack me here at night?', I asked for it was too dark for me to see the face of that stranger. `Do you not recognize my voice?', the helpless body then asked, and I replied that I do not, I really didn't it sounded queer to me, unlike I voice I have ever heard before. `It is I, the girl from down the street you fancied when you were only just a wee lad without pants, standing in the middle of the street not knowing who took them'", everyone laughed, "she said and I sheathed my blade again and let go of her body. `But why do you come?' I then asked and she said that she fancied me way back then too, but could never tell, or even hint, me about it because of her strict father, who had already had plans for her marriage into a rich family.</text:p>
      <text:p text:style-name="P8">"`But why do you come now? How did you manage?' I asked with a gaping jaw, for someone had put too much wood on the camp fire and it lit up so much I could see her gorgeous body wrapped in a slinky night gown through which I could see every little part of her luscious body and every square inch of her snow white skin. I almost collapsed with amazment.</text:p>
      <text:p text:style-name="P8">"She must have noticed my surprise and worship so she let out a little giggle and said with a soft innocent voice, `Does my body tease you young sir?'. I quickly erected myself, looked to the sky and replied `What dare you say miss! That I am some scoundrel with foul intentions? Remember that it is you that came skipping to where I was quietly sitting and enjoying the cold brew.' You can imagine I was all red with shame, for she did of course guess exactly what I was feeling, luckily it was too dark for her to see my blushed face.</text:p>
      <text:p text:style-name="P8">"She then, as if she could read my mind for what I wanted, raised her arm and grabbed my sword to pull me down on top of her and I fell flat on her bosoms with my chest and my face was directly above hers. `What now?' I asked.", everyone again laughed, "But she just started kissing me on the mouth and I was amased by her skill of doing so, she must have had practice since we were kids, but I didn't care, I was just hoping she wouldn't notice I hadn't had any."</text:p>
      <text:p text:style-name="P8">"First time eh, buddy.", Ïheröl poked him.</text:p>
      <text:p text:style-name="P8">"No! I have been with a girl before, of course, I mean who hasn't."</text:p>
      <text:p text:style-name="P8">"Yeah, in the kitchen helping mum!", Ïheröl laughed at him.</text:p>
      <text:p text:style-name="P8">"Just let me finish my story, or do you not want to hear what I have to say?"</text:p>
      <text:p text:style-name="P8">"Ok ok, we'll let you to it now, nothing better to do in this forsaken wasteland anyhow."</text:p>
      <text:p text:style-name="P8">And so Ïbäböl continued on with his tellings of lusty love and hearty romance, "Well, after she grabbed me and I landed on top of her and could feel her warm bosom poking my chest through the thin see through cloth of her gown stuff happened that not even a non gentleman would speak of, for it was... Messy.</text:p>
      <text:p text:style-name="P8">"And by messy I mean that after an hour we were both depleted of all our strength and stamina and could only lay there looking at the clouds, imagining where the stars are. If any force decided to attack us there and then we would both surely meet our deaths. The flowers were singing and the trees were shining in an unseen glister of forgotten times, and she, humming her song, lay there beautiful and suitless, she was beautiful. We talked and we chattered and we composed songs of love and lust, of good and fortune and for that small moment in time all the troubles of the world seemed vain and gone, as if they had never existed and the good gods were rule.</text:p>
      <text:p text:style-name="P8">"Indeed we had a wonderful time and we came to an agreement that what just happened had to be done again and that it has to bear fruit of life when the time would be right. I am hoping to meet back with her when this quest is over and I again come riding back home victorious and a hero, she will throw herself in my arms and embrace me with her gorgeous whiteness."</text:p>
      <text:p text:style-name="P8">"That is <text:span text:style-name="T1">if</text:span> you ever survive this, for I hear it is dangerous and lengthy, and <text:span text:style-name="T1">if</text:span> she decides to keep waiting for you for all this time. Women have been known to forget their men as soon as a good body comes around you know, she will forget you, and this little fling you two had.", Ïheröl spoke wisely.</text:p>
      <text:p text:style-name="P8">"Aw, come on man, don't ruin the kid's dreams so early in life, even if what you say is true.", Äpuhätöl tried to calm the situation that was about to unfold.</text:p>
      <text:p text:style-name="P8">"I am true and you know it. So why not let the kid know to not keep empty hopes in his head?"</text:p>
      <text:p text:style-name="P8">"Because you just don't do that, I mean, come on, he's young and stupid, let him."</text:p>
      <text:p text:style-name="P8">"She will not leave me and she <text:span text:style-name="T1">will</text:span> wait for me, I can feel it in my heart.", Ïbäböl budded into the useless argument.</text:p>
      <text:p text:style-name="P8">At this time Äkähöl came back from the head of the pack and began with his words of wisdom. "Are you quite done now girls? You keep on bickering and chatting back here like little giggly girls who have never seen much more than their home village and have for the first time experienced life. Have any of you even been looking around at what is going on? Have you kept your guard up in this perilous land? No! All you've done is listened to a lengthy tale about nothing and giggled and laughed at it when you saw fit. Why I bet none of you even know where we are or why we are where we are!</text:p>
      <text:p text:style-name="P8">"Has any of you noticed the dark shadow that's been following us for nigh two hours now? Have you seen the dark smoke in the distance to which we are going, for it is rising from the town of Ïlugöm and as it seems it might be suffering from the same events as did our town of Äkähäülöm, we must go in aid and also in trace of our friend we are hunting, for the distant dark smoke reeks of it's presence.</text:p>
      <text:p text:style-name="P8">"Well I bet none have! You're despicable, and frankly I am disgusted at your behaviour.", he said turned his Ïpusäröm and galloped into the distance with the others following, each deep in their thoughts knowing that their behaviour was indeed unfit for a warrior.</text:p>
      <text:p text:style-name="P8">After two days of rather uneventful riding through the wasteland where on occasion they found deserted villages that had hard lives even before the Darkness came swooping for this land has always been bare and fruitless and full of evil beasts and criminals who would raid these poor villages with every chance they got. Of course the beginning of the Dark Age had not helped at all but rather made things even worse and most of the people living in these parts of the kingdom left their homes and fled to the bigger, safer towns.</text:p>
      <text:p text:style-name="P8">The whole land was one big sorry sight, you couldn't help but feel pain in your heart when you looked at the scattered roubles of poor wooden cottages with caved in roofs and shaggy walls. From time to time a person could be seen or one of the animals that now ran wild since men did not take care of them, some fared better and some worse, very few survived.</text:p>
      <text:p text:style-name="P8">They thus reached the town of Ïlugöm and as Äkähöl feared they found it in a state of dismay. There were fires raving everywhere and people running around bloody and confused, a state of panic could be felt in every action anyone made, it was hard to believe they could have survive two days like this. This time the warriors did not need to ask anyone about what had happened; they knew for it was their quest to hunt the perpetrator down and kill it and cast it's dark soul into a bright gem of light where it would never come out to haunt the living again.</text:p>
      <text:p text:style-name="P8">Because help was what the people of the town needed right now it was what the brave men provided, they helped save people from the burning ruins and helped treat the wounded. There were many dead but none to take care of their remains so dead bodies laid everywhere you looked, there was no way to move around but to walk on dead human flesh; many commoners were disgusted by this and collapsed from this overwhelming emotion.</text:p>
      <text:p text:style-name="P8">That night, when the five warriors rested their heads on their arms and went to bed, everyone dreamt dreadful nightmares about the one they were seeking, unknowing it was in fact him who dictated the dreams, and he gave each a valuable piece of information on how to find him, his life lacked fun, knowing that they would never piece them together, not with what they each thought the information was for it was differently metaphored for each.</text:p>
      <text:p text:style-name="P8">When they woke up into a gloomy morning they all felt broken and weary as if their sleep was in fact a hard day training with the army at home, but none dared to complain because they wanted to be manly. After all of the weapons and armour were cleaned and taken care of, and the last of the provisions have been emptied they took off in follow of the trail of death towards the end of their quest.</text:p>
      <text:p text:style-name="P8">Soon they reached the Venremar's Northernmost parting in water flow, Ïlugöm where they dismounted and wanted to board the rafts that were there so travelers could cross the perilous rapids, which only the raftmen knew well, to reach the other side. There were no rafters to be found, they had all been either killed by the dark hand of evil or have fled the river side to find safer ground to live on.</text:p>
      <text:p text:style-name="P8">"How are we to pass these rapids then? Every means of crossing seems to be gone.", Ïvumöl was the first to complain.</text:p>
      <text:p text:style-name="P8">"Yes, even the rafts have been either taken by their owners, the lurking evil that needs them for it's own purpose, or have burned in the fires. Which I know not, but I do know that fires on both sides have reached right to the water.", Ïheröl said.</text:p>
      <text:p text:style-name="P8">"We should build a raft of our own and simply glide over the surface of this thing.", suggested Ïbäböl.</text:p>
      <text:p text:style-name="P8">"Ha ha! Do you see any trees or anything useful around boy?", Äpuhätöl laughed at him.</text:p>
      <text:p text:style-name="P8">"Well no, but I am sure material could be found.", quickly answered Ïbäböl.</text:p>
      <text:p text:style-name="P8">"You know as well as I the last useful plant we've seen was the old tree back home, and that is both too far and too valuable to our kingdom.", Ïheröl then said.</text:p>
      <text:p text:style-name="P8">"There is a shallow part half a day down stream where the river widens three widths. It is said the widening is shaped like a giant's footprint.", decided Äkähöl, "We ride across it as if it were a small puddle."</text:p>
      <text:p text:style-name="P8">"You are crazy! Have you any idea how cold the river is these days?", Äpuhätöl jumped and complained.</text:p>
      <text:p text:style-name="P8">"I do, that is why I said ride instead of walk, you are lucky, it's not much warmer in summer yet folk walk across it, now you get to ride over, do not despair, the animal will be fine."</text:p>
      <text:p text:style-name="P8">So they all did as the leader commanded and rode over the water and it splashed all around them so they ended up soaken wet even though they were high up from the water's surface on the backs of their Ïpusäröm. And again they rode towards the horison, or rather the mountains the began peeking from behind it, in clouds of grey ash rising from beneath their Ïpusäröm's feet.</text:p>
      <text:p text:style-name="P8">When they thus rided they again began chattering to scare the evil boredom away and make time fly faster, and again, as before, Äkähöl rode up front, thinking to himself what childish people he has on the geste with him. But as they went over a small hillock one of them disappeared. Without a shriek, without a trace, no sound could be heard from him, he was just gone, it was Ïheröl.</text:p>
      <text:p text:style-name="P8">"Where the bloody hell did that damned lad go to now!", Äkähöl yelled in anger.</text:p>
      <text:p text:style-name="P8">"There is no trace of him! He simply... Puffed, and now he's gone!", Ïbäböl almost cried.</text:p>
      <text:p text:style-name="P8">"There is nothing more we can do than go back to where we last heard from him and try to find out what happened.", calmly suggested one of the older men, Ïvumöl.</text:p>
      <text:p text:style-name="P8">And so they returned, backtracing their step as accurately as humanly possible. They reached a giant hole in the ground and when they looked into it they saw Ïheröl lying there on the ground deep down, motionless and speechless, his arms were bent in weird angles beneath his body and his legs were also in a similarly strange position.</text:p>
      <text:p text:style-name="P8">"We should get him from there...", Ïbäböl said with a hush voice because he was afraid of what was going on, if men could just vanish into holes like this around here, then he wanted to leave as soon as possible.</text:p>
      <text:p text:style-name="P8">"Why should we, he is dead.", Äpuhätöl uttered his fears, or rather his laziness.</text:p>
      <text:p text:style-name="P8">"He is not, I can see him breathing you warrior of wee mind.", Ïvumöl shut him up.</text:p>
      <text:p text:style-name="P8">"So how do you all expect us to get Ïheröl from way down there?", asked Äkähöl.</text:p>
      <text:p text:style-name="P8">Everyone pondered their options and most found none and even those who did find some discarded them as soon as they were thought up because most of them were really silly and down right stupid.</text:p>
      <text:p text:style-name="P8">"Could we really not devise a rope of some sort from something we could find and then lower it down to Ïheröl and pull him back up?", asked Äpuhätöl yet again.</text:p>
      <text:p text:style-name="P8">"From what? Do you see anything growing anywhere?", mentioned Ïvumöl.</text:p>
      <text:p text:style-name="P8">"Well there are plenty of those animals with long fur, we could use the fur couldn't we?"</text:p>
      <text:p text:style-name="P8">"I don't see any, and their habitats are at least half a day's ride to the West, nigh the Dark Wood. There is no way you could get there and back again fast enough, also how long do you think it would take you to hunt enough of them down, and then to make a rope, there is no way. And besides, even if you did make a rope, it would be us that would have to go down not Ïheröl to get up, he is in no condition to climb a rope, nor can he wrap it around his wais when he is unconscious like this."</text:p>
      <text:p text:style-name="P8">"Yes... I guess you're right." Ïvumöl agreed, "But what then? What can we do?"</text:p>
      <text:p text:style-name="P8">"We could jump in after him", Äkähöl said with a grim voice.</text:p>
      <text:p text:style-name="P8">"But we will die!", Ïbäböl shrieked.</text:p>
      <text:p text:style-name="P8">"We would not, Ïheröl was not expecting this to happen to him, we will so we will be able to land properly and not get hurt."</text:p>
      <text:p text:style-name="P8">"But we might jump on him!"</text:p>
      <text:p text:style-name="P8">"Yes, that is a risk, but a risk I am willing to take any time over leaving him here for death to find.", he said with a low voice, "Come! Let's jump in after him!", he commanded with a loud and strict voice and immediately jumped in the wide gaping hole.</text:p>
      <text:p text:style-name="P8">Everyone flocked around the hole to see if Äkähöl was hurt or killed, but instead they found their brave leader waving at them from the bottom of the pit, urging them to come down. Ïbäböl was first to jump in and right after the other two followed.</text:p>
      <text:p text:style-name="P8">There was a nice whistle of air flowing around the warrior's ears when they fell through the air, they felt weightless, as light as a feather and as dumb as a rock. When they reached the ground a whole new world opened up before their eyes, it was bright because the walls illuminated bright light but as soon as you wanted to reach out to touch the light it died where your hand drew closer and lit up again as soon as you took it away. They were in a corridor of some sorts, the ceiling arched down to the flat floor and the whole thing was big enough for them to stand normally and the short Ïbäböl could even jump a little. Everyone felt baffled by the beauty of the lightning walls so for a moment they just stood there, not knowing what to do.</text:p>
      <text:p text:style-name="P8">"Come on! Let's help Ïheröl", the leader snapped out of his trance.</text:p>
      <text:p text:style-name="P8">Quickly was he risen and found to be unhurt just badly shaken and stirred, but he would be fine. Bigger problems arose now, how to get out of the cave they found themselves in, there was no way back up and they certainly did not know which way down the corridor they should go and even if there was a way out of the cave at all.</text:p>
      <text:p text:style-name="P8">Sounds could be heard in the distance, very faint and quiet sounds, hardly audible and since there were no other suggestions they decided to follow the intriguing noise going down on the slope of the tunnel, deeper into the cave.</text:p>
      <text:p text:style-name="P8">"Should we not go towards the surface to get out of this dreadful place?", Ïheröl asked cautiously with fear in his voice.</text:p>
      <text:p text:style-name="P8">"Relax, if we were anywhere to the surface we could feel a small breeze, and I don't remember seeing any holes, or even cave entrances around, so if we follow the sounds it cannot be that wrong.", Äkähöl calmed him.</text:p>
      <text:p text:style-name="P8">Äkähöl was, as it was often the case, correct about his assumptions on the subject; the path of following those sounds will inevitably lead them to a secret underground civilisation that has never been seen before by the surface folk, a distant relatives of the Amakola.</text:p>
      <text:p text:style-name="P8">When they were walking quietly and in dread of the glistering walls, with their ears full of the beautiful music the reached a narrowing in the corridor, it narrowed down to a small hole through which even one's hand was hard to put through. Äpuhätöl took his shiny dagger and put it through to see what was on the other side and find out if it was safe to proceed the journey. He saw nothing but the all too familiar blistering light.</text:p>
      <text:p text:style-name="P8">"We can proceed sir.", he nodded to their wise leader.</text:p>
      <text:p text:style-name="P8">"Right! Ïbäböl, Ïheröl, bring down the wall so we can climb through the hole and go on with our journey to get out of this ass hole of the world.", commanded Äkähöl.</text:p>
      <text:p text:style-name="P8">His command was quickly fulfilled and before you could say `damn this rat hole of a godforsaken place nobody likes and everybody hates' the wall was laying on the ground in rouble. Everyone pulled their bodies through, which they could only do if they took off all their leather and bone armour and thus became very weak to attack.</text:p>
      <text:p text:style-name="P8">On the other side a huge cave opened in front of their amazement stricken faces. From top to bottom of it must have been at least the height of twenty men, and from left to right it was further than the eye could see, the only hint of where the huge hall would end was the very subtle arch of the ceiling. All the walls, as before, shone with bright white light that seemed to be coming directly from the stony walls themselves, and there were spikes growing from the top and from the bottom and at some points they would touch and blend to form massive pillars that most probably helped carry the immense weight of the roof.</text:p>
      <text:p text:style-name="P8">They found themselves standing on a small ledge somewhere in the middle of this great hall and as they carefully stepped to the very edge of it a great view down into the deep bowels of the earth revealed itself. It was beautiful and even scary, for the height was greater than any of the men has ever seen before, it seemed almost as a bottomless pit or one of the always thirsty and hungry dragon throats.</text:p>
      <text:p text:style-name="P8">Indeed even to just stand on the end of that high ledge was a dangerous thing to do and the weakest of them, Ïbäböl, even got queesy by their doings, so they all took a step back, where they could still enjoy the view but be rather safe in doing thus. Deep down beneath their feet they could see the roofs of a city bustling with life. This was a city indeed, it was at least five times the size of anything they had seen before and it made their whole kingdom look like a children's toy. Comparisons seemed impossible to them, it was simply amazing.</text:p>
      <text:p text:style-name="P8">The city stretched the entire space of the ground and it must have been touching the very walls of the huge place with it's borders. In the distance big pointy towers could be seen rising high up from the level of the rest of the roofs, almost touching the ceiling. None of the men knew what those were but they thought them to be the most gorgeous of everything they could see.</text:p>
      <text:p text:style-name="P8">There was only one strange thing they thought about the city, they wondered why all of it was a shade of green, the walls, the streets the roofs, everything, it just seemed so unnatural to them. When they were thus gaping in awe the shelf began to tremble, just a little bit at first, but big tremors soon after. They had no idea what was going on and were starting to panic for they did not know what to do.</text:p>
      <text:p text:style-name="P8">"It seems... Only we are shaking... The cave is fine!", Ïvumöl yelled.</text:p>
      <text:p text:style-name="P8">".. It does... But what does... That mean then?", Ïheröl asked.</text:p>
      <text:p text:style-name="P8">"It means... That we are in no real danger... It's not a quake."</text:p>
      <text:p text:style-name="P8">"But... What if the whole... Thing... Just plumits to the ground... With us on it.", Ïbäböl asked with streams of sweat flowing down his face like rivers.</text:p>
      <text:p text:style-name="P8">"Great fall that would be...", Äpuhätöl laughed.</text:p>
      <text:p text:style-name="P8">"Laugh all you want...what if it's true?", asked Ïbäböl again.</text:p>
      <text:p text:style-name="P8">"Can you feel it?", Äkähöl suddenly sprang into the conversation.</text:p>
      <text:p text:style-name="P8">"Feel what?", everyone else asked.</text:p>
      <text:p text:style-name="P8">"The shaking is periodical, and it's waning away."</text:p>
      <text:p text:style-name="P8">"What do you mean periodical?", Äpuhätöl stupidly asked.</text:p>
      <text:p text:style-name="P8">"Means it was not a thing of nature but something with a good explanation attached to it.", sounded the reply.</text:p>
      <text:p text:style-name="P8">Äkähöl rose from his position and leaned far over the edge of the ledge to have a look at what was going on and causing all the shaking that was mixing them up. What he saw was amazing, it was a giant person walking past right under the ledge. It was as tall as the tallest tree in the woods and it swivelled left and right when it walked; with every step the ground shook like there was no tomorrow. The person strangely had a green tin to it's skin, but this was probably because of all the green everywhere, not because it would in fact be green. On it's feet there were big furry things, impossible to tell if it was shoes or actual native fur, the same can be said for the groin region of this giant. From the top of it's bald head rose a long thick ponytail that flung around with every swivel. Now he did not know this but the race was very closely related not only to the Amakola but also to Ujkelah from the Dark Cave in the Silent Valley.</text:p>
      <text:p text:style-name="P8">"There are giants lurking around.", he said to the rest of the party, "We need to be careful with what we do and avoid getting caught at all expense."</text:p>
      <text:p text:style-name="P8">"Remember, we still need to get out." Ïbäböl did not forget to mention.</text:p>
      <text:p text:style-name="P8">"Yes, but do you see any way to do thus?", asked Äpuhätöl.</text:p>
      <text:p text:style-name="P8">"I do not, but there is bound to be an entrance around here somewhere."</text:p>
      <text:p text:style-name="P8">"Why would it be? The whole city is large enough that no outside help is needed for everyone to thrive and flourish.", wisely uttered Äkähöl.</text:p>
      <text:p text:style-name="P8">"Yes but still, somehow this had to all be built, and even the giants themselves ahd to find a way in at one point in the world's history."</text:p>
      <text:p text:style-name="P8">"Then why are these kinds of giants recorded in any ancient tales and tellings? Why is it that a giant race such as this could remain hidden from sight and knowledge?", Äpuhätöl complained at the theory again.</text:p>
      <text:p text:style-name="P8">"Even if there is a way out, how are we to find it inthsi huge place with so many buildings and giant feet lurking around?", Ïvumöl asked.</text:p>
      <text:p text:style-name="P8">"We use our smallness as a gift from the gods and sneak around unnoticed. We wil be out before you would think.", Äkähöl calmed everyone's mind.</text:p>
      <text:p text:style-name="P8">"Still, we don't know where to go even."</text:p>
      <text:p text:style-name="P8">"We follow the path of fresh air, it has to come from somewhere."</text:p>
      <text:p text:style-name="P8">And so they did as the leader suggested and began to climb down from the high stony ledge, careful not to make a sound, nor to make loose some rocks which would plumit to the ground and give them away for certain. In an hour of heavy climbing they reached the hard ground and they were all exhilarated by this for many times it happened that one of them almost fell to his death but could quickly find his grip and be saved once more.</text:p>
      <text:p text:style-name="P8">Everything looked so different from way down here on the ground, they couldn't even see the ledge they used to sit upon and this was the first time the danger of their endeavour stroke them now they firstly realised their lives were constantly at stake, even when just doing silly things.</text:p>
      <text:p text:style-name="P8">Ïvumöl picked up a piece of dry weed lying on the ground and threw it in the air, "This way," he said and began walking to roughly Northwest. Everyone followed him and they were all wearily looking around to find any peril that would try to test it's luck on this little host to brave warriors.</text:p>
      <text:p text:style-name="P8">Pretty soon they began to see the edge of the huge cave, but they could not see where the breeze was passing through the stone wall. And even reaching the wall itself yielded nothing, it was a bare wall and nothing could be pushed through it to pass some walls. As they thus stood around and pondered the predicament, suddenly they found themselves soaring through the air. They flocekd together like a herd of little cuddly sheep for they did not know what was going on and were rather scared.</text:p>
      <text:p text:style-name="P8">Ïvumöl took up the courage to find out what was going on and what he found was baffling to say the least. They were sitting in the palm of the biggest of the giants. He took them to his king and said, "I've found some intruders that should not be here. I think security of our settlement has been breached, they should be thoroughly asked about what they are doing here.</text:p>
      <text:p text:style-name="P8">"Fine! Do so!", the giant king replied.</text:p>
      <text:p text:style-name="P9">With that the host of warriors on a grim task disappeared instead in search of the Death Flier into the underground dungeons of the giant underground race, where they were not to be found for years to come.</text:p>
      <text:p text:style-name="P12">Chapter VI</text:p>
      <text:p text:style-name="P13"/>
      <text:p text:style-name="P14">Smoke was rising from the ruins of Ïröhöm as the victorious barbarian army left the lands of battle and went to their own home town towards the East. Dreary silence lurked above the ransacked ruins for there was no being to move even a slight tingle in the air, all was silent, all was peaceful. It was the quiet after the battle as it was called in those days.</text:p>
      <text:p text:style-name="P14">Not long after though, the eery silence was disrupted by black ravens that came swooping down from the dread of darkness to collect their pay and feed their stomachs. They landed on a dead human body of their liking and started pecking at it, first the eyes and then the tongue. Next was the brain if only it was reachable, for the skull bones are much too tough for them to poke through. Given enough time and lack of dead flesh and only bare bones would remain, baking in the light of darkness, this time though, there was enough dead meat for them to pickle just on the juicy eyeballs.</text:p>
      <text:p text:style-name="P14">As hours of this feast passed a body suddenly moved as a black bird wanted to have a go at it's eyeballs and the bird quickly flew away to the nearest raised position from where it observed the new object in it's environment, a living dead body. Slowly the body got up, finger by finger, limb by limb it worked towards that goal and as it reached it, it slowly straightened up into a crooked standing positions, for a moment it just stood there, looking, watching the soil beneath it. `What has become of everything.' it thunk to itself and began to wearily move around. It was queen, or former queen even since her son took over, Äpëhilib and she wanted to find her little boy.</text:p>
      <text:p text:style-name="P14">She climbed up a small pile of ruins and it seemed like it took a day to achieve such a deed. From the top of this unnatural hillock she could see right into the wine cellar of the former great castle. There on the floor her, to her, young son was laying in a puddle of blood mixed with mud dust and ash, seemingly in deep pains. Äpëhilib let out a shriek of woe when she saw this and quickly ran down to embrace the fallen son in her arms.</text:p>
      <text:p text:style-name="P14">Her white hands lifted up his head and held it on her bosom, she embraced him with all the strength her weak body still had left and she cried over the loss of a son, the only heir to her husband's kingdom. Now the heir was dead and the kingdom could go on no more, the end of the line was here, in only just the third generation since the beginning of folk. She knew something had to be done, but what she knew not, all she knew was that she was the sole survivor of the brutal attack of the Eastern neighbours, an unjust attack even, and she knew that now she was ruler of the kingdom, or queendom as the word seemed to fly by her thoughts.</text:p>
      <text:p text:style-name="P14">There was indeed nothing she could do, she knew this, so she just sat there and wept into her son's wet hair, he was the sole link to the past she had now, and even he was not eternal, she would have to some day give him away, berry him under the ruins of his castle, as it was customary at the time.</text:p>
      <text:p text:style-name="P14">The little light she had in the ruin filled cellar was blocked by a large shadow, she turned her weepy eyes full of tears up towards the sky and saw a man standing there, in shining armour that shined from an unseen light, looking at her as if he wanted to say `Look at yourself, almost dead and full of scars and bruises, a common woman!'.</text:p>
      <text:p text:style-name="P14">Äpëhilib took quite some offence by this harsh words, that were not even ever spoken, but somehow she knew they were the man's mind, she was the sole ruler of the land now and this man, a common man with a fancy armour, dared speak to her like that.</text:p>
      <text:p text:style-name="P14">"Who are you?", she asked shielding her eyes from the strong light with her arm.</text:p>
      <text:p text:style-name="P14">"That matters not my child.", the figure answered.</text:p>
      <text:p text:style-name="P14">"Then what? What matters then, if I cannot even as little address you by whatever name you give yourself?"</text:p>
      <text:p text:style-name="P14">"What matters is my message to you sweet child of humans."</text:p>
      <text:p text:style-name="P14">"Then tell me," she said sobbingly and turned back to the head of her beloved dead son, "Tell me evil figure, tell me your message, stop torturing my forgotten soul, stop tempting my fears!"</text:p>
      <text:p text:style-name="P14">"Very well child, if you truly wish to hear then I can tell my message. You have been chosen, no longer are you a mere queen subdued to the will of your king and his power, now you rule on your own and the feudal lords will listen to what ever choices for the queendom you make. From now on it is no longer your worry only how to dress but you need to rule if you intend to keep reign over your lands.", the figure aptly spoke.</text:p>
      <text:p text:style-name="P14">"But, the task you lay on my shoulders is a burden, I cannot carry it on my very own. I need the support of a husband!", she wept loudly.</text:p>
      <text:p text:style-name="P14">"This is a reason for the existence of your feudal lords, they do what you ask them to and as long as your requests are doable they do not revolt and cast you off power and into the dark abyss of forgotten rulers. Come morning you will rise from the final resting place of your son, there will be five able men waiting for you when you come to the surface, do not ask them anything, if they will, the will tell you who they are, but they may not, it is not important, who, what, or why they are. They will lead you to the South where you will be helped to raise a new castle of Ïröhöm from which you will rule your new kingdom; this old one will fade from memory of all, and your oath to the kingdom of Äkähäülöm will be fulfilled."</text:p>
      <text:p text:style-name="P14">"What do you mean, what oath?", she asked, intrigued by the instructions.</text:p>
      <text:p text:style-name="P14">"It does not matter what oath, it was a pact made twixt your husband's father and the father of Ïlugöm, nobody is supposed to know what it was except for heirs so the pact could one day be fulfilled, but you are not a direct heir of either, you are a new leader. Now go to sleep, sobbing over the head of your dead son will do you no good and you have to preserve your strength for tomorrow's journey is to be filled with events and wearying events."</text:p>
      <text:p text:style-name="P14">"Why are you helping me like this? What is it to you if this kingdom survives or not?"</text:p>
      <text:p text:style-name="P14">"Let me just say that I care about the home of the men who are questing for the saviour of the world, they shall be informed about the events and the movement of the kingdom, worry not. Now sleep my child, sleep."</text:p>
      <text:p text:style-name="P14">The figure waved it's hand and began to fade away into the light coming from it's back and just as it completely disappeared, Äpëhilib was sound a sleep and would not move again till dawn.</text:p>
      <text:p text:style-name="P14"/>
      <text:p text:style-name="P14">When Äpëhilib opened her eyes again she could see the dim light, the heavy ash and dust and clouds and fog of the dark age were obstructing it, poking through the opening of the cellar door through which she had came down here a day before. She vaguely remembered some mystique figure that gave her some orders but she could not sort out her memories perfectly inside her head, she felt as if she had been drinking heavily even though she was not.</text:p>
      <text:p text:style-name="P14">She looked down once more to kiss her fallen son good bye but instead of his head she just found a small tomb stone with a very simple "Here lies Ïnögöl, may his soul find the lands." so she just got up slowly and wearily for there was nought a reason to remain anymore.</text:p>
      <text:p text:style-name="P14">With pain in her knees and back she slowly reached the top of the cellar stairs and indeed there were five men, as the figure promised; she was very amazed by the fact. "Who is the one who had sent you to come to my aid, oh able men of the world?", she asked despite what she was told.</text:p>
      <text:p text:style-name="P14">None of the five answered her question, but one simply walked up to her and embraced her hand in his and took a long deep glance at her eyes. She felt like her soul was being drained, like he was drinking it with his eyes, but at the same time she felt like she was receiving great power and trust for her actions, and indeed she was correct at her assumptions and observations.</text:p>
      <text:p text:style-name="P14">"Come", said the man and gently pulled her towards the South, their destination.</text:p>
      <text:p text:style-name="P14">As soon as she and the host of men reached the borders of what was once the general area of the castle of Ïröhöm, there were six Ïpusäröm waiting, one for each. Äpëhilib had seen these kind of creatures many times before but none were of such good stature, she felt amazed.</text:p>
      <text:p text:style-name="P14">They all mounted their beasts and rode with a quick pace towards the Southernmost borders of Ïröhöm beyond which the once light woods of the Makola lay.</text:p>
      <text:p text:style-name="P14">"Why are we riding towards the cursed woods of the Makola?", Äpëhilib asked the knight closest to her.</text:p>
      <text:p text:style-name="P14">The knight looked at her with a very straight face as if he despised her for what she had asked, yet still he answered "In the woods salvation lies."</text:p>
      <text:p text:style-name="P14">"But why? Why all the way there?", she replied with a question hardly hiding her surprise.</text:p>
      <text:p text:style-name="P14">This time the man rudely looked away from her, hiding his face and his eyes, looking into the ground, as if he wanted to show that he is deeply disgusted by her stupid endless questions. "You shall find out soon enough.", he said and quickened his pace to ride in front of her as to not be obliged to deal with her any more.</text:p>
      <text:p text:style-name="P14">Soon enough, after two days of endless riding, they reached the destination of their travel without much happening because the knights knew the path well and were not talkative at all, in fact the last words Äpëhilib has heard were "You shall find out soon enough.".</text:p>
      <text:p text:style-name="P14">They stopped nigh a small bend in the Western river, the ground they were standing on were a bit sandy, very near the river even dust like. On the other side stood the Great Forest and in it's true fashion it didn't start out slow, as just a bunch of undergrowth, no, there were high thick trees right from the start, the river licking their roots. Äpëhilib tried to penetrate the darkness in the Woods with her eyes but to no avail, it was far too dark and her eyes far too weary.</text:p>
      <text:p text:style-name="P14">"So, now may I know what we are doing here?", she asked impatiently.</text:p>
      <text:p text:style-name="P14">"You may.", shortly answered one of the men.</text:p>
      <text:p text:style-name="P14">"Well?", she poked at him with a raised voice.</text:p>
      <text:p text:style-name="P14">"On this land you will erect first a tower and then evolve it into a great castle, far greater than the old castle of Ïröhöm. The tower and then the castle will from now till ever be known as Ïfutäröm and you will by all be recognised as queen of your queendom of Ïröhöm, indeed the first queendom in the world. With this though comes a price, you are immortal.", the knight explained what is to happen with the usually monotonous voice.</text:p>
      <text:p text:style-name="P14">"Ha! Curse? Price? How is it a price to pay if I am never to grow old, never to die, always will I be like this, it is the bestest of gifts to get!", she uttered merrily.</text:p>
      <text:p text:style-name="P14">"Indeed it might if all you said were true, but it is not. What you get is immortality and immortality alone, there is no eternal youth, there is just undeath."</text:p>
      <text:p text:style-name="P14">"Oh... That <text:span text:style-name="T2">is</text:span> terrible." she spoke calmly and with a certain discouragement in her grim voice.</text:p>
      <text:p text:style-name="P14">"There is another thing," another knight came close "you shall go into the land of the unconscious yet again and when you wake up you will be laying on the floor of the top floor of Ïfutäröm, your body will be embraced by the last outfit it will ever feel on it's skin. The outfit will for ever stay beautiful and of perfect colours.", he said.</text:p>
      <text:p text:style-name="P14">"What? What will it be like?", she couldn't resist to ask.</text:p>
      <text:p text:style-name="P14">"It shall be as black as the darkest of the nights and deepest of the seas and it will enwrap your figure perfectly snug, you will feel no constraint by this, other than you will be making little steps, but you won't need walking at any case, your tower and later the castle is the last place you will see with your eyes, save for what you can glimpse from the windows.</text:p>
      <text:p text:style-name="P14">"Your nails will be turned black and your hair long and smooth and as it is now, deep black. The dress shall have short sleeves to the elbow and from there part of it will hang freely and the same shall be for the bottom end of the skirt, it will spread out on the floor as legs of a spider." The knight explained what Äpëhilib wanted to know and just as she began to picture it he clubbed her on the head so she collapsed flat on the floor with her face turned towards the sand.</text:p>
      <text:p text:style-name="P14"/>
      <text:p text:style-name="P14">When she after time woke up she found herself laying on cold stone floor in a room she was not familiar with. She slowly got up and looked around to find the five men to ask questions for there was much she wanted to know about her condition, but alas everyone was gone and she was alone with herself and the black bird that seemed to stand on the Northern window of the four. She looked around and found that the room although similar to the ones she knew from the old castle of Ïröhöm was in many ways very different.</text:p>
      <text:p text:style-name="P14">In the old castle all of the rooms were made so that they resembled life and good fortune for all, there were many beautiful paintings hanging on the walls and many torches were sticking out of the thick stone walls. Also there were many red banners with the king's golden crest on them, he was very vain in that manner as he wanted everyone to know how magnificent his crest looked.</text:p>
      <text:p text:style-name="P14">This room she found very different, there were not many decorations at all, the whole room had only but one black banner with a crest she could not understand the meaning of, yet she could feel that it was her crest. Lighting came from only one torch hanging on the opposite wall of a huge black bed, which seemed very comfortable yet in a strange way kind of scary. She also noticed there were only four windows, each turned straight to one of the sides of the Golvatae, yet there was no light coming from them, it was very queer. She stepped to the Souithern, opposite of the scary bird, and looked outside to see if it was night, it was not.</text:p>
      <text:p text:style-name="P14">"The windows of death and decay let through no light", croaked the black bird and startled Äpëhilib.</text:p>
      <text:p text:style-name="P14">"Wha.... What do you mean prophet, thing of evil, prophet still, if bird or devil!", she asked with an wary voice.</text:p>
      <text:p text:style-name="P14">"Thy mortal soul, turn'd immortal, in the black tower of Ïfutäröm and the black dress of evil death, thou was enchant'd never to seest light again, never to witnessest a living person in thy presence ever more, all thine army resurrect'd, dead with thou for ever, thyself the only one alive. Thy qeendom is the queendom of the dead, dead soldiers lurketh around and figheth thy battles of doom. Foolest thyself not child, thou art a thane of Moran herself."</text:p>
      <text:p text:style-name="P14">"Evil bird you warry me with your words, you warry me to death and evil ghosts of battles past and deaths to last, leave, away from my sight and away of my soul, leave me now and for ever, never come back to haunt me again."</text:p>
      <text:p text:style-name="P14">"I shan't leave for I am to thee bonded and for ever am I destined to be thy advisory and accomplice in the heaviest of times, foolest thyself not I am here to stay for it is myself that lies in the pupil of thy crest on the black banner of death."</text:p>
      <text:p text:style-name="P14">"No! I won't take such an evil faith for my own! Leave me now evil ghost of doom and leave me be, leave me to sleep and never come back from being covered in the darkness of death. Leave my mind alone, stop haunting me evil thing!"</text:p>
      <text:p text:style-name="P14">"Alas child, thou art as it is covered in the blackness of the lordess death, thou art hers to serve for ever, thou cannot escape, thou must not, great things lieth in store for thy life in death."</text:p>
      <text:p text:style-name="P14">"But I am very much alive my evil black bird, I have not died with the rest, can you not see me standing here, can you not feel my presence, not sense my strong spirit in this warm white body?"</text:p>
      <text:p text:style-name="P14">"Alas child, a mirror I shall concoct and thou shalt see thee in it not for thine spirit is all that thou hath left for the body you leaveth night thy son's resting place. It layeth there cold as stone, white as bone, it hath been pecketh apart by animals of carcasses, animals you now control with thy very own will and power, thou art the mistress of death."</text:p>
      <text:p text:style-name="P14">"This cannot be! How can this body that feels so alive be so very dead, if what you say is true then indeed I am cursed with endless life in timeless death, I am the ruler of my queendom, yet my queendom is dead and all I have left to rule are ruins of dark deceit and skeletons of great strenght of will and fragility of body. I am doomed.", she collapsed into the dark throne that simply appeared out of nowhere for she only just thought of having it. "What was that", she yelped surprised, "how did this get here, I remember it not from before."</text:p>
      <text:p text:style-name="P14">"Indeed thou dot not, for it wereth not before, thou makest it with thy thought and power of will. Thou hast not listenest my words when I told thy powers now art great and that thou possesest great magics of necromancy and of summoning. Thou art the most powerful of the land, save for Moran thy master."</text:p>
      <text:p text:style-name="P14">"Bird, thing of evil or of devil, I know not, but thing of mine for certain, this is not a curse it is a blessing. How can death be so kind, how can it be so beautiful, how can it grant such great gifts of power."</text:p>
      <text:p text:style-name="P14">"A gift it be indeed but alas with every gift cometh a price, as it hath with thine immortality, for with great power cometh great responsibility to do what thy heart commands and to seep through endless affairs of the world to findest only just the ones thou wishest to participatest in."</text:p>
      <text:p text:style-name="P14">"Great things indeed, but I am not afraid, I take on the challenge of being the ruler of death, to be the mistress of death and all that is evil."</text:p>
      <text:p text:style-name="P14">"Thou takest on thyself too much, thou art but a thrall of Moran and thy heart ist posses'd by her evil powers, all it thinketh of is her very own concoction, and she wilt useth thou for her affairs of evil and of death, thou commandest only the afterlife, those thou choosest travel not to the promised lands of Gormorthra but instead travel to thy queendom and are enslaved by thine evil powers."</text:p>
      <text:p text:style-name="P14">"Commanding the afterlife is still a great thing, and I wish to use it to commit what I want to the world for casting me out and not coming to my aid when I was in need."</text:p>
      <text:p text:style-name="P14">"Thou king hath no allies, he cast'd them out of his hearth long ago with the treason of the sacred oath between two kingdoms, thou now sufferest the consequences of such an evil dead and art curséd for ever to servest evil and be it's thane."</text:p>
      <text:p text:style-name="P14">"As you wish my evil bird for as it is you are the master until I get used to who and what I am and what am I supposed to do. And what the bloody hell is that rumbling I hear everywhere.", she looked around the room annoyed to the bone.</text:p>
      <text:p text:style-name="P14">"It be the build of thy castle taking place all 'round this tower of doom. Lookest outside and see with thy own eyes at the magnificence of the build."</text:p>
      <text:p text:style-name="P14">She looked through the window on which the bird was standing and it moved only just a little so that she could fit snugly and have a look. What she saw was pure magnificence, there were many tall towers poking from every corner of the thick black walls, everything was shaped in such a manner that it seemed even taller than it was. Every arch and every roof ended in a sharp and tall spike there were shapes of human and other skulls, also many reliefs told their stories from the walls. They were stories of Moran's own devise, they told what had been happening with the world from it's very beginnings, and all her anguish and disgust was poured into them. Many also told the story of Äpëhilib and there were even parts of the story told that had not yet happened, which the queen found queer but pleasing. All of the reliefs casted from them a grim essence of death and sorrow for all the figures, be it god, folk or creature, was shaped in it's bare bones and the stone being used was the deepest shade of black to be found, indeed it had been brought down from the Black Mountains of the North.</text:p>
      <text:p text:style-name="P14">The proud river that ran nigh the main tower of the black castle of Ïfutäröm turned red with unseen blood and it ran such for many days down the stream until it finally got purified by the many waterfalls, but to either side, upstream or downstream, it was seen as red from the castle. In the inner courtyard a dark and gloomy tree rose from the ground and at first it grew small alive and green, until it within days turned into a year that looked a hundred years old, indeed from the beginning of people themselves. It was the tree of death for as long as it stood it showed that the tree of life has not yet been grown from the seven seed parts and the Dark Age had not yet come to an end.</text:p>
      <text:p text:style-name="P14">When Äpëhilib saw many black birds, just as the one on her window ledge, circling around Ïfutäröm she felt great pleasure for she now knew for sure what a great ruler she had always been destined to become. Her blood red heart at this very moment turned to a black shriveling shape of itself and it could feel no kind emotion anymore, she became evil as only pure evil can be.</text:p>
      <text:p text:style-name="P14">The queen turned back inside and moved to her black throne and leaned her head on one side and supported it with her white hand. "What should be my first orders to my undead army," she began, "the most reasonable would probably be to avenge the death of my beloved sons and bring my two dear daughters back from the Äkähäülöm savages."</text:p>
      <text:p text:style-name="P14">The bird heeded to this and uttered with a low and dark voice, "Thou shalt first raise an army for as it is thou hath none."</text:p>
      <text:p text:style-name="P14">"And how am I supposed to do what you ask of me, remember I am but an apprentice at all this power laying dormant inside my mind."</text:p>
      <text:p text:style-name="P14">"Thou hath been given a book of great spells and magics, ready at your disposal to use at any time."</text:p>
      <text:p text:style-name="P14">"But was it not that all I have to do is will something to happen, why the spell book?"</text:p>
      <text:p text:style-name="P14">"Thou art an apprentice for sure if thou asketh such dumb questions. The spells are for thee to concentratest thy mind and power to be one for it be the only way to prevailest."</text:p>
      <text:p text:style-name="P14">"And where is this evil book you speak of? I do not see it anywhere"</text:p>
      <text:p text:style-name="P14">A wooden pedestal shaped into a bone hand holding a wooden plate on the tip of it's fingers rose from the ground nigh the Eastern window and on it lay a black leather-bound book that as suddenly as it appeared opened and began to turn the pages quicker than any fingers could and not late it suddenly stopped.</text:p>
      <text:p text:style-name="P14">Äpëhilib rose from her throne and stepped towards the book, feeling almost afraid of it's presence. There was a dark aura surrounding the book itself and it could be felt even by those not familiar with the lore of second sight, for those with second sight it was deafeningly painful if they were not the book's masters.</text:p>
      <text:p text:style-name="P14">"Kaa Lekolaile g Amakolaile thra morkealia, moveamia, kamea lavanekaap mava, kaa ela revarar hadia.", she read from the book in ancient Golgan, the language of the gods.</text:p>
      <text:p text:style-name="P15">It was the spell of raising all the fallen Lekola and Amakola folk to come to her and aid her in the battles she will concoct. With time all the spirits indeed arrived.</text:p>
      <text:h text:style-name="P10" text:outline-level="1">Chapter VII</text:h>
      <text:p text:style-name="P11"/>
      <text:p text:style-name="P8">"A long time has passed since we left our kingdom and our king at the castle of Ïröhöm and much has happened since, indeed much in which we could provide no aid. Dark times came over our home and there is absolutely nothing we can do to save it." Ïluhöl thunk to himself in the morning after the evening of the arrival of the messenger.</text:p>
      <text:p text:style-name="P8"/>
      <text:p text:style-name="P8">White mists were beginning to settle down last night as the five men on a quest to find the seven Gormaa were getting ready to light the fire on which they would cook supper, when a menacing black bird came flying. The bird was not threatening at all, nor was it's intent to hurt any of the men, yet it still looked menacing with its grim appearance and dark hush of the wind swirling around its big black wings.</text:p>
      <text:p text:style-name="P8">"I come berrying news", it said with a mysterious voice that seemed as if it was from some over-being and not the bird, "dot ye wishest to hearest this news?"</text:p>
      <text:p text:style-name="P8">Everyone looked queerly at the weird bird and thought to themselves what a strange bird this must be if it can both find them and speak to them in their own tongue. Nobody had expected something like this to happen, let alone at such a late time when most of the animals were already sound asleep in preparation for the dead of night.</text:p>
      <text:p text:style-name="P8">"What is the news you carry within your mind?", asked Ïtumöl, one of the riders.</text:p>
      <text:p text:style-name="P8">"I was told by Äpëhilib to fly and find thee <text:tab/>and to tell thee to come back and aid your mistress with some dealings she hath.", croaked the bird in reply.</text:p>
      <text:p text:style-name="P8">"Hush bird, I cannot hear the sounds all 'round us on my evening watch. For even though you bring news there is no way for you to help with the security of this meeting." Ïsudëjöl uttered annoyed with the disturbance from his peace.</text:p>
      <text:p text:style-name="P8">"Hush yourself knight, there are important matters we are to find out from the messenger so let the bird be and speak the message it carries.", Ïluhöl silenced the bloke. "Carry on bird", he turned back to the bird.</text:p>
      <text:p text:style-name="P8">"Hear ye, hear ye, come all to greet the messenger, the bringer of news and fortune", the bird started with much too much pomp, every gathered round. "Thy queen, Äpëhilib is kill'd and all of the kingdom of Ïröhöm turned into dust and blood lieth now desert'd and decayeth. Äpëhilib is by the dark forces resurrect'd and faith hath led her into the dark castle of Ïfutäröm where she now comandeth a fearsome army of undead soldiers who cannot die and cannot be hurt."</text:p>
      <text:p text:style-name="P8">"By Gorgemon, what in the world are we supposed to do about this dreadful faith, how could this have happened to her! We shall go and avenge her death! Who, who I ask, who killed her?", Ïtumöl cried at the bird in anguish.</text:p>
      <text:p text:style-name="P8">"Silence fool! It matters not who killeth thy queen, what matters now is what the queen wanteth of thee!", shrieked the bird in a loud voice.</text:p>
      <text:p text:style-name="P8">"Fine then, tell us bird, what does the queen request of us."</text:p>
      <text:p text:style-name="P8">"What Äpëhilib wanteth be rather simple for thee to fulfil, " the bird started again, "all ye do is to go for a quest of great magnificence and honour, you are to find the Lekola king who ransacked the kingdom and shoved it's inhabitants into death and resurrection. Ye should kill said man and bring back to the queen her two fair daughters with which she has plans made and none know what they are."</text:p>
      <text:p text:style-name="P8">"So what you are saying is that we go and avenge our queen for her death and at the same time finish a quest for her?", Ïvätöl eagerly asked.</text:p>
      <text:p text:style-name="P8">"Aye, it be what I say, but ye should be careful still, the quest is full of peril and dread."</text:p>
      <text:p text:style-name="P8">"We have a quest already, we were told to seek the parts of the seed of life and to bring it back to our castle where it would be grown into the tree of life and death would leave Golvatae and an age of darkness would come to an end." Ïluhöl noticed.</text:p>
      <text:p text:style-name="P8">"The castle is dead and on the inner courtyard of the new dwelling of power in your kingdom that is now a queendom grows the tree of death, your quest was in vain."</text:p>
      <text:p text:style-name="P8">"What! This cannot be! Our queen has fallen into darkness, commanded by the evil Moran she wishes to wreak bad deeds across the land and even worse, to use us for it?", Ïtumöl shrieked again with disgust at the evil happenings in his voice.</text:p>
      <text:p text:style-name="P8">"Thou art a fool! Canst thee not see what hath happen'd? Thy queen loveth the change of tides, she hath always lik'd the dark side only her fears heldeth thy queen back from what hath always been her intention!", argued the menacing black bird.</text:p>
      <text:p text:style-name="P8">"I shall not take that for an answer!" the knight cried and slay the bird with a powerful thrust of his sword to the bird's heart.</text:p>
      <text:p text:style-name="P8">"You fool! You slayed the messenger and now we know nought what we are supposed to do!" Ïluhöl cried and ran to hold the dead bird in his arms and see if in fact it had died.</text:p>
      <text:p text:style-name="P8">"So what if I did? The stupid evil bird gave false advice as it was, it is only good I killed it."</text:p>
      <text:p text:style-name="P8">"It is not fool, for even if it did give false advice and wished only to fool us into aiding darkness rule the world, we could be able to gain information from it. As it is we don't even know where the new castle is nor what it looks like. How are we supposed to find it if we wish to stab darkness through turning it into ruins?" Ïfëmäröl added wisely to the discussion.</text:p>
      <text:p text:style-name="P8">Everyone went quiet after that, as quiet as a door knob. The silent air grew colder as the night begun to press harder onto them and quite soon the fire went down and seised to burn for all of the men were stunned by what they had learnt and thus just sat there thinking. When the cold groped at them to push them into endless darkness Ïluhöl stirred and snapped out of the trance. He quickly woke up the others and they all agreed that now is not the time to solve anything, the event should look less dim in the morning when they all wake up.</text:p>
      <text:p text:style-name="P8"/>
      <text:p text:style-name="P8">Ïluhöl was the first to wake up into the cold morning in the northern borders of the world. His group of men was still sound asleep as he stood on the edge of a stony cliff and looked down into the shimmering waters of the endless sea. It bashed against the stony wall and broke up into white foams that sploshed high up in the air, almost reaching Ïluhöl.</text:p>
      <text:p text:style-name="P8">In the distance, on the horison, he could see the twin peaks of Heskenaekalea to his right and right in front of him stood the highest peak of the island of Korlea. He thought about what he could find if it were possible to travel to those distant worlds that seemed so small in the distance, he even sighed about his wishes to go there spite of knowing how needed he is to save the world of endless smoke and darkness that had went on for well a lifetime so far. His mind touched the matter of events that went on within the borders of Ïröhöm and he could not come to a conclusion as to what course of action should now be taken by the group.</text:p>
      <text:p text:style-name="P8">Ïluhöl found some wood and built a fire, for it was still winter and thus quite cold even though it was slowly beginning to warm up. When the fire was fully burning the rest of the men woke up and looked grimly into the day that was to come. Every each one of the group feared the decisions that were to come for none provided an easy solution and in all the world or themselves had much to loose, all options were equal as far as pros and cons could go.</text:p>
      <text:p text:style-name="P8">"Good morning fellows" Ïvätöl started to chatter as to fend away everyone's dark thoughts.</text:p>
      <text:p text:style-name="P8">"Morning it may as well be but the 'good' part I am not so sure about" Ïtumöl shot him down in his ever pessimistic style.</text:p>
      <text:p text:style-name="P8">"Oh don't be so grim Ïtumöl. Your mood is silly. Just notice the cute birds singing in the high branches of the trees. Spring is coming our way and it surely shows sing of promise." Ïfëmäröl replied cheerfully.</text:p>
      <text:p text:style-name="P8">"Oh you mean birds like the one who's blood still lingers upon my hands?"</text:p>
      <text:p text:style-name="P8">"Exa.. No wait, not at all like that one. These are happy birds, can you not see?"</text:p>
      <text:p text:style-name="P8">"What I cannot see is how can they be so cheerful when doom lurks everywhere. The snow is thawing and with it come great floods of mud and progress on a horse is nigh impossible. How on earth could these be happy times?"</text:p>
      <text:p text:style-name="P8">"Oh come come my dear Ïtumöl." Ïfëmäröl laughed "These are happy times because darkness is retreating back from it's winter reign and the sun's warmth comes again to wage war on the black night."</text:p>
      <text:p text:style-name="P8">"Have you forgotten? Our beloved sun has not poked these thick clouds of smoke in ages and neither has warmth clutched the land ever since the days of light and cheerfulness, before Moran took power in the world, when the good gods still had reign."</text:p>
      <text:p text:style-name="P8">"You really can bust anyone's joy Ïtumöl.", Ïfëmäröl turned away with a poutty face.</text:p>
      <text:p text:style-name="P8">"Oh stop quarrelling men, you remind me of married people, and by gods I wish you are not married to each other." Ïsudëjöl rose his voice to sooth the situation and laughed heartily.</text:p>
      <text:p text:style-name="P8">"Let's eat, there is still some meat left from last night." Ïvätöl happily added.</text:p>
      <text:p text:style-name="P8">They all chowed down on the rest of what seemed to be delicious food. None knew exactly what the animal they were eating was called and certainly none of the brutes cared to give it a name, all they cared about was it's taste.</text:p>
      <text:p text:style-name="P8">After a good half hour of chewing and biting and tearing and sounds of food being eating that most certainly scared away any living being in vicinity, even the birds stopped singing, the leader of the group started a conversation about matters at hand.</text:p>
      <text:p text:style-name="P8">"Ok, listen up fellows, this is important and we all need to agree on the decision that will now take place.", he started with importance in his voice, "As far as I can see there are two courses of action we can take on. We could finish the quest that has firstly been given to us and then find someone who knows what to do with the seven parts to form a single seed and grow the tree. The other is that we join our queen, to which our oaths still bind us, and fulfil her will of finding her two daughters, most probably dead by now."</text:p>
      <text:p text:style-name="P8">"We were sent out to fend off evil and to bring an end to the Dark Age the world has been pushed in right?", Ïfëmäröl began, "Well if this is so then the answer to the riddle at hand is simple, we complete the quest and come out as heroes of the world with gorgeous things happening to us for the rest of our lives, and we are written down in history as the saviours of the world."</text:p>
      <text:p text:style-name="P8">"That, or we are written down as betrayers of the knights code by revolting our master even if the master has changed, she is still our master by blood and we have given an oath, not only to the king Ïgärösöl but also to whomever would be his heir and the keeper of the kingdom of Ïröhöm for all eternity.", Ïvätöl finished what Ïfëmäröl started.</text:p>
      <text:p text:style-name="P8">"Either way we will most probably get killed or worse." Ïtumöl added to the list of options.</text:p>
      <text:p text:style-name="P8">"Knight! How does that help anything with the conversation at hand? How can you be so bloody pessimistic all the time, I mean... Just shut up if you don't have anything proper to say" Ïluhöl lashed at the poor sap.</text:p>
      <text:p text:style-name="P8">They all pondered deeply on what has been told, for none knew what would be the proper course of action, both of them were equal.</text:p>
      <text:p text:style-name="P8">"So lets look at this from the firm objective perspective, what would be easier to accomplish?", Ïsudëjöl asked.</text:p>
      <text:p text:style-name="P8">"You fool, what do you think we are? A bunch of laziness thrown into armour suits and set loose to do some quests?" sounded the reply of Ïluhöl.</text:p>
      <text:p text:style-name="P8">"No no, hear me out, if there is nothing other than ease of completion to set these two quests apart then how else can we decide which we wish to use? We could take the harder one so we don't feel all sissy like."</text:p>
      <text:p text:style-name="P8">"Yes... You might have a point there." Ïluhöl thought more deeply and carefully "So if we take the first quest we were given we need to firstly find the seven new Gormaa who don't even know what they are, convince them of their super powers and ask them kindly to give us their part of the seed, which they might not even do and some of the more cunning ones will most probably ask us to finish easier quests in order to get it from them. After we do all that we need to find someone other than Ïduhöm that knows about seed-lore, or even the old advisory himself if he is still alive, which he might. When we find the right person we need to convince them into doing what we ask, or even what we wish for we know not what to ask for.</text:p>
      <text:p text:style-name="P8">"On the other hand, the newer quest is simply to go deep into the territory of Äkähäülöm, and fetch the two princesses, then bringing them back to Äpëhilib where she might even kill us only so we fit in with the rest of the army and the kingdom." he finished thinking loudly.</text:p>
      <text:p text:style-name="P8">Again the whole group sunk into deep thought and ponder until Ïsudëjöl rose first, again with a good idea.</text:p>
      <text:p text:style-name="P8">"We should complete the first quest we were given for it is a quest for good, a quest that will help humanity and all other folk, we need to strike blows at Moran's reign not aid her in bethralling the world and it's people." he said with a pompous voice.</text:p>
      <text:p text:style-name="P8">"Aye! A quest for good! A quest for the goodness of heart and mind!", everyone else shouted in one voice with great enthusiasm springing from their throats.</text:p>
      <text:p text:style-name="P8">"But where do we begin? How do we search for these Gormaa if we don't know who they are and even they themselves do not?", Ïtumöl asked fearfully.</text:p>
      <text:p text:style-name="P8">"Have we not yet begun? I had a feeling that we were working on this goal ever since we left our home some time ago."</text:p>
      <text:p text:style-name="P8">"No, all we have done so far was fight some random Lebkola bands wrecking havoc on the countryside and we rode around like new cubs who don't yet tell left from right. No, we need to have a proper stab at the quest now, time for games has passed man, the time now is to step up and be victorious or step down and be a looser for all eternity." Ïluhöl explained to everyone who wished to heed.</text:p>
      <text:p text:style-name="P8">"And where will this new path of the proper quest take us?" Ïvätöl enquired.</text:p>
      <text:p text:style-name="P8">"Hard to tell exactly, but we need to go into the Woods that were once bright but are now dark, there the Makola live."</text:p>
      <text:p text:style-name="P8">"Who are they?", somebody asked.</text:p>
      <text:p text:style-name="P8">"Well, the Makola, as far as I know, are a race of folk that are the closest to the good gods, they live in the same forest, together in harmony. Their language is rather crude and simple but their telepathic abilities cover for the lack of communication with only just speech. There were once seven of them, strong and powerful, who could aside of Magan utter also Golgan, the language of the gods. They were the strongest and the wisest of the folk and were entrusted with keeping the priceless tree of life. One day a great army of Men, yes, humans like you and I, under the blindfold of Dekan's lies flamed by Moran's lust for power, dashed into the Bright Forest with an astonishing force, and like a giant wave they destroyed everything in their path.</text:p>
      <text:p text:style-name="P8">"The Gormaa saw what would inevitably happen and decided to take a single seed from the tree's branches and cut it into seven peaces. Each took one of the pieces and that was the last time they've seen one another. It is said that with time, because there was no tree of life, their immortality waned and they subdued to old age and illness, so they passed the seed on to their heirs. Now there is no tangible trace of this seed left and we seem to be the ones who will find it and tell it's rightful guardians to tend it yet again." Ïluhöl told the tale as he could remember it.</text:p>
      <text:p text:style-name="P8">"What happened to the tree?", Ïsudëjöl stupidly asked what was already in plain sight.</text:p>
      <text:p text:style-name="P8">"Well stupid one, it was of course ruined and killed with most of the rest of the Forest. Sure some trees still stand that stood thence and have been standing since the beginning, but many had fallen under the wrath of the human brutes."</text:p>
      <text:p text:style-name="P8">"Right, right, no doubt about that. What happened with the attack or whatnot? Please, tell us the whole story, we are eager to learn new stories of history that led to where we are now."</text:p>
      <text:p text:style-name="P8">"Ok I shall, but then we leave immediately." Ïluhöl begun his tale of the beginning of the Dark Age, the end of happiness. "It all began one day with the first king of Ïröhöm when a mysterious old woman came to his court. <text:span text:style-name="T1">What do you seek</text:span> he asked her, for there were supposed to be no audiences that day and the old king was looking forward to some free time with his little boy. <text:span text:style-name="T1">I seek you</text:span> she simply said, walked right up to him and looked him straight in the eyes. At that moment she poured all her lies and deceits into the poor man's soul, which became shrouded by darkness. He became the first victim of Moran's evil plans.</text:p>
      <text:p text:style-name="P8">"Later that year the old man ordered an attack against the gods and everyone refused to do it lest bad fortune would come upon them. With the help of Moran and Dekan he managed to raise a mighty army of Men that rose to attack the unsuspecting Gods at Serotam in the Woods. Yes, indeed even though they are gods they are not clairvoyant and simply cannot take notice of all happenings, although missing this was the doom of the world.</text:p>
      <text:p text:style-name="P8">"In any case, the army rose like a wave and trampled over the forest, killing all the Makola in their path and many other creatures just as well. Unknown to them they have destroyed the tree of life itself, which all along was Moran's plan, yet none other knew of it. This wave never even touched Serotam but the tower's light had to be shut down as to prevent detection, the gods feared their thanes. Soon the world was plunged into depression and widespread hunger came over it, the fires started soon after.</text:p>
      <text:p text:style-name="P8">"And that's the tale of the beginning of the Dark Age according to my memories.", completed Ïluhöl.</text:p>
      <text:p text:style-name="P8">"A very interesting story this is. But how do you know of it?" one of the amased listeners dared to ask.</text:p>
      <text:p text:style-name="P8">"Ha, I'm glad you asked. I heard it from my mother that used to tell it sometimes before bed, I loved listening to her stories. Of course at the time it wasn't at all a story, it was almost like fact, but this was how she soothed the information I received."</text:p>
      <text:p text:style-name="P8">A simple wow was all that came from the mouth of everyone present. Their minds jumped back into the days when the Dark Age was still thought to be just a quick passing phase and that it would quickly be over with, and how wrong were they all.</text:p>
      <text:p text:style-name="P8">"I wish I would be told stories before bed... " Ïvätöl sighed "All I ever got was a small peck on the chick and sometimes not even that."</text:p>
      <text:p text:style-name="P8">"Aye, the art of storytelling has long subdued since my days as a child. " Ïluhöl agreed.</text:p>
      <text:p text:style-name="P8">"What happened to the old king and what came of his kingdom? Does it all end well?", the story loving Ïsudëjöl could not resist the urge to ask.</text:p>
      <text:p text:style-name="P8">"This I can only speak of from memory for there was not much more story telling after this all unfolded; there was no time for stories. After the battles, or rather soon there after if not exactly after, a ruler rose in the East that could employ the men quite coolly for we seemed a lot more interesting than anything this force could be given.</text:p>
      <text:p text:style-name="P8">"After endless tyring battles the two leaders met and a resolution has been made of splitting the big kingdom into two parts around each of the two big cities. Our old king got the smaller, yet richer, Western part and the one who rose to offend him got the bigger Western portion. An oath has been made that the one with the smaller kingdom would help the other in bad times but there was nothing of the sort made the other way around.</text:p>
      <text:p text:style-name="P8">"As time passed the kings changed, of course, we are weak to age and disease and with that the oath has been forgotten, our king intentionally didn't say anything to his heir Ïgärösöl. But it seems that the other king told his heir all about the oath and thus king Ïlugöm went and demanded the oath fulfilled, for both kingdoms to step together again and fight the common foe, but the current king, third in the lineage, did not wish to hear anything of it.</text:p>
      <text:p text:style-name="P8">"There was a battle and the kingdom is now that of the undead and our queen calls it her queendom. That is all of the story I know, quite a sad story for a once proud kingdom." Ïluhöl finished his tale.</text:p>
      <text:p text:style-name="P8">"But how do you know all this? Half the story, I mean, a lot of it, is after we had already left."</text:p>
      <text:p text:style-name="P8">"What has happened after we had left I gathered together from what the bird said and what I could remember from childhood."</text:p>
      <text:p text:style-name="P8">"Enough with the grim tales," cheerfully exclaimed Ïfëmäröl, "let's go find those seed parts and finish this once and for all."</text:p>
      <text:p text:style-name="P8"/>
      <text:p text:style-name="P8">It was already high noon when they left camp riding their ïpusäröm towards the South. Bare landscape was passing by, covered in grey ash and charred bones of dead peasants and soldiers. It was truly a sad sight and the eyes could only hardly bare to look on it. Everyone felt full of grief and dread, anyone passing the land that is, if they didn't they were either a liar or an emotionless prick.</text:p>
      <text:p text:style-name="P8">Big dushes of dust and ash were rising from the beasts' hoofs and rose high up into the air blocking even what little of light there was. Many a time loud cracks could be heard as one of the animals stepped on a burnt bone or piece of a house. All of the land was ravished in many fires that went on all the time in the Dark Age.</text:p>
      <text:p text:style-name="P8">When darkness of night was again starting to settle down the riders stopped and wondered because dusk hit even sooner than usual and they feared Moran might be following their steps; they knew continuing to ride through the night would be suicide, even in the Light Age it would be perilous, now utter madness.</text:p>
      <text:p text:style-name="P8">They settled down and dismounted their rides. A small fire was built from the few small bushes that could be found still barely alive. There was nothing they could catch or find to eat but luckily they still had some left over meat from a week before when they slay a huge creature that tried to attack their ïpusäröm. After the measly supper they each turned to their own thoughts and fell asleep, save for one who kept guard lest something perilous would happen.</text:p>
      <text:p text:style-name="P8">Around midnight Ïsudëjöl, who was then on watch, heard a low shushle in the darkness to his left. He listened sharply to hear what was going on, it was impossible to see because it was a really thick night, but he could hear nothing so he settled down again and disregarded the little incident. He even started to become dreary a tad and he almost fell asleep.</text:p>
      <text:p text:style-name="P8">Suddenly a loud shriek woke everyone up. They all jumped up from the ground, wielded their swords firmly, panting loudly. Nothing could be heard, the night was dead.</text:p>
      <text:p text:style-name="P8">"What was that!" Ïfëmäröl said.</text:p>
      <text:p text:style-name="P8">"I have no idea, but it came from nigh the camp." sounded the reply from Ïluhöl</text:p>
      <text:p text:style-name="P8">"We are all to die" Ïtumöl feared the peril.</text:p>
      <text:p text:style-name="P8">"Shut up! Stop panting! I cannot listen!", Ïvätöl silenced them all.</text:p>
      <text:p text:style-name="P8">"Why listen, we will all die anyways"</text:p>
      <text:p text:style-name="P8">"Shut your whiny mouth fool and let me listen to what is going on."</text:p>
      <text:p text:style-name="P8">"Wait, there is someone missing, I can feel it."</text:p>
      <text:p text:style-name="P8">"But who isn't here?"</text:p>
      <text:p text:style-name="P8">"Ïfëmäröl are you here?"</text:p>
      <text:p text:style-name="P8">"I am, what about Ïvätöl"</text:p>
      <text:p text:style-name="P8">"Oh shut up, can you not hear my voice."</text:p>
      <text:p text:style-name="P8">"I'm here too guys, if anyone wondered about my poor soul", said Ïtumöl.</text:p>
      <text:p text:style-name="P8">"Oh no... Where is Ïsudëjöl? I hope this isn't one of his old pranks again. I'll kill him myself if it is."</text:p>
      <text:p text:style-name="P8">"Could you all just stay quiet! I think I can hear something."</text:p>
      <text:p text:style-name="P8">Everyone listened carefully, but Ïvätöl was the only one who seemed to have heard anything at all, to the others the night was as dead as a rock lying in deep water.</text:p>
      <text:p text:style-name="P8">"There! Look!" Ïvätöl pointed to the left. "Can you hear it? It's the sound of a udumöm moving around."</text:p>
      <text:p text:style-name="P8">"No... No I don't think I can. Can you still hear it?" Ïfëmäröl listened with great care.</text:p>
      <text:p text:style-name="P8">"Yes, there!", he swatted with his broad sword at a tiny little creature that seemed harmless. "This is the answer." he poked the dead body with his sword.</text:p>
      <text:p text:style-name="P8">"What? This cute little critter is the answer to where Ïsudëjöl had gone? You mean he is searching for wee pets to give to his children?"</text:p>
      <text:p text:style-name="P8">"Fool, his children are dead. But still, so is he."</text:p>
      <text:p text:style-name="P8">"I knew it, I just knew it." Ïtumöl budded in as usual.</text:p>
      <text:p text:style-name="P8">"What do you mean dead? How? I just saw him this night when we exchanged watch places and I went to sleep."</text:p>
      <text:p text:style-name="P8">"This critter... He is dead because of it." Ïvätöl again poked at the lifeless body.</text:p>
      <text:p text:style-name="P8">"Impossible, you speak nonsense weeminded one."</text:p>
      <text:p text:style-name="P8">"It is you that seems to be unknowing and inexperienced in critter-lore. This here is a udumöm, they live in large packs and hunt big animals, much bigger than themselves. One poses no threat of course, but when there are thousands... They drag their prey still alive into the night and shred it to pieces, it is gone in a matter of minutes. Not even the bones are left."</text:p>
      <text:p text:style-name="P8">"But Ïvätöl was no animal, you said these things attack animals."</text:p>
      <text:p text:style-name="P8">"Yes, but do you see any available prey around? We must be the only living flesh that came across these lands in weeks."</text:p>
      <text:p text:style-name="P8">"So given that what you are saying is true... This is just one, where are the rest."</text:p>
      <text:p text:style-name="P8">"I knew it, I just knew something bad would happen."</text:p>
      <text:p text:style-name="P8">"Oh shut up!" Ïvätöl smacked Ïtumöl "That is exactly what has been boggling me, how could there be only just one when they always travel in large packs."</text:p>
      <text:p text:style-name="P8">"Strange indeed. But should we be worried much by this? Maybe they all got their dinner for tonight and this was only a scout or something."</text:p>
      <text:p text:style-name="P8">"Yes a scout maybe, but not for scouting's sake alone, the pack is never fed fully until the last resort of meat is eaten, at least not at times like these."</text:p>
      <text:p text:style-name="P8">"So should we be worried?"</text:p>
      <text:p text:style-name="P8">"Yes we should! We should fear our lives!"</text:p>
      <text:p text:style-name="P8">"No, not really, but we should leave immediately, if we don't the udumöm will hunt us down, if not for food then for slaying one of them."</text:p>
      <text:p text:style-name="P8">Everyone saddled their ïpusäröm and took off in a hurry right there, in the middle of the night when travel was most perilous and they simply could not tell what lay in store for them for the rest of the night, but whatever it was, it was better than death by little harmless critters. To even think of such a thing happening to fail the quest of world saving was absurd, but sadly very much possible.</text:p>
      <text:p text:style-name="P8">Loud sounds of hooves hitting the dusty ground in a rhythmical motion could be heard echoing through the silent night as they galloped through the land, still towards the South. Not too lung after, a dim sunlight began to scare away the night from the distant horison on their left and they once more stopped riding like the wind and decided to search for food because their reserves were all dried up and they were in desperate need of food and water.</text:p>
      <text:p text:style-name="P8">Ïfëmäröl was told to set up the camp and build a small flame, for meat was hoped to arrive soon; the rest scattered around to find an animal to slay and eat.</text:p>
      <text:p text:style-name="P8">Ïluhöl soon found a little furry thing that hopped around in queer patterns. He could not decipher what the thing was doing but as soon as he tried to slay it, it was obvious. They were fancy evasive patterns and the little fellow was really hard to catch. Together, he following the critter, they hopped around funnily and soon they strayed quite far from the camp and just as he was about to stab the creature a roar stopped him.</text:p>
      <text:p text:style-name="P8">A great animal roared, stooped down and gulped the critter in a single bite. The knight just stood there in awe, he had never seen such a magnificent creature before. It had a big mouth filled with razor sharp teeth and a breath as bad as two baskets of old socks. He ran away as quickly as he could, the ïpusäröm he had left back at the fire.</text:p>
      <text:p text:style-name="P8">Everyone heard his loud screams for help and a hale of whirling men on ïpusäröm and beating swords brought the foul beast down to the ground in no time. It was dead, and the long expected meal could commence; there was enough meat to last them days.</text:p>
      <text:p text:style-name="P8">After the meal all the men rose from their seating, mounted their ïpusäröm and slowly, with a steady pace, they left the sight of the last camp they would make for a while. They knew the land now would be even bearer than before and that their lives would be in constant danger from the undead armies that lay dormant wherever eye could set sight. There would be no rest until they could reach their destination to the SouthWest, the Woods.</text:p>
      <text:p text:style-name="P8">After a day of steady riding, they would wake the dead if they went any faster, they were getting closer. Only half a day's ride to the South would bring them to the evil castle of Ïfutäröm, ruled by their former queen that was now an enemy as every other foul being. At this stage they were almost sneaking along lest they would call great armies upon themselves. Riding was of course unthinkable.</text:p>
      <text:p text:style-name="P8">Morning again snuck up on them as the night was drawing to a close. It was the worst possible time for this to happen and they again wondered about Moran meddling in the affair. The host of men was left revealed out in the open, as near as humanly possible to the evil black castle; it was an utmost priority to disappear into the Woods as soon as possible.</text:p>
      <text:p text:style-name="P8">In the distance, hoofs of undead horses could be heard and everyone feared they were meant for them. They were correct as it was proven in much too little time, for they were not ready to openly battle evil just yet, there was far too little time to get ready. Battle was already upon them.</text:p>
      <text:p text:style-name="P8">Dead bodies were running all over the place, the little group of men was engulfed and overwhelmed all they could do was whack around as hard as they possibly could. Hack! Slash! Cling! Clang! Dash! Blash! And all the other sounds of a hard fight between bone and metal could be heard loud as ever. The beasts were not quiet nor calm themselves, they helped fight the undead foe as well, bashing it with their great white horns and stomping it with the feet.</text:p>
      <text:p text:style-name="P8">The fight grew slower only after long five hours of hacking and slashing when all of the foes lay scattered on the ground, bony limbs torn and broken, spines shattered into tiny pieces and skulls bashed in. It was a horrid sight indeed, but luckily the living men got away with barely scratches. The heaviest injury of all was that of Ïluhöl who suffered a hard blow on his head and could now think only fuzzily.</text:p>
      <text:p text:style-name="P8">"Hahah, you think you've won knights!", an old skull laughed.</text:p>
      <text:p text:style-name="P8">"It trully shows you have no brain but rather an empty void where it once stood. Can you not see your troop laying around you scattered and broken?"</text:p>
      <text:p text:style-name="P8">"Stupid person of flesh, I am not blind nor am I stupid. It is you that is blinded by your lust of battle. The only thing you have achieved here today was to show the undead how weak you flesh goers are."</text:p>
      <text:p text:style-name="P8">"We have done no such thing. You have been defeated, stop denying it!"</text:p>
      <text:p text:style-name="P8">"Have we really? Am I dead? Am I not speaking this words to you right now?"</text:p>
      <text:p text:style-name="P8">"You have! And you were dead to begin with thus you are dead even now!"</text:p>
      <text:p text:style-name="P8">"What you say is true, but is it not this condition exactly that makes me powerful, unbeatable?"</text:p>
      <text:p text:style-name="P8">"No, it makes you weak and your body frail. The last true thought that lay under that thick skull of yours has died long ago, probably even before you were slain. You were simply always a silly twat!"</text:p>
      <text:p text:style-name="P8">"Your words warry me flesh goer! Stop this instance or I shall be forced to summon awful things upon you!"</text:p>
      <text:p text:style-name="P8">"Haha, you could hardly hurt a fly in your bodiless condition you stupid thick skull."</text:p>
      <text:p text:style-name="P8">"Harmpf!", the skull took a fly right in it's teeth "There!", it muttered "Let that be a warning to you!"</text:p>
      <text:p text:style-name="P8">"Oh har har, that was supposed to scare me? Are you going to gnaw on my leg until I surrender or die of old age?"</text:p>
      <text:p text:style-name="P8">"No! It is to show you that I indeed could hurt a fly! Which means you are wrong and I am correct and you should fear my very presence."</text:p>
      <text:p text:style-name="P8">"Oh skull... You bore me." Ïfëmäröl said and turned to the others "Guys! Let's go, the bodies here are speaking nonsense and I wish not to listen to them anymore."</text:p>
      <text:p text:style-name="P8">They all turned their backs against the site of the battle and begun to die off again towards the East when they heard a great rustle behind them. It was the bones skiddling together, forming a big pile. Everyone turned around in awe just soon enough to see a huge skeletal warrior rise from the pile, wielding a large bone axe in one hand and a huge bone shield in the other. There was no way to defeat such a formidable foe.</text:p>
      <text:p text:style-name="P8">"I told you we were not defeated but you wouldn't listen!" said the skull and looked straight at Ïfëmäröl.</text:p>
      <text:p text:style-name="P8">"And it seems that what you had said was correct" he replied.</text:p>
      <text:p text:style-name="P8">The fair knights just stood there and could not even move for the dread was big. They simply rode, rode away as far as they could, as further away from the foe as humanly possible. They knew they would be followed, they did not care, crossing the river would take care of them they thought.</text:p>
      <text:p text:style-name="P8">Quite soon they reached the broad river and found a wooden old bridge going across the white foams of the river rapids below. They quickly galloped across and burned the bridge behind them, just quick enough to observe the burning bones of their prosecutor fall to the depths of the river flow. It has never been seen again in the Northern lands.</text:p>
      <text:p text:style-name="P8">Time calmed down now and the men could again breath deeply and coolly, all was good, they had reached the Forest. In front of them stood tall thick trees, some hundreds of years old, standing in their designated places from even before the coming of the folk, they were the first, the ones Lamon set down on the world. Many of them though were newer and the difference could be plainly seen. Those that were older carried deep scars on them, dashes in their thick skin, nobody know what had made them, it could be the age itself that broke their surface. Younger trees had no such scaring yet, even though some were pretty roughed up by the animals living there.</text:p>
      <text:p text:style-name="P8">No light could come through the roof of the forest, not even if there would be any light in the clouded air, the Forest had it's own light source, Serotam. But even the dwelling of the good gods has shone no more since the beginning of the Dark Age, the affair was too closely bonded with the events happening to the tree of life that the tower simply stopped shining as soon as the tree died. This forest was the last resort of happy things, here the evil powers of Moran could not penetrate, it was a wholly different world than even across the river. Here there was growth, and thick underbrush made progress hard; it had to be chopped with thick swords each step the group made. Sounds of bursting life and creatures running around unaware of the outside happenings were running around. It seemed the last bad thing to happen here was the army that swept through the Wood when the Dark Age began. Since then it was all happy and peaceful.</text:p>
      <text:p text:style-name="P8">Makola packs were known by some to live here, by those that is, that knew anything of the lore, most had no idea anything like the Makola even lived. They were the folk that was most connected with the good gods and their relations were closely tied.</text:p>
      <text:p text:style-name="P8">The men stepped carefully through the thick underbrush and looked carefully around them for they could never know what would come at them from whichever direction. They left their ïpusäröm back at the clearing before the Forest.</text:p>
      <text:p text:style-name="P8">"So where are we supposed to go now?" Ïvätöl asked.</text:p>
      <text:p text:style-name="P8">"I have no idea" Ïluhöl answered.</text:p>
      <text:p text:style-name="P8">"How can you not! You're the bloomin' leader, weren't you at least supposed to know where you lead when you say 'Go to the Forest'?"</text:p>
      <text:p text:style-name="P8">"Well yes, but you see, it was mostly because the protectors of the tree live here and we should be able to find some clues."</text:p>
      <text:p text:style-name="P8">"Where might those cluse be then?"</text:p>
      <text:p text:style-name="P8">"We will never find them! This whole path, this course of action, this is all a big mistake! We should have stayed at home that day."</text:p>
      <text:p text:style-name="P8">"Oh shut up Ïtumöl, you know full well this is not a lost cause." Ïluhöl said shaking his fist at the poor scared Ïtumöl "I think we should turn to the South and then to the West so we can get to Serotam and ask for some information."</text:p>
      <text:p text:style-name="P8">"I thought the Pillar of Light has been abandoned with the death of the tree of life."</text:p>
      <text:p text:style-name="P8">"No no, it's still there and the good gods still live in it. Just that they are hiding deep down in the cellar within the dark rooms of Thran. They are afraid of the upper lands."</text:p>
      <text:p text:style-name="P8">"What do you mean?"</text:p>
      <text:p text:style-name="P8">"Well you see, the dark woods are a really scary place and many perils lurk around, nobody is safe, not even the gods. That is why they have chosen to hide from the world and wait for this all to blow over and Moran retreats back to the Mountains."</text:p>
      <text:p text:style-name="P8">"Those yellow bellied cowards!" Ïfëmäröl yelled from the top of his lungs.</text:p>
      <text:p text:style-name="P8">"They are right! So stop bashing them for their actions, I'd have done the same were you not dragging me along."</text:p>
      <text:p text:style-name="P8">"Sometimes I wonder why we do" Ïfëmäröl rolled his eyes as obviously as he could.</text:p>
      <text:p text:style-name="P8">"Shut up you two. How can they expect Moran to retreat if they don't do anything about it Ïluhöl?"</text:p>
      <text:p text:style-name="P8">"I think it's because of their foresight. They could see we, the humans, would take care of it. Seems we care about the world the most."</text:p>
      <text:p text:style-name="P8">"You can't blame us, we love our land, even though it sometimes doesn't bring too much crops."</text:p>
      <text:p text:style-name="P8">"What about the other folk! They live in the world too! Why wouldn't we let them fight some of this world too!"</text:p>
      <text:p text:style-name="P8">"Hush Ïfëmäröl. Most of the world is still rather free from Moran's clutches. We know that even some of the Southern Lekola kingdoms have not been engulfed by the evil yet. As far as the Amakola and the Lebkola go, they both derive quite some profit from the war. What with Amakola selling their metal works to everyone and the Lebkola having enough dead bodies for their own sick pleasures or whatever they use them for. As for the outter islands, those even if all of them are more than mere myths, they are much too far away to be touched by whatever goes on in the world."</text:p>
      <text:p text:style-name="P8">"How can you wonder about them being myth. You, I, we all have seen them before."</text:p>
      <text:p text:style-name="P8">"Yes we have, but only those to the NorthWest mind you, and those aren't mentioned in any tale I've yet heard."</text:p>
      <text:p text:style-name="P8">"Seems we'll just have to check then!" Ïfëmäröl laughed and interrupted the debate between Ïluhöl and Ïfëmäröl.</text:p>
      <text:p text:style-name="P8">"No no! Please not! Leave me here! I do not wish to visit no outer lands, I am quite pleased with the firm ground here!" Ïtumöl cried.</text:p>
      <text:p text:style-name="P8">"Oh hush already, I think I can hear something coming from the East."</text:p>
      <text:p text:style-name="P8">They all dived into the nearest bushes and listened carefully to the footsteps that seemed to be getting closer and closer. The footsteps were almost soundless because whoever was walking they knew the lore of concealing very well and could hardly be heard and seen not at all. Everyone tried to pierce the silence with their ears and the leaves with their keen eyes. There was nothing.</text:p>
      <text:p text:style-name="P8">Just as they felt reassured of themselves and stood up again to continue on their journey an arrow whistled past Ïluhöl's ear and struck a tree behind him, almost splitting it in half.</text:p>
      <text:p text:style-name="P8">"Halt! Who goes there?" a sound yelled from behind a tree.</text:p>
      <text:p text:style-name="P8">"We have been sent on this quest by the old and wise Ïduhöm; to search for the seven seed parts." Ïluhöl spoke in the name of all.</text:p>
      <text:p text:style-name="P8">"The old man has been taken by men and his old kingdom lies in ruin. Who are you!"</text:p>
      <text:p text:style-name="P8">"How do you know all this? Who are <text:span text:style-name="T1">you</text:span>?"</text:p>
      <text:p text:style-name="P8">"It does not matter who I am. What matters now is who is trying to trespass my heck of the woods."</text:p>
      <text:p text:style-name="P8">"Your woods?" Ïfëmäröl enquired "I thought this was everyone's woods? Or at worst the god's woods. How can they be yours?"</text:p>
      <text:p text:style-name="P8">"These are neither everyone's nor god's woods, they belong to the pack mhrúhm mhïlr of the Makola folk."</text:p>
      <text:p text:style-name="P8">"Then who are you to claim the right to this part of the world!"</text:p>
      <text:p text:style-name="P8">"I am their leader, they chose me themselves."</text:p>
      <text:p text:style-name="P8">"You do not seem Makola to me?"</text:p>
      <text:p text:style-name="P8">"You don't even know what a Makola looks like so stop being a wise ass."</text:p>
      <text:p text:style-name="P8">"True, but you still look human to me stranger."</text:p>
      <text:p text:style-name="P8">"Yes indeed, I am not Makola, yet I am still their leader and you still have not told me what you were doing here."</text:p>
      <text:p text:style-name="P8">"We did so, you just chose not to listen.", Ïluhöl budded in.</text:p>
      <text:p text:style-name="P8">"He bothered not to know, he can kill us either way."</text:p>
      <text:p text:style-name="P8">"Shut up fearful one, if I wanted to I already could."</text:p>
      <text:p text:style-name="P8">Everyone stood there, staring the other straight in the eye, each of the group against the single man who no one knew. It would most probably have ended bloody before any of the men left the sight if there wasn't for a Makola wise elder who appeared as from nowhere and calmed the situation down with his wise words.</text:p>
      <text:p text:style-name="P8">She led them to the settlement where the Men were told to disarm themselves and take down their armour. Of course they felt reluctant to do so but complied anyways because they were reassured nothing ill would happen to them nor their equipment.</text:p>
      <text:p text:style-name="P8">"Why have we been brought here?" Ïluhöl asked.</text:p>
      <text:p text:style-name="P8">"All in due time my dear sir." an elder replied.</text:p>
      <text:p text:style-name="P8">They waited and waited and it seemed the day turned into night but they were still left standing there. A Makola told them it was not wise to move from the spot but did not explain, they didn't anyway. After a long was an elder came up to them.</text:p>
      <text:p text:style-name="P8">"Why do you haunt our woods?" he asked "Can you not see the big folk are not wanted here?"</text:p>
      <text:p text:style-name="P8">"But you chose a big folk for your leader, how can they be unwanted?" Ïfëmäröl mentioned snottily.</text:p>
      <text:p text:style-name="P8">"Silence! He has done special deeds to deserve the honour and has proven himself worthy of his position. He will tell you himself how he came about it if he wills but it is not important for now."</text:p>
      <text:p text:style-name="P8">"We came to the Woods in search of the new Gormaa, we were told they could be found here and the seed parts for the tree of life just the same."</text:p>
      <text:p text:style-name="P8">"You have been told wrongly, the seed is far from our lands and so are the Gormaa. Sad to say but Moran had found them long before your kind even thought of looking for them. Must have been nigh ten years ago when she came and grabbed them all, how she found out who they were nobody can decipher, we knew not ourselves." the elder said.</text:p>
      <text:p text:style-name="P8">"Tell us, wise one, the whole tale. We are eager to learn and to save the Gormaa if humanly possible."</text:p>
      <text:p text:style-name="P8">"Humanly no, but you could get help of a race that can help."</text:p>
      <text:p text:style-name="P8">"Yourselves?"</text:p>
      <text:p text:style-name="P8">"No no", he laughed heartily "We are only good with affairs of the good gods. The pointy Gehkola of the Southern Islands are those who you should seek."</text:p>
      <text:p text:style-name="P8">"Gehkola? Who are they?"</text:p>
      <text:p text:style-name="P8">"They are a folk much like yourselves just more highly intuned with song and music. They keep out of worldly affairs yet they know much of them. Nobody here can understand how or why, it is just how it is."</text:p>
      <text:p text:style-name="P8">"We shall check. You still might want to tell the story I asked you for."</text:p>
      <text:p text:style-name="P8">"No no don't! It's scary and I'm afraid" Ïtumöl cried yet again.</text:p>
      <text:p text:style-name="P8">"Right... Anyway, you know of what happened to the guardians and the events soon after?"</text:p>
      <text:p text:style-name="P8">"Yes yes, just the part of them being found please. " Ïfëmäröl smiled.</text:p>
      <text:p text:style-name="P8">"Well, about ten years ago a dark figure came lurking around our Woods and we all hid from it as best as we could because we could feel foul things from it's breath. It lurked around for nigh six months or so, searching every nook and crany to find our shelters and ransack our numbers to find what ever it was looking for, at the time we did not yet know.</text:p>
      <text:p text:style-name="P8">"One day a child was foolishly left unguarded by her parents and in her playfulness she hopped around with no thought to safety and with no warning she slammed straight into the figure's leg. Instantly she fled away with fear and dread, there is still a scar on her forehead where the evil flesh touched her, or was it clothes, I cannot remember fully.</text:p>
      <text:p text:style-name="P8">"Anyhow, the dark figure now had a simple path of yelps and cries to follow and find the injured girl most probably surrounded by the other Amakola of the settlement. It in fact did just that but found the girl not surrounded by everyone else, yet everyone rather hid. They knew it would be too hard to beat in combat so they felt it was best for everyone to simply hide in relative safety.</text:p>
      <text:p text:style-name="P8">"Well as soon as the figure knew where we lived, or at least where some of us lived, the dealings were quick, it's dark hand swooshed through the settlement and took whomever it wanted. Those who dared to resist were killed on the spot and those who ran... Well those are the ones you see standing here. It is not known if the same faith met the other few settlements but it's sure there were less than seven Gormaa found here, only four. The others might still be free somewhere in the world or indeed they might still be in any of the other settlements." the old man told his tale.</text:p>
      <text:p text:style-name="P8">"Sad tale this is. I hope no harm has come to the seed itself or to it's keepers." Ïluhöl said with a disheartened voice.</text:p>
      <text:p text:style-name="P8">"I hope the same myself."</text:p>
      <text:p text:style-name="P8">"What happened to the Gormaa that were found?" Ïtumöl asked.</text:p>
      <text:p text:style-name="P8">"Their faith is not known for certain but it is possible that they remained alive simply for their powers to rule the seed, the forces of evil most probably could not dare to take their lives." the old cat said "But it is utterly possible that they were tortured badly and now probably lay somewhere at the will of their new <text:span text:style-name="T1">master </text:span>that was forced onto them, without much will of their own." he added grimly.</text:p>
      <text:p text:style-name="P8">"That is really sad" Ïtumöl said with tears almost oosing from his eyes "I give you my word that we will find your fellow folk and rescue them from the perilous clutches of Moran!".</text:p>
      <text:p text:style-name="P8">"Come we should go now if we dare venture around the woods before night comes and we can see no more."</text:p>
      <text:p text:style-name="P8">"Will you not stay for a meal? My wife said she will cook the local speciality mhríhm rúhm. It is awfully tasty!" mhríhm Ríhrm suggested.</text:p>
      <text:p text:style-name="P8">"Well in that case, we shall stay and eat the food you find delicious and we have never heard of."</text:p>
      <text:p text:style-name="P8">"Oh come now, not with such disbelief in your voice" the cat winked at Ïluhöl "If we say it's good then you know it is, no need for doubt."</text:p>
      <text:p text:style-name="P8">"But... How will we travel in the night?" Ïtumöl asked.</text:p>
      <text:p text:style-name="P8">"You could always take along one of our young lads, I'm sure anyone will be quite willing to help, the are always eager to leave the settlement if only for a little while."</text:p>
      <text:p text:style-name="P8">"Fine, then it is settled." Ïluhöl said with definition in his voice "Can we have our weapons and armour back though? We feel quite naked without it."</text:p>
      <text:p text:style-name="P8">"But you are almost naked with your furless skin like that only in your underpants." a young cat girl smiled.</text:p>
      <text:p text:style-name="P8">All the men blushed and quickly covered their personal parts. Everyone laughed at their shame.</text:p>
      <text:p text:style-name="P8">"Come come, don't be so shy, we are always naked for we do not even have clothes yet we are not ashamed of ourselves." mhríhm Ríhrm spoke wisely.</text:p>
      <text:p text:style-name="P8">"But you have your thick fur and we have nothing, it's getting rather chilly too." Ïvätöl said in return.</text:p>
      <text:p text:style-name="P8">"Come into my shack to warm up, it is large enough to accommodate you all and you will not hit your heads on the ceiling like you would in any of the other houses." invited them the human leader of the community, mhríhm Mhwhl.</text:p>
      <text:p text:style-name="P8">He then walked away to the left and the five men followed him. They walked for night fifteen minutes in which they got to see a lot of the diverse architecture Makola used to make their homes. Some were round and low, some long and narrow a few were even as tall as a man and those were of the Makola that loved to climb. The settlers of the wood, at least as far as this settlement goes, were of different classed if you could call them that. Some were great at climbing some at hunting, many were simply great at cuddling and purring and other delights of life. They each built different homes and their home represented their trade that was passed down through generations. If a father was a hunter who provided food for everyone, so would his sons.</text:p>
      <text:p text:style-name="P8">Females could never get a trade of similar sorts, not that they would be discriminated against, quite the opposite. Trades were preserved for men for the sole reason they were more fit to carry out their laborious duties, females were much more suited for taking care of cubs <text:s/>and for politics, both of which they enjoyed doing with a great passion. As far as politics go it is all done by females, except for elders where males are also accepted and as leaders, because the popular belief was men were able to concentrate better to matters at hand and should thus be leaders even if they employ females to do just about everything.</text:p>
      <text:p text:style-name="P8">In the midst of their route a small creek could be found but it was so minute most of the men did not even notice it but simply stepped over it, save for Ïtumöl who decided to be clumsy and managed to step right in and fall in the cold water. He almost shivered his bum off.</text:p>
      <text:p text:style-name="P8">When they finally reached mhríhm Mhwhl's house everyone was glad they did for they were getting rather cold; their armour had still not been returned to them. They stepped through the front door of a magnificent house made mostly of oak logs and just the base was made of, in the Woods, very hard to find stone. It had a nice little chimney through which a thin column of white smoke was rising, the sign that inside would be quite warm. The men could not see if there was any garden or something of sorts around the house because it was getting dark quite quickly, too quickly to be exact, and for their joy of getting inside quickly.</text:p>
      <text:p text:style-name="P8">Inside they found pleasant warmth and a cosy environment. There was nobody home, opposite of what they expected. On their left stood a fire place with a small warm fire burning and on the right were wooden doors to an unseen room, right ahead lay the door-less door frame that lead into a small kitchen full of cupboards and other kitchen items one can find in just about any of the thus called rooms.</text:p>
      <text:p text:style-name="P8">mhríhm Mhwhl invited them all to sit down behind a firm wood table in the corner and told them to wait there while he gets some of his warm clothes to lend them because supper would be made shortly back at the centre and it was getting quite cool outside. They waited and before long each got either warm pants or a warm jacket, there were two of each.</text:p>
      <text:p text:style-name="P8">"How come we are not allowed to carry weapons or armour around here?" Ïfëmäröl asked.</text:p>
      <text:p text:style-name="P8">"It is rather simple, many times humans pass by and they all seem to be quite uncareful with their metal thingamagics and it so happened that the Makola, the ones around here at least, became weary of such things and forbid weaponry inside their borders. Even they themselves only carry around what nature has given them and they cannot take off."</text:p>
      <text:p text:style-name="P8">"Well that makes sense in a way, I'm sure if bad things happened to me a lot I would also be weary of metal and weaponry all together."</text:p>
      <text:p text:style-name="P8">"You probably would. It is just bad in a way that they don't allow weapons amongst themselves either, much disasters could have been avoided."</text:p>
      <text:p text:style-name="P8">"What do you mean, what kind of disasters?" Ïluhöl quickly asked before he would forget.</text:p>
      <text:p text:style-name="P8">"Queer things roam around these curséd woods at night and sometimes even at day. Many a time they attack the defenceless settlement and at many such times it gets utterly destroyed. Luckily this does not happen always for there are many security devices installed all over and guards lurk at the borders, and even if disaster does strike everything is quite quickly rebuilt."</text:p>
      <text:p text:style-name="P8">"So we are safe?" Ïtumöl asked and looked around wearily.</text:p>
      <text:p text:style-name="P8">"You can never be completely safe, but yes, we are much safer here than we would be outside the borders of what these Makola protect."</text:p>
      <text:p text:style-name="P8">A short time passed when nobody had anything to say and they just looked around the room to find out more about the owner, they wondered why it was so modest when he was essentially the king, but none dared ask. mhríhm Mhwhl himself observed the group quite closely to find out more of their intentions but he found nothing that would worry him or change his thought of them as good noble men.</text:p>
      <text:p text:style-name="P8">"Come now, supper is nigh served, we should leave." mhríhm Mhwhl rose from the numbness of slacking.</text:p>
      <text:p text:style-name="P8">"What? How do you know?" a knight asked.</text:p>
      <text:p text:style-name="P8">"There was a message, now come if you do not wish for the food to be cold before we get to it, around here there is no waiting around for slowpokes to arrive."</text:p>
      <text:p text:style-name="P8">"What message? I heard nothing" Ïvätöl complained.</text:p>
      <text:p text:style-name="P8">"Indeed you could not, there are <text:span text:style-name="T1">special</text:span> ways for messages to travel around here and I will worry you not with them at this time, maybe some other day when there is more time."</text:p>
      <text:p text:style-name="P8">mhríhm Mhwhl stood up and took off through the front door and to where supper was placed, he must have meant what he said about not waiting. A cold whisper of air rushed in and intruded the warmth of the room which in a quick fashion woke the knights so they hurried to follow mhríhm Mhwhl and not get lost in the Woods.</text:p>
      <text:p text:style-name="P8">Their pace was quick, with hasty steps so the riders could not notice their surroundings even if they could see any better in the dusk, their eyes seemed to be quite poorly made for such conditions as there were in the Forest. They wondered how mhríhm Mhwhl was doing and guessed he must have gotten used to it or he wasn't pure human and possessed some traits of the Makola that helped him work in dim light.</text:p>
      <text:p text:style-name="P8">When they finally reached the dinning hall they were quite starved even though they had a good meal in the morning. In front of them lay a table full of different foods and drinks, all looked delicious to the sky and it was hard to decide where to first dig in. They were invited to be seated next to the head of the table which was hardly big enough for them to squeeze around; the chairs were completely useless.</text:p>
      <text:p text:style-name="P8">They decided to start at the beginning as was suggested to them by the more experienced diners and the moment food touched their tongues they were taken to the promised lands. The abundance of taste, flavour, odour, everything just worked together in perfect harmony and it was hard to think of anything other than the food. <text:span text:style-name="T1">The food is delicious</text:span> and <text:span text:style-name="T1">your wives cook fabulously</text:span> they desperately muttered through food stuffed in their faces, it was all they could say and a more thought out critique would have to wait for them to finish eating. All the Makola and the female cooks seemed really pleased with the comments their food received.</text:p>
      <text:p text:style-name="P8">After the meal everyone fully stuffed laid back in their chairs, save the humans who leaned back on their hands, and rubbed their stomach with delight. It was the best feast in weeks for the settlement could not afford such suppers on just any occasion, most of the time cooking was done much more locally, for each home in particular at everyone's own kitchen. Only on special celebrations and things of such sort were these feasts made and when they were no one cared about the weather or anything, all that mattered was food.</text:p>
      <text:p text:style-name="P8">"That was really tasty food my good man." Ïluhöl slowly spoke, gently rolling every word with his tongue.</text:p>
      <text:p text:style-name="P8">"Thank you human" mhríhm Ríhrm bowed "My wife and her helpers made most of it, some was made by the other camp."</text:p>
      <text:p text:style-name="P8">"What do you mean other camp? I though this was the only settlement you folk know about."</text:p>
      <text:p text:style-name="P8">"No, you got me all wrong. My wife will explain, I am too well fed to try and explain anything right now." he apologised "mhrúhm Lïhrw talk to Ïluhöl, explain him about the camps."</text:p>
      <text:p text:style-name="P8">A quite cute, even though aged, female walked up slowly, sat up next to her husband and looked Ïluhöl straight in the eye, as if she was trying to tell him something even with just her gaze.</text:p>
      <text:p text:style-name="P8">"Each time great feasts such as this are thrown by the people of this settlement there is usually too much cooking and preparations to be done by a single group of females, there are usually up to three dozen of us. Because it would be impossible to make such amounts of food we have devised a good plan to aid us. We create two camps, each with it's own group of three dozen cooks and we compete against each other at which camp shall produce the better food and more of it. Usually my group and I are the ones to win and the same happened at this occasion, we won."</text:p>
      <text:p text:style-name="P8">"So what do you get for your victory?" Ïfëmäröl asked eagerly.</text:p>
      <text:p text:style-name="P8">"Oh nothing much. Just a nice look and some adoration of our hasty work." she smiled gladly.</text:p>
      <text:p text:style-name="P8">"Well the food was delicious, thank you." Ïluhöl added "But we should get going now, the night is becoming darker with every passing minute and we can wait no longer."</text:p>
      <text:p text:style-name="P8">"Oh come, stay for just a little while more good sirs." mhríhm Mhwhl said, cheering for them to stay at least till morn "There are perils in the Woods at night and even if you take a Makola warrior with you he cannot protect you all by himself and as you have mentioned before you are unable to see at all in such vile darkness."</text:p>
      <text:p text:style-name="P8">"Yes I guess you are right. But we still should leave as soon as possible because the dark forces will not wait for us to snatch the rest of the Gormaa before them, nor will they just wait for us to come and rescue those that have been caught."</text:p>
      <text:p text:style-name="P8">"And where are we supposed to be staying all night? We cannot just sleep out in the open because it is too cold, nor could we sleep in any of your houses, they are too small for us to fit in."</text:p>
      <text:p text:style-name="P8">"You could all fit into my hut, but I only have one bed and I already fill it to the brim every night I lay in. No, my bed I'm not sharing, bed sharing is not my thing, not my thing at all."</text:p>
      <text:p text:style-name="P8">"We could all sleep on the floor." Ïtumöl added "Where the bugs and the crawly things are." he added a little whimple to his sayings.</text:p>
      <text:p text:style-name="P8">"Well I will see that you do indeed squeeze somewhere at my home, no matter where. Let's leave." mhríhm Mhwhl said and rose up from the floor just as if he would be about to leave.</text:p>
      <text:p text:style-name="P8">"No wait!" mhríhm Ríhrm jumped up in his chair "I was rather hoping you would all be staying for the show."</text:p>
      <text:p text:style-name="P8">"What show?" Ïvätöl asked.</text:p>
      <text:p text:style-name="P8">"There shall be a show for many different delights, much of our culture is inside the different acts and you should be able to find out a lot about us. Please stay, it does not last long."</text:p>
      <text:p text:style-name="P8">Ïluhöl wavered a bit and wondered what the decision should be, but in the end he decided to go see the nice show and everyone of his group of course followed his lead even though they were not obliged to do so. They were instructed to wait for a while so all the food could settle in nicely with everyone, even the performers, this way funny phenomena were omitted from the presence of guests; everyone had to be on their best behaviour.</text:p>
      <text:p text:style-name="P8">After nigh long the show at once commenced. First there was a group of acrobats that seemed to perform impossible tricks and jumps and twists and rollovers and who knows what else for their swiftness almost hid what they were performing, the audience enjoyed themselves quite well, even the knights. When the clowns ended in a deep bow and a huge applause of everyone watching came the time for a short drama reenacted by a group of talented actors coupled with a good director and what was believed to be a great story. The chatter subsided and the first actor stepped on stage, rose one arm into the air and put the other on his chest so everyone knew he had important things to say, the others who followed did much the same except when other things needed representing.</text:p>
      <text:p text:style-name="P7">"In the dawn of time, when the land was free,</text:p>
      <text:p text:style-name="P7">And none yet lived to feel the sea,</text:p>
      <text:p text:style-name="P7">There were the elements and their ruler Thran,</text:p>
      <text:p text:style-name="P7">One Lamon created all that the world thus ran</text:p>
      <text:p text:style-name="P7">first there came the Cats, the Makola indeed,</text:p>
      <text:p text:style-name="P7">He said to live in the Forest without greed,</text:p>
      <text:p text:style-name="P7">For there would be enough of it as it is</text:p>
      <text:p text:style-name="P7">in the deep lands of the outer abyss."</text:p>
      <text:p text:style-name="P7">the first actor commenced</text:p>
      <text:p text:style-name="P7"/>
      <text:p text:style-name="P7">"We walked the land and lived of it</text:p>
      <text:p text:style-name="P7">we stalked the flora and flourished upon it</text:p>
      <text:p text:style-name="P7">we drank the wated and empowered were from it."</text:p>
      <text:p text:style-name="P7">the second continued.</text:p>
      <text:p text:style-name="P7"/>
      <text:p text:style-name="P7">"There were trees and there was grass</text:p>
      <text:p text:style-name="P7">and darkness crept from the hilly flass</text:p>
      <text:p text:style-name="P7">there it grew</text:p>
      <text:p text:style-name="P7">the thing of rumour and of fear</text:p>
      <text:p text:style-name="P7">the prettiest of the woods of drear</text:p>
      <text:p text:style-name="P7">a tall magnificent tree there grew</text:p>
      <text:p text:style-name="P7">and none of it was simply dew"</text:p>
      <text:p text:style-name="P7">Again the first picked up the telling.</text:p>
      <text:p text:style-name="P7"/>
      <text:p text:style-name="P7">"Our people did there feed it</text:p>
      <text:p text:style-name="P7">and watered and watched it</text:p>
      <text:p text:style-name="P7">it's trunk they did take care of</text:p>
      <text:p text:style-name="P7">and it's branches filled of peril</text:p>
      <text:p text:style-name="P7">it was a fear and it was a joy</text:p>
      <text:p text:style-name="P7">yet none knew what it</text:p>
      <text:p text:style-name="P7">at all was."</text:p>
      <text:p text:style-name="P7"/>
      <text:p text:style-name="P7">"Thran there on came from the Tower,</text:p>
      <text:p text:style-name="P7">From the tower of light her Serotam,</text:p>
      <text:p text:style-name="P7">She heard of the tree's power</text:p>
      <text:p text:style-name="P7">and to find it she did endeavour</text:p>
      <text:p text:style-name="P7">her search ended in the embrace of the land</text:p>
      <text:p text:style-name="P7">filled with Makola and with awe</text:p>
      <text:p text:style-name="P7">Her ending was it is the life</text:p>
      <text:p text:style-name="P7">the tree of life</text:p>
      <text:p text:style-name="P7">the axis of the fight</text:p>
      <text:p text:style-name="P7">this will never blight</text:p>
      <text:p text:style-name="P7">you will keep word</text:p>
      <text:p text:style-name="P7">and I do trust your sword</text:p>
      <text:p text:style-name="P7">for ever you shall care</text:p>
      <text:p text:style-name="P7">of the tree of life endear."</text:p>
      <text:p text:style-name="P7">Now a third actor, this one female, spoke with a high and beautiful voice.</text:p>
      <text:p text:style-name="P7"/>
      <text:p text:style-name="P7">"But then it happened</text:p>
      <text:p text:style-name="P7">the armies of men rose</text:p>
      <text:p text:style-name="P7">everything they stepped they trampled</text:p>
      <text:p text:style-name="P7">their step was hard</text:p>
      <text:p text:style-name="P7">and their reign was prose</text:p>
      <text:p text:style-name="P7">it ran over the forest roughly</text:p>
      <text:p text:style-name="P7">yet the tree and the keepers</text:p>
      <text:p text:style-name="P7">all were dead or in peepers."</text:p>
      <text:p text:style-name="P7">The first again added with darkness in his sound.</text:p>
      <text:p text:style-name="P7"/>
      <text:p text:style-name="P7">"There was a child</text:p>
      <text:p text:style-name="P7">a child of the prose</text:p>
      <text:p text:style-name="P7">amidst the chatter a seed arose</text:p>
      <text:p text:style-name="P7">the tree it did provide</text:p>
      <text:p text:style-name="P7">the solve to it's demise</text:p>
      <text:p text:style-name="P7">the seed of life then there was split</text:p>
      <text:p text:style-name="P7">seven parts to differ lands they travelled."</text:p>
      <text:p text:style-name="P7">The third added with her high and cheerful voice.</text:p>
      <text:p text:style-name="P7"/>
      <text:p text:style-name="P7">"But then alas</text:p>
      <text:p text:style-name="P7">the secret lost it was</text:p>
      <text:p text:style-name="P7">the Gormaa never dared be found</text:p>
      <text:p text:style-name="P7">lest they would be killed</text:p>
      <text:p text:style-name="P7">their children only knew</text:p>
      <text:p text:style-name="P7">of the dark secrets of life dew</text:p>
      <text:p text:style-name="P7">they split and they died</text:p>
      <text:p text:style-name="P7">and none were ever found"</text:p>
      <text:p text:style-name="P7">The second actor added this with a somewhat deeper but not too dark voice.</text:p>
      <text:p text:style-name="P8">Knights who were watching this decided they had seen enough of the grim gale and reckoned they had already heard the rest of it even though with a less pretty voice of telling and even much of what the play already contained was told before, yet it was nice to hear in such pretty language such sad tales. mhríhm Mhwhl invited them to have a look around and see what to their liking they could find for there had been much and what they were observing since the beginning was merely the main stage.</text:p>
      <text:p text:style-name="P8">They were advised to go to the East end of the big square where old lady mhrúhm Lhüïm was baking her world famous cookies of great delight. When Ïfëmäröl tasted one he thought his mind would simply burst of joy and good taste. The cookie almost melted on his tongue all on it's own and the taste felt a bit buttery with a dash of chocolate but there was something else, some ingredient he could not decipher and indeed it was the famous secret ingredient which none but the few helpers knew; and they were not telling.</text:p>
      <text:p text:style-name="P8">When the joy with the cookies ended the men were invited to once again come into the mhríhm Mhwhl's dwelling where they could rest through the night in peace and quiet, away from any disturbance form outside or even from themselves, but the latter they doubted. They were led through the path to the house for the first time yet now it was pitch dark and all they had to guide themselves was mhríhm Mhwhl's joyful low humming song.</text:p>
      <text:p text:style-name="P8">They reached their destination without much mishap not hap. There they were told to hastily make ready and climb into the cosy pillows that were made ready for their arrival by an unseen force or indeed regular hard working hand. Every each one of the knights felt grateful for this deed of good will for outside lay heavy fog that had descended not long ago and it was cold and great perils lurked around on unwary travellers.</text:p>
      <text:p text:style-name="P8">"How come you are the king around here? You are no Makola from my observations, nor have you ever been nor will ever be? How can this be so?" Ïvätöl asked mhríhm Mhwhl with thought of delaying sleep in his mind, he never did feel quite well when asleep <text:span text:style-name="T1">too weak when you sleep</text:span> he always used to say.</text:p>
      <text:p text:style-name="P8">"If you really do wish to hear my sad tale then I will gladly tell it to you" the askee began slowly "I guess it would be best to start at the beginning, or at the beginning of what is important to my condition now.</text:p>
      <text:p text:style-name="P8">"It all began when I was just a wee lad living in the great Northern kingdom, there were far less Lekola kingdoms back then, but they have split up by now and I will not bother you with all the details, you shall know soon enough. I lived in a small village on the countryside with only some animals and my immediate family for company, I had not even had knowledge of anything else. The furthest I have traveled by the time of the beginning was only to the next valley for some basic provisions from town stores. Those were rather expensive too, but luckily we made almost all ourselves.</text:p>
      <text:p text:style-name="P8">"Unknown to me, when I was about eleven it all began, Moran had visited the king and fed him her lies and Dekan helped to feed the lies and deceits. At the time there was not yet any danger in this happening but year by year their rule over the king progressed and when I came of age they had power. There were no jobs for anyone, poor farmers were dropping famined left and right and there was no way to produce enough food for the whole population and no was to save the smaller villages and towns. Those which were bigger still kind of coped from all the taxes they gathered from the poor.</text:p>
      <text:p text:style-name="P8">"Widespread panic ruled the streets and people fought for their right to feed, that is right, for the right to feed. A hierarchy was made but it was not controlled by anyone, those who could grab more got to eat more; luckily I was one of the stronger and got quite enough to eat. Of course you might ask, why did I not pass it on, well the answer is that there simply was not enough, even hardly for my own needs.</text:p>
      <text:p text:style-name="P8">"Because of the hunger and diseases that spread through the population and were killing off people all over, there were dead men laying on the streets because those who were supposed to pick them up lay on top of them, young men started joining the royal army. We thought it would be a glorious occupation and there would be food for all. We were mistaken. First there was very tough training which killed many young boys who could have rather spent their lives trying to improve the situation of their families. Then followed days of hunger and starvation when we were waiting to be used as just another set of pieces on the chessboard of life.</text:p>
      <text:p text:style-name="P8">"With half our hearts we hoped the war would soon commence but with the other we craved for it to never begin because our lives, even though miserable, could still become useful after the war would have ended. Of course we all thought the war would be fought against Moran and her oppression and were thus actually kind of eager to fight the war, the start of the war proved us to be wrong.</text:p>
      <text:p text:style-name="P8">"One morning, after long months of waiting and sitting around in the barracks, a general rushed in through the door. <text:span text:style-name="T1">Suit up!</text:span> he said <text:span text:style-name="T1">Tonight we ride out! </text:span>We all scrambled to get ready in as quick a fashion as humanly possible. I put on my trusty armour, helmet, gauntlets, chest plate and the rest and on my side I hung the mighty double handed long sword. Great bashing thing too. In any case, come night we were all standing strum in two straight lines, chest out, stomach in, we were a gorgeous sight to look at. The lines stretched for nigh three hours of riding from end to end.</text:p>
      <text:p text:style-name="P8">"We waited for our commanders to instruct us as to where we were supposed to go and what we should be doing and then it hit us, they said the opposite of what we thought. <text:span text:style-name="T1">Attack the Old Forest! </text:span>they said. <text:span text:style-name="T1">It shall fall in a day! </text:span>They added with loud voices, screaming their commands at our faces. I was but a commander of ten then and in the eyes of seniors quite a mere soldier. We marched out, towards the Forest and I am positive the sound of our steps hummly striking the ground all at once must have echoed far beyond the borders of merely the Northern kingdom.</text:p>
      <text:p text:style-name="P8">"As we marched through the forest we, as the Makola have already told you, tore down everything we found, only the oldest and the youngest trees were left standing. Those are the hardest to bring down, one for their immense thickness and one for their immense springiness. We marched and we marched and it seemed nothing would come forth to stop us, there was no force big enough. But then the generals made the mistake and divided our forces to correspond to the widening of the Old Forest, we were not divided per se, there were only minor gaps, but big enough for some Makola to start attacking us from behind.</text:p>
      <text:p text:style-name="P8">"And let me tell you, you have not been attacked until a Makola attacks you, fierce little creatures they are and they swipe and strike and bite and gnaw and chew and slash and dash and they wear you out, you feel like an old cloth after they are done with you. Rarely do they kill but their agility and swiftness makes you wish you were never born into the world to face them. Some even carry weapons but those are the senior ones that are not as swift anymore, those do kill, from shear hatred.</text:p>
      <text:p text:style-name="P8">"I was attacked once, just once, and was left laying there on the ground crawling around in the dirst and gasping for breath, did not even know what happened it was so swift. I was only luck enough that the ten men under my command waited nigh my side so they could protect me while I recuperated. Soon I was ready to fight again, my eyes were filled with hatred at this point and I thought the Makola had to be thralls of Moran herself even though I knew it was me who actually fought on the side of Moran.</text:p>
      <text:p text:style-name="P8">"We rushed quickly to catch up with the main part of the army and with great delight we helped in ruining Makola homes. These were then still spread around and not gathered into communities, of course, they had nothing to fear until that point in time. We trampled and stompled and what ever foul thing more you can think of, we did it all, we killed the Makola, their wives their children, we were evil and I admit it now, it was a sad time in my life even though at the time I did not see it as such, I was pumped by propaganda.</text:p>
      <text:p text:style-name="P8">"In a week or so, it saddens me that not sooner, I realised that what was happening, what we were helping happen, was not the solution, it was not what would save the kingdom and bring food to the tables of countless hungry children and women. It had to be stopped and it seemed I was the only that could. I raised my hand on my fellow men, the highest possible treason of them all, but it was needed, and I went on a frenzy hacking and slashing through the troops. I must have taken down at least two hundred men before I was stopped and beaten into unconsciousness and simply left there to die.</text:p>
      <text:p text:style-name="P8">"I know not what exactly happened to me there after, all I know is that when I first started to open my eyes and the world still seemed quite foggy there was a Makola face I kept seeing often. She had a habbit to talk to me when I was half awake and she told me high tales of her people and she sang beautiful, yet simple, songs I could not understand. Most of her tellings were in Magan as it is. I of course did not understand her at the time but now I would because Magan has become as easy to me as is Legan.</text:p>
      <text:p text:style-name="P8">"One day, when I was already feeling much better and was almost constantly awake, she stepped up to me, sat on the side of my bed and told me that time was to get up and step in front of the elder circle where my faith would be decided and my bad acts weighed against the good. I must admit I feared that day all since I realised where I was and the dread had not subsided to the day my suspicions were shown to be true.</text:p>
      <text:p text:style-name="P8">"I was lead, still quite wobbly, by two strong men, who more like carried me than held me from attacking, to big square in the centre of the settlement. There I was put on a small pedestal and tied down to a block of wood that was quite heavy, at least to me in that weakened state it was. I remember standing there, thinking I am as good as dead and trying to think up ways of escape, but there were none, and now I'm glad there weren't.</text:p>
      <text:p text:style-name="P8">"A Makola walked up to me and he measured my body up and down with his scary little clairvoyant eyes, I was quite afraid. He said nothing but just as quick as he stepped down a female came and did quite the same. This went on for about six cycles, in all six males and six females have thus measured me, because none of them uttered but a word there was no way for me to know what was going on and I prayed to Gorgemon to make it so I go to the promised lands and not keep for ever roaming around the world lost and afraid.</text:p>
      <text:p text:style-name="P8">"I know now that they were communicating telepathically as they usually do amongst each other and since then I have also been learnt to listen to such messages. This I am telling you so you would know how things work around here and that you should not fear voices in your head when roaming around these Woods.</text:p>
      <text:p text:style-name="P8">"Then after the screening as I like to call it was done an old female stepped up to me and said something about me being a brave but stupid soldier, from what I can remember. Everyone heeded to her words and she just spoke and spoke but I could only hear the beginning because sickness came over me and I again fell unconscious.</text:p>
      <text:p text:style-name="P8">"This time I woke up in a completely new environment and quite surprised to even be alive if I dare say so myself. I was in a magnificent room full of different flowery decorations and herbs that emitted gorgeous smells all over the room, it was quite a little paradise. Someone came up to me, looked me straight in the eyes and I began to hear a voice in my head as if someone speaking to me, it was quite startling, but the vice calmed me down so I could hearken to what it had to say. The speech was that of Legan and I was told that I have been chosen leader for the sole fact that I rose towards the oppressors of the Forest. They called me an epiphany of the fight for freedom, I was quite surprised but gladly took on my new role.</text:p>
      <text:p text:style-name="P8">"Since then I have been educated in the art of speaking Magan and have been told that the elusive Gormaa also speak Golgan but the others are not allowed, neither am I of course. Sadly I have not knowingly seen a Gorma in my whole long life, I quite thought they were just matters of children tales were it not for the tree of life and the constant persuading that they are indeed real which made me waver back and forth between the two options. I am now decided and you should be off to your quest come morning, it is essential." he finished telling his long tale and sat down.</text:p>
      <text:p text:style-name="P8">Most of the men fell asleep during the lengthy tale, they were sleepy, but Ïvätöl surprisingly stayed awake and wished to know more.</text:p>
      <text:p text:style-name="P8">"That was a very interesting story you have and I am very happy you have said it. But if you don't mind my asking, how could you have survived for so long when two generations have passed in the kingdom since those times you speak of?" he asked.</text:p>
      <text:p text:style-name="P8">"Well you see, my most trusty listener, it is because I was a young man when I first came here with the attackers and age, not time mind you, age runs slower around here because of the presence of the sacred Serotam, the emitter of light. It makes everything, even the trees and the puniest of bugs, age much slower than they naturally would which is why there are so many short lived creatures around here, they wish to stay amidst the living longer."</text:p>
      <text:p text:style-name="P8">"So you are saying that if we stay here we will not age? But you seem quite old and worn."</text:p>
      <text:p text:style-name="P8">"I am merely saying you will age slower, not that you will not at all. I am indeed an old man and this is why you can see me here grey and with deep wrinkles on my face. But I will endure for much longer an you find the seed and the Tree is planted again."</text:p>
      <text:p text:style-name="P8">With that they both went to bed and fell asleep quite quickly for the night was now old and it was only a short while until morning would start. Outside there were many noises of nightly forests, there were little steps of small creatures and the wailing of the low wind around the branches of tall trees. There were even some leaves that were beginning to sprout and those made wind wail even louder. It was a nice and pleasant lullaby for everyone who wished to sleep and forget of the perils that hid amidst the pleasant sounds.</text:p>
      <text:p text:style-name="P8"/>
      <text:p text:style-name="P8">A beautiful morning was waiting outside when the knights woke up. The Forest was full of the most amazing white morning mists that seemed to hang around branches as if they were sewn onto them. The few green leaves that had already appeared fluttered in a calm cool breeze that flowed through the Woods as a little sparkling river on it's way down the mountains. Dew lay on every surface the eye could catch and every little drop shot little bright sparks in all directions. It was simply the most amazing sight any of them has ever noticed.</text:p>
      <text:p text:style-name="P8">They looked around to find mhríhm Mhwhl and thank him for his hospitality before they would leave but they could not find him nor any sign of him. The cottage seemed deserted, as if they would have just found it last night and slept in it. They now noticed the walls were no longer of nice fresh wood but that it was all grey and old, holes gaped everywhere, some big some small. The roof was caved in in the NorthWest corner, a look into the friendly kitchen revealed only a giant hole in the Eastern wall and what seemed like a nest of some huge animal. There was no furniture in the whole shack, or at least none that would be whole and useful. Legs were missing from the table and beds were fool of broken planks. When they stepped outside they could see nothing but wilderness, there was no path they walked on last night and the garden surrounding it was full of wild bushes and weeds, it seemed to crawl even onto the walls of the shack it self as if the weeds wanted to drown the poor thing in their greedy claws. A look at the roof revealed many missing tiles and grass growing all over it, on the Northern side even a young tree was growing, it seemed to have been there for at least a decade.</text:p>
      <text:p text:style-name="P8">Seeing this surprised and startled the knights who did not know how this could have happened when they saw such a nice and cosy home last night. It was beyond their comprehension. But when they looked at each other they saw something truly amasing, they were not dressed in their own clothes but the clothes they got before they went to the huge feast. In awe they scrambled around to see who was pulling their legs and if this was really the home they fell asleep in.</text:p>
      <text:p text:style-name="P8">Ïfëmäröl tripped over a bundle of something in a bush and because it seemed important to him he dragged it outside and showed it to the others. When it was unwrapped they found all of their armour and weapons that was taken from them and in even bigger amasement they put their armour on and embraced their swords with their hands so they could be ready to fend from any attacker.</text:p>
      <text:p text:style-name="P8">At this moment, when they were all prepared, their ïpusäröm ran up to them and each licked it's master's face with delight of seeing them again. This was queer because they were only parted for two nights and they acted as if they were without their masters for a week or even more. The knights were getting more and more confused by what was going on and they jumped on their beasts and rode to where the settlement centre used to be.</text:p>
      <text:p text:style-name="P8">Even before they reached that destination they could notice that the strange buildings that were there, beautiful and fair and bustling with life only just last night, stood now deserted and in state of disrepair. A roof was caving in here and a wall leaning dangerously far over there, it was all almost ruinous. When they reached the big square there were just low bushes and young trees but no centre. In a state of utter amasement and confusement the knights slowly rode off to the South where they were told last night other settlements would be.</text:p>
      <text:p text:style-name="P8">As they were riding slowly through the undergrowth they wondered about what could have happened last night, were they all having the same dream or was it all some magic induced illusion. Whatever it was they could not get to the bottom of it and so they just hoped the Makola are real and that they do still live in the Forest.</text:p>
      <text:p text:style-name="P8">"Very queer what happened back there. Everyone just vanishing and the whole settlement going into a state as if it was deserted for nigh ten years." Ïvätöl started when they were already riding for about two hours.</text:p>
      <text:p text:style-name="P8">"Quite right. I cannot make anything of it, the whole coincidence is simply beyond my comprehension." Ïluhöl said.</text:p>
      <text:p text:style-name="P8">"Do you think what happened was even real or was it an illusion set for us to find out something we needed to know?"</text:p>
      <text:p text:style-name="P8">"Conspiracy! Conspiracy!" Ïtumöl cried.</text:p>
      <text:p text:style-name="P8">"It could possibly be a weird spell cast upon us by the evil queen Äpëhilib who we wanted to have no relation with. This may be her revenge and all we found out might be leading us into her trap."</text:p>
      <text:p text:style-name="P8">"I hear she is very gorgeous with her white skin and tight black dress that perfectly accentuates her body." Ïfëmäröl added with a dreamy voice.</text:p>
      <text:p text:style-name="P8">"Oh stop day dreaming about an evil person you sick bastard you." Ïvätöl shook him out of the dream. "But what you say, Ïluhöl, might indeed be truth. How do we choose then if we are on the correct path and what we should be doing?"</text:p>
      <text:p text:style-name="P8">"Well, there are a few things to consider. The Makola did not know anything about any other settlements just that there should be three more and neither were they able to tell us much of where to look for them. They had a human king or whatever they chose to call him. This all shows to a conspiracy against us. On the other hand though, they seemed to know much of their history, much more than even the oldest of people would know, I reckon only they would be able to tell us all of that."</text:p>
      <text:p text:style-name="P8">"Yes but what about torture, some could have been tortured, or even tricked, into telling somebody all of their history. Then it would not be impossible for this all to be an illusion of a great wizard or even just someone skilled enough to illusionate."</text:p>
      <text:p text:style-name="P8">"Indeed, quite a predicament we got ourselves into I might say. But I guess the best path to choose now is to act upon whatever we have been told, be it illusion or truth, it is the only lead we have got." Ïfëmäröl concluded the debate.</text:p>
      <text:p text:style-name="P8">With that they continued on their journey to the South, looking suspiciously around them to spot any peril before it could spot them. They were on lookout mostly for thralls of Äpëhilib or Moran, more than to watch out for any forest beasts that could come and harm them, they seemed to have forgotten where they were and also the warning they received, even though possibly fictional.</text:p>
      <text:p text:style-name="P8">They reached a darker part of the Forest, even darker than the rest because here the ground was boggy and thick mists rose from it that covered the sun even better than just the foliage and clouds above. It was almost as dark as night around here and they wondered how dark it would have been if it would indeed be night time. They decided to get through this patch in a hurry as some sense gave them hints it was not safe to linger here for long.</text:p>
      <text:p text:style-name="P8">They stepped through puddles and pit-holes full of muddy water and there was mock all around them. Everywhere you turned the smell of rotten soggy leaves filled the air so badly it was hard to breathe. Even the trees around here seemed to be rotting for they were black and black leaves hung on them in silence. There was now stir in the damp air, no breeze to shake it around and bring a flutter to the dead plants. They had to step over dead logs laying across on the ground, black mushrooms grew on many of them and sucked what life had remained in them until they would turn to mud as everything else around here does.</text:p>
      <text:p text:style-name="P8">It was impossible to ride around these parts for the ground was too soggy and the animals would be pushed in to their bellies, they struggled through the deep mud as it was. Everyone was sinking in to their knees and their feet rose fro the ground covered in black slime after each step. They were dirty and they were miserable, it was a good decision to push through as fast as they could, but they did not know how wide or long the patch is, so there was no way of telling how long this would last, but at the rate it was going, far too long.</text:p>
      <text:p text:style-name="P8">After nigh five hours of such struggling they simply had to rest lest they would all collapse of exhaustion and drown in the deep mud never to be seen or heard from again. They found a log that was the driest and sat on it to escape the dampness of the ground, even if for just a while. Food was desired but there was nothing to be hunted in this bog so they just sat there and listened to the growl of their hungry stomachs. Inspired by the weird sensation Ïtumöl decided to check his saddle bags and see if there might be anything in there, he did not even dare to think that there actually was.</text:p>
      <text:p text:style-name="P8">What he found surprised him so much he fell back into the mud. There was food in there. Almost fresh Makola food he remembered eating at the feast last night. He wondered how it might have gotten there but it's presence showed as almost proof of their whole experience being truth rather than illusion. The other knights, when he told what startled him so much, checked their bags too and their conditions were the same.</text:p>
      <text:p text:style-name="P8"/>
      <text:p text:style-name="P8">When the feasting with tasty food and sweet drinks was all done and the rest was over it was again time to continue on the journey. They summoned their ïpusäröm and mounted them almost content with everything, yet not quite because the bog was still rather murky and discontenting. They rode as far as they could on a fallen tree that must someday have been a giant amongst trees for they rode on it's dead trunk for nigh half an hour. When the log ended they had to dismount again and continue on, crawling through mud on their own means with the beasts following behind.</text:p>
      <text:p text:style-name="P8">When dusk was beginning to fall upon them yet again the bog seemed to have no end and they were getting quite concerned with this for it seemed to have shattered their plans of getting out by night and not having to spend through darkness there. They scrambled as fast as they could to find a shelter for the night; they did not succeed. After the search was over rather hastily they found a large tree and dragged a log to it's side and sat on it. It was the best they could do to get out of the dampness.</text:p>
      <text:p text:style-name="P8">To easier pass the hungry time without any supper they began to tell each other tales from their childhoods and some even they heard later and not so long ago. They were mostly tales of the good old times when the stars still shone at night and sun brightened up the days without thick clouds and smoke getting in the way, of happy times long past. Some stories were of the beginnings of the Dark Age and of how Moran gained reign over most of the world. There were few that concerned much more than what used to be the Northern kingdom, these were the simplest for there was not much known to them of other lands than what has been seen by people of the North. Ïtumöl told a great tale of some strange folk living on Southern islands, their language was supposed to be very much like a song and their lives quite happy even in the Dark Age.</text:p>
      <text:p text:style-name="P8">Ïvätöl told a weird tale of the bog they were in, he failed to tell them earlier that he had knowledge of it and they resented this a lot, yet they listened to his tellings now when there was time, anything to pass the time.</text:p>
      <text:p text:style-name="P8">"There was once a time, a time when the Forest was still young" Ïvätöl's tale began with much pomp surrounding it "at that time there was still light spurring out of Serotam, the home of the gods, and all that lived around these parts were fair and just, nothing bad was ever to happen.</text:p>
      <text:p text:style-name="P8">"Once, even before the Dark Age, a great rain came swashing down from dark clouds. It rained and it rained. There was at least a year of rain without it ever stopping. All of the Wood was drenched and soaked and all Makola living here could hardly escape wettiness, but they did once in a while by hiding in their houses. Many of their homes were flooding and some were even swished away with floods never to be found again.</text:p>
      <text:p text:style-name="P8">"Those of the Makola that were homeless learned to climb and began living in the high foliage. It is said there are some that still prefer living way up there, looking down on us poor saps who crawl the land. There is a low spot in this forest and much of the rain flowed there and gathered at that one spot, it is where we are now.</text:p>
      <text:p text:style-name="P8">"After the rainy year was over there was a lake here and it slowly began to evaporate up into the air in white mists that would last all day, all week and they were quite thick too. After a year of such misty weather, through which all that once lived here, died or simply rotted even in life. In fact the trees are still rotting in their miserable lives. The famous mists of the bog are still frequent and sometimes wrap it so tightly no eye could penetrate them. Mostly they show around here when the air is cool and just damp enough.</text:p>
      <text:p text:style-name="P8">"As you can all see, the bog is still not dried up enough to be safe and only the bravest and the stupidest dare walk through it. I don't know which of this we actually are, but I sure do know Ïtumöl is not amongst the bravest."</text:p>
      <text:p text:style-name="P8">"HEY!"</text:p>
      <text:p text:style-name="P8">"Well you're not and you know it!" Ïfëmäröl added.</text:p>
      <text:p text:style-name="P8">"And what does this help us with our current condition of despair?" Ïluhöl asked.</text:p>
      <text:p text:style-name="P8">"Well it does not, but I just thought it was a nice story to tell. Came to my mind because we are in this bog and to say the truth I thought it was long gone. My mother used to tell me of it when I was still just a wee lad, pooping uncontrollably and weeping all the time."</text:p>
      <text:p text:style-name="P8">"Did she ever tell you why the rains came?"</text:p>
      <text:p text:style-name="P8">"No... No she did not, I wish she did though. Wouldn't be too much of a wonder if it was Moran's doing, trying to destroy the Forest that would once contain the tree of life."</text:p>
      <text:p text:style-name="P8">"Well how would she have known that? Even Thran herself did not, and she willed it to be."</text:p>
      <text:p text:style-name="P8">"Yes that is true, but where else would it have grown?"</text:p>
      <text:p text:style-name="P8">"Quite right, quite right."</text:p>
      <text:p text:style-name="P8">"Wait! I hear something sploshing around" Ïfëmäröl screamed and listened carefully. Everyone joined in.</text:p>
      <text:p text:style-name="P8">They all listened to the queer sounds that were coming from the dark night somewhere to the right. It seemed like there was someone or something walking around and towards them. They geared up and stood up on the trunk so they would be prepared to face the foe if there indeed was one. Ïtumöl began to shiver in fear but the others stood quite firm and listened to the deaf sounds.</text:p>
      <text:p text:style-name="P8">When the sploshing was awfully loud already a tall figure shaped in the thick mists. It seemed to be a shape of nothing they had ever seen; it was as tall as two men and it had long thick arms like trees hanging on a very old senior tree. There seemed to be no legs but there was still some definition of where what they thought the torso was ended. A wider and somewhat shrubbier part marked what they thought the bum was. On top of the wide figure was a bulge which they figured to be the head, a small head for such a big body.</text:p>
      <text:p text:style-name="P8">They all pointed their swords towards the figure and looked very mean. Their faces were grimed into a fierce grimace and any who would see them then would fall on their backs from sheer terror. The dim figure emerged from the fog and ti was nothing like they expected. It was quite a normal man, perhaps only a bit shorter than themselves and he did not look like any treat at all so they all sheathed their swords and relaxed. He must have been standing on a strange configuration of logs they thought to themselves. Just as they were about to ask the short man what he is doing scaring them like that he lifted up his arm and pointed behind them.</text:p>
      <text:p text:style-name="P8">For a moment they wondered what he could mean with the point and what he is pointing out to them. A loud roar from behind them cleared it up in no time. There was a large drake floating right behind them, roaring, hissing, smoking. They almost fell into the mud from the terror of seeing the scary beast, but rather than doing that they jumped on their ïpusäröm and rode quickly as they could in the opposite direction of the red fiery beast.</text:p>
      <text:p text:style-name="P8">They galloped as fast as they could through the muddy bog with mock sploshing all around them and encrusting them as soon as it dried up on their bodies. Dead branches persistently kept smacking them in the face and dead trees tried to prevent them from escaping their attacker. It was quite hard to manoeuvre through all of this and it made them sweat uncontrollably. The strain of riding and fear of being caught was merely an added bonus.</text:p>
      <text:p text:style-name="P8">A change of scenery followed sooner than expected, it was because of the quick gallop. Now it was all different for them, green branches seemed to almost move away form obstructing them and the same could be said about the very much alive and strong tree trunks. The opposite though could be said for the dragon, it seemed to smack straight into almost every tree and every branch on it's path, from the distance it could be seen as quite humorous but from just ahead of him it was seen as a rather welcome help.</text:p>
      <text:p text:style-name="P8">They reached a big creek and every each one of the riders safely jumped over but the drake did not seem to have such luck. It dived into the cool water as if a mysterious force had drawn it in, they knights could not help but wonder. They stood there looking dumbly into the water where a drake tail stood erect high into the air with the water sparkling around it in a small torrent, it was quite interesting for the water itself was not deep enough to do that, the whole body must have been underground.</text:p>
      <text:p text:style-name="P8">They thus observed the agonisingly swapping tail until it suddenly stopped with a short yet violent spasm. The creature was dead. They all wondered what it could have been but none could come up with an explanation nor could they explain either the weird man nor why spring blossomed so quickly when it was only beginning even just a day or two ago. When they looked around them all they could see to three sides of the world was Venremar, the Great Western River, with the edge of the Forest right behind it. A look to the West revealed something that looked like a camp of five big white tents and a town emerging around it. They had no idea what the settlement could be and decided they did not wish to know that this time either.</text:p>
      <text:p text:style-name="P9">They stepped back into the Forest, a little to the South now, to follow their quest and find the seven parts of the seed of life, they had none so far.</text:p>
      <text:h text:style-name="P10" text:outline-level="1">Chapter VIII</text:h>
      <text:p text:style-name="P11"/>
      <text:p text:style-name="P8">Five Lekola warriors, on a quest to find a thrall of Moran, woke up in a dark room. None of them could see the shape of the place they were in nor could they determine it's size. It felt to go on forever in the dark, without end, without border, simply endless. They tried to determine the height, but there was no reaching the cold ceiling, no matter how much they jumped nor how tall they could climb on one another.</text:p>
      <text:p text:style-name="P8">Thus they had no idea how big the room they were in was and so they decided to try and find a wall at least. They crawled slowly and cautiously towards what they reckoned was their right and before long the one in front ouched in pain as he struck the cold stony wall with his forehead. &lt;warrior1&gt; searched the wall with the palm of his hand and the tips of his fingers. It was cold and dews of moist were forming and somewhere even drippling a bit towards the stony ground. There were hardly any cracks in it but those that were there seemed to be very deep but it was impossible to shove anything in them. They seemed to shape slaps of stone from which the wall was built, or so he reckoned. Whatever the build, there was no way of escaping through the wall unless they could find an already formed hole.</text:p>
      <text:p text:style-name="P8">Following that lost hope the group of warriors decided to search the wall, crawling nigh it, touching it with their hands to see if they could find anything of interest on it and to see how big the dark room is. To make the search faster they split up, three searched to the left and two to the right, where they would meet the search will have ended, successfully or not. The cold wall was making their hands numb and indifferent to touch so they could hardly even feel what they were doing anymore. Little nooks and cracks eluded them regularly, any of which could prove to be useful in making a hole big enough to fit through; from weariness and starvation they hardly cared anymore.</text:p>
      <text:p text:style-name="P8">After what seemed like an eternity of crawling around in endless darkness the two parties met again at what they reckoned should be the opposite side of the room from where they had started. A guess was made at how big the room could be in accord to how long it took them to search it and under an assumption they were at the exact middle before and that it was evenly shape. It was larger than they first anticipated, they were amazed at the size of their prison.</text:p>
      <text:p text:style-name="P8">Their prison seemed to be big as two wealthy houses and some more, they counted seven different corners, not all faced in the same direction, which kind of puzzled them and gave them thought about how correct their calculations were. For the first time now they realised that their assumptions made in order to calculate size might have been all wrong. There was no time to ponder upon the thought though, noises, as of someone walking around, were banging through the wall on their left.</text:p>
      <text:p text:style-name="P8">"Get down! Lay low!", &lt;warrior3&gt; hissed through his teeth and quickly duck to the ground as low as he could, "I feel that we might be getting visitors soon."</text:p>
      <text:p text:style-name="P8">Everyone pressed hard against the floor and lay there as quiet as they possibly could without being dead. A clanging noise filled the still air and echoed a few times from the stone walls as the key was being turned in the lock. A squeal followed and a thin rectangle of bright light revealed itself somewhere in front of them, seemingly in the middle of nothingness. It grew wider and wider and a shape began to emerge in the middle of all the light. It was a silhouette of a giant, just as those that captured them.</text:p>
      <text:p text:style-name="P8">The giant spoke something in a tongue not too familiar to them, they could only hardly catch a few words and even those not too surely. His strong voice echoed through the room and filled their poor ears until they were almost deaf as a leaf. It seemed the giant was telling them to get up and come too him because he suddenly stopped talking, leaned forward and grabbed them all in a single swipe of his huge hand. They were once more where their last memories could remember them being before darkness engulfed them. Even the smells were the same.</text:p>
      <text:p text:style-name="P8">&lt;warrior1&gt; looked back to estimate the size of the room now and it appeared to be much smaller now that some light came in through the open gates. He reckoned it was just large enough for a single giant prisoner sitting in a corner, smashed together with no room to extend the legs or anything. He looked around a bit and with a gasp he noticed a gaping black hole smack in the middle of the chamber; they could have fallen in at any single point of their stay and with all their crawling around it was amazing they did not. He felt a certain joy as of a man who has just been sprung from grave danger without a scratch on his body; it was hardly so.</text:p>
      <text:p text:style-name="P8">Pain shot through their eyes as they were taken out of the dark chamber and into the brightly lit corridor outside. They buried their faces in their hands to relieve themselves of the shooting pains but nothing helped, the only solution was to wait and get accustomed to the brightness of the queerly, yet familiarly, <text:s/>shimmering cave walls.</text:p>
      <text:p text:style-name="P8">The giant walked in a drowsing melodic movement up and down up and down as if he was intentionally trying to send the warriors into the land of sleep with his equal well measured steps. The host of men fought sleep fiercely with all their strength but one by one they slowly slipped into deep slumber, it was for the best. The warriors were being carried on the giant's huge palm through the whole city that was situated a little to the West of the cell where they had been staying for a week. After the long journey through the whole huge city to the North was done the giant stepped into a somewhat cramped corridor leading even farther North in a gentle upward slope. They passed the mines of Elumam and soon they came to the cave of one Ujkelah which was actually the only entrance into the hidden underground city of which Ujkelah was the gate keeper.</text:p>
      <text:p text:style-name="P8">Here the giant set the wee folk on the ground and left them there so they could regain their senses slowly and hopefully leave the cave without much recollection of past events and of ever seeing the city. The plan was for them to think it was all a dream but even if it did not succeed it was hardly possible for the men to ever return because Ujkelah lets none pass. There was though another entrance, through the mines of Elumam but hardly anyone knew how to get through them in order to reach the giant race, distant relatives of the Amakola.</text:p>
      <text:p text:style-name="P8">He left with a quiet content about finding out all that he could have wanted from the strangers and not having to kill or imprison them. He knew they will not be able to remember being questioned nor that they told anyone what they had known, it was a good thing they were questioned too, the only reason they could be let go was because of their quest to hinder Moran by killing one of her more important Thralls.</text:p>
      <text:p text:style-name="P8"/>
      <text:p text:style-name="P8">When the five warriors woke up they found themselves in deafening darkness yet again. They stood up quickly, rather confused at first as to how they got to where they were and fear came over them that they were in the all too familiar cell again. After a brief time of confusion and fear, when their eyes got used to the dark environment, they noticed a weak ray of light coming from the far end of wherever they were and they reckoned correctly it was the way out.</text:p>
      <text:p text:style-name="P8">Slowly they moved to the salvation promising light and many a time they banged their head against stalactites and other rocky forms hanging from the ceiling and they tripped over similar things growing from the ground. Their hives were torn and their skin badly scratched when they finally reached the entrance, or rather the exit, of the cave they were in. Warily they stepped outside, first just a sniff, then a quick look and finally a step, followed by the next step. They were embraced in light's blessing grasp yet again.</text:p>
      <text:p text:style-name="P8">It was quite cool outside and not as light as they were used to from home and they watched their breath stray away from them in swirly mists as if they breath fog from their lungs; they had never seen anything like it before. A short glance around to find a horizon revealed they were surrounded by mountains and they reckoned they were in some high mountain valley unknown to them. They listened sharply to notice any sound of peril or dinner running around but they could hear nothing, they could not understand why.</text:p>
      <text:p text:style-name="P8">"We should find whatever we can to make some spears so we can hunt for food. It seems all the giants left us were our short daggers." &lt;warrior2&gt; said and immediately noticed something quite strange about him saying so. "I cannot hear myself speak guys!" he screamed out loud but none seemed to notice his cries of confusion.</text:p>
      <text:p text:style-name="P8">They were in the Silent Valley where Moran's clutches are so strong that sound itself is afraid of travel and so it never leaves from where it should to reach it's destination. The air is dead silent and few dare wonder to this parts of the Black Mountains.</text:p>
      <text:p text:style-name="P8">He stepped up to &lt;warrior3&gt; their leader and tapped him on the shoulder. &lt;warrior3&gt; got quite startled because he could not hear anyone approaching from behind but was relieved to see his harmless friend &lt;warrior2&gt; as he turned. He was then told in sign language what was the order of things around here, at least as far as sound goes. Quickly they both explained the same to everyone else so they would know to communicate with sign language and to perk their eyes and noses more than their keen ears.</text:p>
      <text:p text:style-name="P8">After quite some time of careful examination of their scenery &lt;warrior2&gt; spotted something that could be a little forest down towards the South of the valley. With signs he told this to everyone else and after a very brief discussion they all decided to travel towards, for it was their first priority now to take care of weaponry and food, before any flier slaying could be done.</text:p>
      <text:p text:style-name="P16">After an indefinite time inside those brightly lit caves, amongst the huge folk we woke up in a black cave. Not knowing where the hell we came from nor where we were.<text:span text:style-name="T3"> &lt;warrior4&gt; thought to himself. </text:span>I wonder where the path we have chosen in this gods forsaken dead valley of soundless air and bitter cold is leading us. I sure hope it's towards a more pleasant place than this one. Why is it so cold here anyways, and why is there no sound and for what strange reason does the air press down on us so hardly, as if it wanted to root us here and stop us from moving but a step in either way. This sure is some strange valley, strangest I've ever seen.</text:p>
      <text:p text:style-name="P16"><text:span text:style-name="T3">"What kind of place is this!", he exclaimed in sign language by waving his hands all over and around and performing some strange jumps and turns.</text:span></text:p>
      <text:p text:style-name="P8">Nobody dared say anything because anything they would have said would be a lie as they had as much of a good guess as &lt;warrior4&gt; did. But then, out of the blue, &lt;warrior5&gt; jumped up and signalled that he knows a tale of this place and of how it came to be as it is, he could remember it from when he was little and his mum had told it to him one night when it was rainy outside and he could not sleep because of the loud thunder.</text:p>
      <text:p text:style-name="P8">He was made tell the tale he held in his mind and slowly, with much hesitation and quite some confusion as to how exactly tell a tale in sign language he started showing the tale as best he could and everyone else stopped to watch and observe.</text:p>
      <text:p text:style-name="P8">"There was once a time when all the gods lived scattered in the world and the world was still quite blank; the thralls of Thran still had much work to do. At that time Moran was already different from the other gods and did not stay with them much, she usually spent her days and even months searching around the Dark Mountains.</text:p>
      <text:p text:style-name="P8">"In those mountains, which I believe are the only big mountains in the Golvatae, she seeked to find thralls of her own, but she could find none as the folk who now dwell there at those times were not even existent yet. One day she found this secluded valley and decided to make a dwelling here, but since she was not a builder nor could she acquire any of Thrans she concocted a great spell that would help her in doing this.</text:p>
      <text:p text:style-name="P8">"The only thing lacking were ingredients so she went on a long journey through snow and blizzards to reach the Northern Twin-peak isle, Heskenaekalea where she found what she needed. She flew back by help of a great toothed black bird under a spell. With the spell she then created Morgerot which is half in the earth and half in the air and all over it is black and represents death. On top of it stands the always watchful black bird, Geterab. There is another guardian, of him I know only that he is called Gemortael and that no weapon can hurt him.</text:p>
      <text:p text:style-name="P8">"The presence of this dreadful goddess made the air grow heavy and the sound hide in the darkest corners of existence. All that once lived here has perished or fled and I am surprised we could find the patch of wood we are walking to, it is most peculiar."</text:p>
      <text:p text:style-name="P8">"But then we will never get out of this valley alive!" &lt;warrior1&gt; spoke with harsh movement of his body.</text:p>
      <text:p text:style-name="P8">"I do hope it does not come to that"</text:p>
      <text:p text:style-name="P8">"We must hurry then and get to that wood before we are caught out here in the open!" &lt;warrior3&gt; said and started walking.</text:p>
      <text:p text:style-name="P8">"Where exactly is this Morgerot you speak of?" &lt;warrior2&gt; asked.</text:p>
      <text:p text:style-name="P8">"I do not know, but wherever it may be, we are not save for as long as we stand under the shadow of it's reign" &lt;warrior5&gt; answered hastily and went with the others.</text:p>
      <text:p text:style-name="P8">They walked warily towards the small wood that showed it's dark silhouette against the white mountain snow in the distance much the same as a bird does against the bright glare of the sun. All around followed a gloomy feeling of lost and despair and eery silence filled their ears much more than any racket ever could; it was painful to listen to.</text:p>
      <text:p text:style-name="P8">After not long they reached the wood, there was only a small hillock to go over and they would be there. But to their amazement over the nigh horizon there was something else than a wood rising, it was a forest of spear tips held by a troop of Lebkola soldiers under the command of Moran. They seemed to all be wearing some kind of black metal armour with very brightly polished metal helmets that seemed to sparkle under the thin sun. In their midst stood a queer contraption none of the warriors has ever seen before and none could guess as to what it actually does, but everything seemed to point out the fact that it was a war machine.</text:p>
      <text:p text:style-name="P8">Dread shot through their shivering bodies and fear stricken minds. The warriors tucked under a small overhang in the hill and fearfully watched the black troop below them, wandering what was there to do now, them five unarmed and cold against a troop of well armed and quite adept Lebkola. All they could do for now was to sit, wait, observe.</text:p>
      <text:p text:style-name="P8">"What now?" &lt;warrior1&gt; asked the leader, &lt;warrior3&gt;, in sign language.</text:p>
      <text:p text:style-name="P8">"I do not know, but we surely cannot just stay here forever and neither can they, but they may for longer than us."</text:p>
      <text:p text:style-name="P8">"Yes. But I think that if we move away slowly we might get out undamaged from this predicament."</text:p>
      <text:p text:style-name="P8">"We could not." &lt;warrior2&gt; jumped in "There are mountains around us and we have no idea of where to run nor where to hide. These Lebkola bellow are our best chance at any weaponry at all."</text:p>
      <text:p text:style-name="P8">"What are you suggesting? We jump those soldiers and defeat them with our bare hands?"</text:p>
      <text:p text:style-name="P8">"In a way yes, but you would only need to defeat the first with bare hands, then a weapon would surely be available and vacant for you to take."</text:p>
      <text:p text:style-name="P8">"You're daft &lt;warrior2&gt;! That plan is least likely to succeed."</text:p>
      <text:p text:style-name="P8">"But it is the only chance we've got all the same!"</text:p>
      <text:p text:style-name="P8">"Yes, I say we do it, and we do it before our bums freeze off." &lt;warrior4&gt; said and almost began to climb out of the hiding spot and go running straight at the enemy.</text:p>
      <text:p text:style-name="P8">"Stop!" &lt;warrior5&gt; pulled him back so he fell on his back and gazed with wide eyes of amazement. "We cannot attack thralls of Moran like this. Even though they cannot hear us here they can sense us, or they will be able to as soon as we come close enough. For all we know they can already but were told to stand there as statues."</text:p>
      <text:p text:style-name="P8">"But... How can they sense us?"</text:p>
      <text:p text:style-name="P8">"It is our souls. Moran robs all her thralls of their souls and feeds from them, I hear she has a great store of them hidden somewhere, much the same as we do with meat. Since they have no soul they can see all living souls as great shapes of light beaming brightness in every direction and they are attracted to this beam for they try to replace their soul, even if with a soul not belonging to them. If they ever could get a soul back, any soul, they would be free of the clutches of Moran and could flee away. Every each one of her thralls wants to do this, except for the fliers."</text:p>
      <text:p text:style-name="P8">"Wow, from where do you possess all this knowledge of evil things? You are not one of them are you?"</text:p>
      <text:p text:style-name="P8">"Haha, no." &lt;warrior5&gt; laughed "I was told stories as a child, my mum was a great storyteller, but until a few hours ago I had thought them all to be just tales made up by my mum or maybe her mum or any other storyteller in my village. In a strange way it is nice to find out they are true, gives them a certain unexplored aspect and feel that there is more to be discovered."</text:p>
      <text:p text:style-name="P8">"I would have loved to meet your mum, she must have been fun to listen to. But in any case I would rather for the stories to just stay stories and for reality to stray away from them as much as possible. Not all we say we want, and not all we want we say."</text:p>
      <text:p text:style-name="P8">"This still does not help us in any way with our current situation though. What do you reckon we should do?" asked &lt;warrior3&gt;.</text:p>
      <text:p text:style-name="P8">"Hush!" &lt;warrior1&gt; hissed through his teeth "I think I can feel some evil force coming our way from the West.</text:p>
      <text:p text:style-name="P8">A great stir shook through the thick air and the five warriors were thrown around as rag dolls in a tempest. They couldn't think all they could do was let themselves be thrown around for there was no force in the world that could hold them down at that moment. A few distressing moments later the sun grew black and everything seemed as if it was night. &lt;warrior5&gt; managed to throw a look at the troop below but they seemed to be unaffected by the happenings, he thought it very queer.</text:p>
      <text:p text:style-name="P8">A flier was passing by, in fact it was the very one they were trying to catch and only just now had they realised what kind of geste they got themselves into. They had always known it would be hard and perilous, but this, this they did not anticipate. Even their darkest expectations and least likely plans were far from reality, the evil thrall was like nothing they have ever witnessed before.</text:p>
      <text:p text:style-name="P8">The dark figure was enveilled in a black torn cloak that fluttered madly around it's body as it flew through the air on it's unearthly beast. The cloak was more like a rag shaped into a cloak than proper clothing, it was full of holes through which you could see the opposite side even though under many of them the flier's body should lie. The beast that bore the vile creature was full of gashes and wounds itself, though none bled and none seemed to hinder it in any way even as some would surely be fatal to a normal creature of the wild. The rider showed none of their body, not even to wield a sword or any other weapon.</text:p>
      <text:p text:style-name="P8">From all the looks and vile laughter they could hear as if in a distance they reckoned their ghastly enemy was Revaron, the flier of war that is responsible for all wars and thoughts of war in the world, save for those thought up by free will, or as a response to attack. Dread shot through them like a rain of arrows, for Revaron was the best fighter Golvatae has ever seen, and it would be nigh impossible even for them five together to win over him in battle.</text:p>
      <text:p text:style-name="P8">The dark shadow passed and the ordeal was over, not a moment to soon, everyone thought. They climbed back to the edge of the niche they were hiding in and to their amazement the whole troop of soldiers was gone and could not be seen as far as the eye could gaze. Only faint tracks could be seen in the snow, a troop so big should have left behind a distinct track trampled into the ground by many armoured feet smashing around as they marched, but instead it seemed only as if three very light men would have walked there. This sparked thought of fairytale and myth in the warriors, yet they rejoiced that it was at least some lead to follow, for they wanted to see what has happened to the army and why it had vanished during the flyover.<?opendocument cursor-positio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35.43313225pt"/>
    </style:default-style>
    <style:style style:name="Standard" style:display-name="Standard" style:family="paragraph">
      <style:paragraph-properties fo:line-height="100%" fo:margin-bottom="0pt" fo:margin-left="0pt" fo:margin-right="0pt" fo:margin-top="0pt" fo:text-align="left" fo:text-indent="0pt" style:writing-mode="lr-tb">
        <style:tab-stops/>
      </style:paragraph-properties>
      <style:text-properties fo:background-color="transparent" fo:color="#000000" fo:country="US" fo:font-size="12pt" fo:font-style="normal" fo:font-weight="normal" fo:hyphenate="false" fo:language="en" fo:text-shadow="none" style:font-name="Times New Roman" style:text-line-through-style="none" style:text-line-through-type="none" style:text-position="0% 58%" style:text-underline-color="font-color" style:text-underline-mode="continuous" style:text-underline-style="none" style:text-underline-type="none"/>
    </style:style>
    <style:style style:name="Text_20_body" style:parent-style-name="Standard" style:display-name="Text body" style:family="paragraph">
      <style:paragraph-properties fo:margin-bottom="6.012pt"/>
      <style:text-properties/>
    </style:style>
    <style:style style:name="Heading" style:parent-style-name="Standard" style:display-name="Heading" style:family="paragraph" style:next-style-name="Text_20_body">
      <style:paragraph-properties fo:keep-with-next="always" fo:margin-bottom="6.012pt" fo:margin-top="11.988pt"/>
      <style:text-properties fo:font-size="14pt" style:font-name="Nimbus Sans L"/>
    </style:style>
    <style:style style:name="Heading_20_1" style:parent-style-name="Standard" style:default-outline-level="1" style:display-name="Heading 1" style:family="paragraph" style:next-style-name="Text_20_body">
      <style:paragraph-properties fo:keep-with-next="always" fo:margin-bottom="6.012pt" fo:margin-top="11.988pt"/>
      <style:text-properties fo:font-size="16pt" fo:font-weight="bold" style:font-name="Nimbus Sans L"/>
    </style:style>
    <style:style style:name="List" style:parent-style-name="Standard" style:display-name="List" style:family="paragraph">
      <style:paragraph-properties fo:margin-bottom="6.012pt"/>
      <style:text-properties/>
    </style:style>
    <style:style style:name="Footer" style:parent-style-name="Standard" style:display-name="Footer" style:family="paragraph">
      <style:paragraph-properties>
        <style:tab-stops>
          <style:tab-stop style:position="249.3072pt" style:type="center" style:leader-type="none"/>
          <style:tab-stop style:position="498.6144pt" style:type="right" style:leader-type="none"/>
        </style:tab-stops>
      </style:paragraph-properties>
      <style:text-properties/>
    </style:style>
    <style:style style:name="Caption" style:parent-style-name="Standard" style:display-name="Caption" style:family="paragraph">
      <style:paragraph-properties fo:margin-bottom="6.012pt" fo:margin-top="6.012pt"/>
      <style:text-properties fo:font-size="10pt" fo:font-style="italic"/>
    </style:style>
    <style:style style:name="Index" style:parent-style-name="Standard" style:display-name="Index" style:family="paragraph">
      <style:paragraph-properties/>
      <style:text-properties/>
    </style:style>
    <style:style style:name="Footnote_20_Symbol" style:parent-style-name="Standard" style:display-name="Footnote Symbol" style:family="paragraph">
      <style:paragraph-properties/>
      <style:text-properties fo:hyphenate="true" style:font-name="Arial"/>
    </style:style>
    <style:style style:name="Page_20_Number" style:parent-style-name="Standard" style:display-name="Page Number" style:family="paragraph">
      <style:paragraph-properties/>
      <style:text-properties fo:hyphenate="true" style:font-name="Arial"/>
    </style:style>
    <style:style style:name="Line_20_numbering" style:parent-style-name="Standard" style:display-name="Line numbering" style:family="paragraph">
      <style:paragraph-properties/>
      <style:text-properties fo:hyphenate="true" style:font-name="Arial"/>
    </style:style>
    <style:style style:name="Footnote_20_anchor" style:parent-style-name="Standard" style:display-name="Footnote anchor" style:family="paragraph">
      <style:paragraph-properties/>
      <style:text-properties fo:hyphenate="true" style:font-name="Arial" style:text-position="super 58%"/>
    </style:style>
    <text:outline-style>
      <text:outline-level-style text:level="1" style:num-prefix="" style:num-suffix="" text:display-levels="1" style:num-format="">
        <style:list-level-properties fo:text-align="start"/>
      </text:outline-level-style>
    </text:outline-style>
    <text:notes-configuration text:note-class="footnote" style:num-prefix="" style:num-suffix="" style:num-format="1"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margin-bottom="56.6930116pt" fo:margin-left="56.6930116pt" fo:margin-right="56.6930116pt" fo:margin-top="56.6930116pt" fo:page-height="841.89122226pt" fo:page-width="595.2766218pt" style:print-orientation="portrait">
        <style:footnote-sep style:adjustment="left" style:width="0.5112pt" style:rel-width="25%" style:line-style="solid"/>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4.2</meta:generator>
    <dc:creator>Swizec</dc:creator>
    <meta:user-defined meta:name="author-title">The Clash of Ancestries</meta:user-defined>
  </office:meta>
</office:document-meta>
</file>